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5319in" svg:y="1.289in">
            <draw:object draw:notify-on-update-of-ranges="Sheet1.A1:Sheet1.A1 Sheet1.A2:Sheet1.A3001 Sheet1.B1:Sheet1.B1 Sheet1.B2:Sheet1.B3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wa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.0431540173515" calcext:value-type="float">
            <text:p>75.04315401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.0431540173515" calcext:value-type="float">
            <text:p>75.04315401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9.528538036679" calcext:value-type="float">
            <text:p>169.52853803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9.4924795180001" calcext:value-type="float">
            <text:p>89.4924795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2.842352315711" calcext:value-type="float">
            <text:p>212.84235231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9.156693004704" calcext:value-type="float">
            <text:p>129.15669300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8.5993438603892" calcext:value-type="float">
            <text:p>98.59934386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.406660861266" calcext:value-type="float">
            <text:p>50.40666086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7.601417511009" calcext:value-type="float">
            <text:p>277.6014175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6.265324062503" calcext:value-type="float">
            <text:p>116.26532406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5.676307990453" calcext:value-type="float">
            <text:p>195.67630799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.402052302992" calcext:value-type="float">
            <text:p>101.4020523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9.8800467811106" calcext:value-type="float">
            <text:p>89.88004678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.90247060316" calcext:value-type="float">
            <text:p>103.90247060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6.2294082943902" calcext:value-type="float">
            <text:p>66.22940829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.6074177301288" calcext:value-type="float">
            <text:p>34.60741773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.282169994022" calcext:value-type="float">
            <text:p>45.2821699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7.901086855275" calcext:value-type="float">
            <text:p>267.90108685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6.2294082943902" calcext:value-type="float">
            <text:p>66.22940829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6.265324062503" calcext:value-type="float">
            <text:p>116.26532406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2.294783220064" calcext:value-type="float">
            <text:p>272.29478322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.0334213214995" calcext:value-type="float">
            <text:p>35.03342132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2.838800991182" calcext:value-type="float">
            <text:p>152.83880099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7.7376033039781" calcext:value-type="float">
            <text:p>77.7376033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5.525498433836" calcext:value-type="float">
            <text:p>125.52549843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3.336103962059" calcext:value-type="float">
            <text:p>123.33610396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8.294621427791" calcext:value-type="float">
            <text:p>158.29462142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.764272842107" calcext:value-type="float">
            <text:p>100.76427284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8.266292012557" calcext:value-type="float">
            <text:p>268.26629201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3.567089569751" calcext:value-type="float">
            <text:p>113.56708956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6.723977625299" calcext:value-type="float">
            <text:p>106.72397762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.0446942318056" calcext:value-type="float">
            <text:p>66.04469423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.521956314716" calcext:value-type="float">
            <text:p>51.52195631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8.0764282889521" calcext:value-type="float">
            <text:p>68.0764282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7.901232979118" calcext:value-type="float">
            <text:p>127.90123297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1.224593755096" calcext:value-type="float">
            <text:p>131.22459375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.5993438603892" calcext:value-type="float">
            <text:p>98.59934386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6.503510882633" calcext:value-type="float">
            <text:p>156.50351088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.944364980516" calcext:value-type="float">
            <text:p>144.94436498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1.430313822622" calcext:value-type="float">
            <text:p>121.43031382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.7480877337669" calcext:value-type="float">
            <text:p>68.74808773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.2743972206327" calcext:value-type="float">
            <text:p>64.27439722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2.6488963421" calcext:value-type="float">
            <text:p>112.64889634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.8954848228103" calcext:value-type="float">
            <text:p>75.89548482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2.136922992214" calcext:value-type="float">
            <text:p>112.13692299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6.778413321176" calcext:value-type="float">
            <text:p>276.77841332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6.6951548289402" calcext:value-type="float">
            <text:p>86.69515482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2.946460744664" calcext:value-type="float">
            <text:p>162.94646074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9.213788138664" calcext:value-type="float">
            <text:p>139.21378813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6.9616443217359" calcext:value-type="float">
            <text:p>66.96164432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1.194323611687" calcext:value-type="float">
            <text:p>131.19432361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.1280844956297" calcext:value-type="float">
            <text:p>79.12808449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4.591737924918" calcext:value-type="float">
            <text:p>104.59173792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2.487821126123" calcext:value-type="float">
            <text:p>132.48782112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.7673905084923" calcext:value-type="float">
            <text:p>55.76739050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6.921814091211" calcext:value-type="float">
            <text:p>106.92181409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8.9296066367913" calcext:value-type="float">
            <text:p>88.92960663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6.921814091211" calcext:value-type="float">
            <text:p>106.92181409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.0970640815891" calcext:value-type="float">
            <text:p>59.09706408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0.589436530402" calcext:value-type="float">
            <text:p>120.58943653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7.700527725737" calcext:value-type="float">
            <text:p>157.70052772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.453644576625" calcext:value-type="float">
            <text:p>129.45364457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0970640815891" calcext:value-type="float">
            <text:p>59.09706408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3.457515308961" calcext:value-type="float">
            <text:p>153.4575153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6.876367635184" calcext:value-type="float">
            <text:p>136.8763676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5.0431540173515" calcext:value-type="float">
            <text:p>75.04315401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0.220832358777" calcext:value-type="float">
            <text:p>130.22083235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.5553381215226" calcext:value-type="float">
            <text:p>49.55533812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3.908567597957" calcext:value-type="float">
            <text:p>123.9085675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.155161407934" calcext:value-type="float">
            <text:p>78.15516140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8.7480877337669" calcext:value-type="float">
            <text:p>68.74808773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4.39111474778" calcext:value-type="float">
            <text:p>84.39111474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5.960883130401" calcext:value-type="float">
            <text:p>175.96088313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8.5993438603892" calcext:value-type="float">
            <text:p>98.59934386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.08887439127" calcext:value-type="float">
            <text:p>141.08887439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9.453644576625" calcext:value-type="float">
            <text:p>129.45364457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3.90247060316" calcext:value-type="float">
            <text:p>103.90247060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.591484239814" calcext:value-type="float">
            <text:p>151.59148423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2.216806827106" calcext:value-type="float">
            <text:p>152.21680682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3.879493310012" calcext:value-type="float">
            <text:p>173.879493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3.411070530969" calcext:value-type="float">
            <text:p>193.4110705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4924795180001" calcext:value-type="float">
            <text:p>89.4924795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.589436530402" calcext:value-type="float">
            <text:p>120.58943653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.6074177301288" calcext:value-type="float">
            <text:p>34.60741773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8.342430056529" calcext:value-type="float">
            <text:p>318.34243005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.0431540173515" calcext:value-type="float">
            <text:p>75.04315401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4.990260276812" calcext:value-type="float">
            <text:p>154.99026027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3.118306923864" calcext:value-type="float">
            <text:p>73.11830692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7.700527725737" calcext:value-type="float">
            <text:p>157.70052772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.256062128429" calcext:value-type="float">
            <text:p>107.25606212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8.9816745162994" calcext:value-type="float">
            <text:p>78.98167451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5.6888119067371" calcext:value-type="float">
            <text:p>95.68881190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.1875264339915" calcext:value-type="float">
            <text:p>61.1875264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6.400649562425" calcext:value-type="float">
            <text:p>256.40064956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.7673905084923" calcext:value-type="float">
            <text:p>55.76739050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.7351116779821" calcext:value-type="float">
            <text:p>43.7351116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.5721657022738" calcext:value-type="float">
            <text:p>68.57216570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2.3983547205685" calcext:value-type="float">
            <text:p>62.39835472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.1875264339915" calcext:value-type="float">
            <text:p>61.1875264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6.503510882633" calcext:value-type="float">
            <text:p>156.50351088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.3664131748549" calcext:value-type="float">
            <text:p>32.36641317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0.782650276254" calcext:value-type="float">
            <text:p>110.78265027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3.5572673479306" calcext:value-type="float">
            <text:p>93.55726734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.1561711699147" calcext:value-type="float">
            <text:p>52.15617116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.7351116779821" calcext:value-type="float">
            <text:p>43.7351116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.6951548289402" calcext:value-type="float">
            <text:p>86.69515482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6.9616443217359" calcext:value-type="float">
            <text:p>66.96164432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5.767639622758" calcext:value-type="float">
            <text:p>105.76763962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.1504556815713" calcext:value-type="float">
            <text:p>72.15045568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.2428846644714" calcext:value-type="float">
            <text:p>89.24288466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.805163374625" calcext:value-type="float">
            <text:p>145.80516337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0998036301194" calcext:value-type="float">
            <text:p>41.09980363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.3956538035455" calcext:value-type="float">
            <text:p>68.39565380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.226746312023" calcext:value-type="float">
            <text:p>81.2267463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.1888610037461" calcext:value-type="float">
            <text:p>63.18886100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2.6581301668597" calcext:value-type="float">
            <text:p>92.65813016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6.6951548289402" calcext:value-type="float">
            <text:p>86.69515482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.971500070695" calcext:value-type="float">
            <text:p>133.97150007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5.525498433836" calcext:value-type="float">
            <text:p>125.52549843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2.1504556815713" calcext:value-type="float">
            <text:p>72.15045568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0.782650276254" calcext:value-type="float">
            <text:p>110.78265027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1.765132627508" calcext:value-type="float">
            <text:p>171.76513262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7.481247831663" calcext:value-type="float">
            <text:p>137.48124783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3.515863976238" calcext:value-type="float">
            <text:p>163.51586397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1.745970551857" calcext:value-type="float">
            <text:p>281.74597055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6.876367635184" calcext:value-type="float">
            <text:p>136.87636763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6.876677628007" calcext:value-type="float">
            <text:p>186.8766776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.589436530402" calcext:value-type="float">
            <text:p>120.58943653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8.874525834712" calcext:value-type="float">
            <text:p>108.87452583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.6059145209601" calcext:value-type="float">
            <text:p>38.6059145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.323880709786" calcext:value-type="float">
            <text:p>126.32388070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1.573683548412" calcext:value-type="float">
            <text:p>191.57368354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5.900506146767" calcext:value-type="float">
            <text:p>155.90050614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.0970640815891" calcext:value-type="float">
            <text:p>59.09706408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1.591484239814" calcext:value-type="float">
            <text:p>151.59148423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2.294783220064" calcext:value-type="float">
            <text:p>272.29478322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.111994065327" calcext:value-type="float">
            <text:p>68.11199406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2.294783220064" calcext:value-type="float">
            <text:p>272.29478322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.7915308454408" calcext:value-type="float">
            <text:p>69.79153084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7.273347006486" calcext:value-type="float">
            <text:p>127.27334700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1.765132627508" calcext:value-type="float">
            <text:p>171.76513262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5.375038556391" calcext:value-type="float">
            <text:p>115.37503855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.1504556815713" calcext:value-type="float">
            <text:p>72.15045568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.9343779401018" calcext:value-type="float">
            <text:p>20.93437794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5.375038556391" calcext:value-type="float">
            <text:p>115.37503855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5.375038556391" calcext:value-type="float">
            <text:p>115.37503855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3.4866920429597" calcext:value-type="float">
            <text:p>93.4866920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6.3706528322308" calcext:value-type="float">
            <text:p>96.37065283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.111994065327" calcext:value-type="float">
            <text:p>68.11199406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3.92735936583" calcext:value-type="float">
            <text:p>143.92735936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3.90247060316" calcext:value-type="float">
            <text:p>103.90247060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8.55677641507" calcext:value-type="float">
            <text:p>118.55677641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.01328628271" calcext:value-type="float">
            <text:p>150.01328628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0.962783462143" calcext:value-type="float">
            <text:p>150.96278346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3.567089569751" calcext:value-type="float">
            <text:p>113.56708956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7.700527725737" calcext:value-type="float">
            <text:p>157.70052772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0.643638171791" calcext:value-type="float">
            <text:p>160.64363817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.9055670370271" calcext:value-type="float">
            <text:p>47.9055670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.0970640815891" calcext:value-type="float">
            <text:p>59.09706408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3.808556824369" calcext:value-type="float">
            <text:p>143.80855682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.782650276254" calcext:value-type="float">
            <text:p>110.78265027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0.589436530402" calcext:value-type="float">
            <text:p>120.58943653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2.294783220064" calcext:value-type="float">
            <text:p>272.29478322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.375892660271" calcext:value-type="float">
            <text:p>105.37589266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0108766220885" calcext:value-type="float">
            <text:p>69.01087662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9.2428846644714" calcext:value-type="float">
            <text:p>89.24288466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1.765132627508" calcext:value-type="float">
            <text:p>171.76513262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3.232350826567" calcext:value-type="float">
            <text:p>133.23235082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9.742556289908" calcext:value-type="float">
            <text:p>119.74255628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7.901086855275" calcext:value-type="float">
            <text:p>267.90108685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7.700527725737" calcext:value-type="float">
            <text:p>157.70052772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.3924668009837" calcext:value-type="float">
            <text:p>78.3924668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9.213788138664" calcext:value-type="float">
            <text:p>139.21378813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2.6488963421" calcext:value-type="float">
            <text:p>112.64889634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.8150386167557" calcext:value-type="float">
            <text:p>70.81503861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.1996281485946" calcext:value-type="float">
            <text:p>75.19962814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6.462838515063" calcext:value-type="float">
            <text:p>146.46283851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4.524740902214" calcext:value-type="float">
            <text:p>284.52474090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6.921814091211" calcext:value-type="float">
            <text:p>106.92181409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.013486924706" calcext:value-type="float">
            <text:p>100.01348692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8.874525834712" calcext:value-type="float">
            <text:p>108.87452583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5.375038556391" calcext:value-type="float">
            <text:p>115.37503855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6.921814091211" calcext:value-type="float">
            <text:p>106.92181409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.9624006796429" calcext:value-type="float">
            <text:p>22.96240067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5.182455126581" calcext:value-type="float">
            <text:p>115.18245512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.90247060316" calcext:value-type="float">
            <text:p>103.90247060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4.469464222499" calcext:value-type="float">
            <text:p>184.46946422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4.32933644529" calcext:value-type="float">
            <text:p>314.32933644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2.1611220323496" calcext:value-type="float">
            <text:p>92.16112203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.7049904993395" calcext:value-type="float">
            <text:p>41.70499049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7.79948020565" calcext:value-type="float">
            <text:p>277.79948020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3.515863976238" calcext:value-type="float">
            <text:p>163.51586397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.1504556815713" calcext:value-type="float">
            <text:p>72.15045568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6.876677628007" calcext:value-type="float">
            <text:p>186.8766776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9.703071527658" calcext:value-type="float">
            <text:p>139.70307152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6.2294082943902" calcext:value-type="float">
            <text:p>66.22940829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6.921814091211" calcext:value-type="float">
            <text:p>106.92181409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7.79948020565" calcext:value-type="float">
            <text:p>277.79948020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6.921814091211" calcext:value-type="float">
            <text:p>106.92181409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.9055391446732" calcext:value-type="float">
            <text:p>56.90553914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6.125272594255" calcext:value-type="float">
            <text:p>196.12527259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.3664131748549" calcext:value-type="float">
            <text:p>32.36641317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.764272842107" calcext:value-type="float">
            <text:p>100.76427284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1.010826565755" calcext:value-type="float">
            <text:p>121.01082656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.971500070695" calcext:value-type="float">
            <text:p>133.97150007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.921814091211" calcext:value-type="float">
            <text:p>106.92181409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3.3953468905727" calcext:value-type="float">
            <text:p>53.39534689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.2294082943902" calcext:value-type="float">
            <text:p>66.22940829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.3706528322308" calcext:value-type="float">
            <text:p>96.37065283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2.403225755586" calcext:value-type="float">
            <text:p>272.40322575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7.1582750436503" calcext:value-type="float">
            <text:p>97.15827504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.1405792079024" calcext:value-type="float">
            <text:p>27.14057920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2.453557578372" calcext:value-type="float">
            <text:p>102.45355757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2.294783220064" calcext:value-type="float">
            <text:p>272.29478322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.4302079458208" calcext:value-type="float">
            <text:p>80.43020794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.487444359511" calcext:value-type="float">
            <text:p>80.48744435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.355626400253" calcext:value-type="float">
            <text:p>109.35562640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7.700527725737" calcext:value-type="float">
            <text:p>157.70052772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.5553381215226" calcext:value-type="float">
            <text:p>49.55533812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.232350826567" calcext:value-type="float">
            <text:p>133.23235082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9.2428846644714" calcext:value-type="float">
            <text:p>89.24288466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9.695042068453" calcext:value-type="float">
            <text:p>149.69504206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.9291272064087" calcext:value-type="float">
            <text:p>69.92912720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6.921814091211" calcext:value-type="float">
            <text:p>106.92181409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1.591484239814" calcext:value-type="float">
            <text:p>151.59148423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.9616443217359" calcext:value-type="float">
            <text:p>66.96164432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.90247060316" calcext:value-type="float">
            <text:p>103.90247060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7351116779821" calcext:value-type="float">
            <text:p>43.7351116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6.707154559148" calcext:value-type="float">
            <text:p>116.70715455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.47808766541" calcext:value-type="float">
            <text:p>144.47808766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9.244162932803" calcext:value-type="float">
            <text:p>189.24416293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6.0316570194457" calcext:value-type="float">
            <text:p>96.03165701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1.065194319742" calcext:value-type="float">
            <text:p>111.06519431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2.6488963421" calcext:value-type="float">
            <text:p>112.64889634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1.745970551857" calcext:value-type="float">
            <text:p>281.74597055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4.477521132502" calcext:value-type="float">
            <text:p>114.47752113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9.74085129618" calcext:value-type="float">
            <text:p>119.74085129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.1405792079024" calcext:value-type="float">
            <text:p>27.14057920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2.020620963512" calcext:value-type="float">
            <text:p>182.02062096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5.59805975224" calcext:value-type="float">
            <text:p>135.59805975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7.79948020565" calcext:value-type="float">
            <text:p>277.79948020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6.3706528322308" calcext:value-type="float">
            <text:p>96.37065283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9.2428846644714" calcext:value-type="float">
            <text:p>89.24288466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.8667032433329" calcext:value-type="float">
            <text:p>96.86670324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8.155046727428" calcext:value-type="float">
            <text:p>148.15504672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.5553381215226" calcext:value-type="float">
            <text:p>49.55533812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5.375038556391" calcext:value-type="float">
            <text:p>115.37503855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7.116689159978" calcext:value-type="float">
            <text:p>147.116689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.398200161944" calcext:value-type="float">
            <text:p>140.39820016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5.375038556391" calcext:value-type="float">
            <text:p>115.37503855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9.0970640815891" calcext:value-type="float">
            <text:p>59.09706408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.9095858696657" calcext:value-type="float">
            <text:p>70.90958586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6.876677628007" calcext:value-type="float">
            <text:p>186.8766776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.9666908300607" calcext:value-type="float">
            <text:p>63.96669083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3.908567597957" calcext:value-type="float">
            <text:p>123.9085675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9.1974969917" calcext:value-type="float">
            <text:p>279.19749699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0.030197076236" calcext:value-type="float">
            <text:p>180.03019707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.0970640815891" calcext:value-type="float">
            <text:p>59.09706408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3.908567597957" calcext:value-type="float">
            <text:p>123.9085675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8.019753340006" calcext:value-type="float">
            <text:p>118.019753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.176695171054" calcext:value-type="float">
            <text:p>116.17669517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3.90247060316" calcext:value-type="float">
            <text:p>103.90247060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7.116689159978" calcext:value-type="float">
            <text:p>147.116689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.764272842107" calcext:value-type="float">
            <text:p>100.76427284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0.589436530402" calcext:value-type="float">
            <text:p>120.58943653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3.866878146586" calcext:value-type="float">
            <text:p>193.86687814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7.901086855275" calcext:value-type="float">
            <text:p>267.90108685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4.402876012275" calcext:value-type="float">
            <text:p>174.40287601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.971500070695" calcext:value-type="float">
            <text:p>133.97150007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5.9010443226556" calcext:value-type="float">
            <text:p>85.90104432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4.720446242886" calcext:value-type="float">
            <text:p>124.72044624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7.901232979118" calcext:value-type="float">
            <text:p>127.90123297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8.350290464385" calcext:value-type="float">
            <text:p>198.35029046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0.070476909424" calcext:value-type="float">
            <text:p>150.07047690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5.12381572196" calcext:value-type="float">
            <text:p>125.1238157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7.79948020565" calcext:value-type="float">
            <text:p>277.79948020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.7397785177603" calcext:value-type="float">
            <text:p>60.73977851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2.0363233010764" calcext:value-type="float">
            <text:p>92.03632330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.9616443217359" calcext:value-type="float">
            <text:p>66.96164432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0.6951277113" calcext:value-type="float">
            <text:p>170.69512771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0.589436530402" calcext:value-type="float">
            <text:p>120.58943653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.6737041960799" calcext:value-type="float">
            <text:p>36.67370419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4.412963512917" calcext:value-type="float">
            <text:p>74.41296351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9.067820506745" calcext:value-type="float">
            <text:p>129.06782050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.1000101164483" calcext:value-type="float">
            <text:p>84.10001011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5.918662879754" calcext:value-type="float">
            <text:p>185.91866287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3.515863976238" calcext:value-type="float">
            <text:p>163.51586397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.1888610037461" calcext:value-type="float">
            <text:p>63.18886100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0.926701544426" calcext:value-type="float">
            <text:p>120.92670154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2.487821126123" calcext:value-type="float">
            <text:p>132.48782112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3.232350826567" calcext:value-type="float">
            <text:p>133.23235082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.330653495766" calcext:value-type="float">
            <text:p>150.33065349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8.964466695847" calcext:value-type="float">
            <text:p>278.96446669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.2692308087927" calcext:value-type="float">
            <text:p>98.26923080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6.324941233877" calcext:value-type="float">
            <text:p>166.32494123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.703071527658" calcext:value-type="float">
            <text:p>139.70307152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.3924668009837" calcext:value-type="float">
            <text:p>78.3924668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1.775856466307" calcext:value-type="float">
            <text:p>141.77585646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6.265324062503" calcext:value-type="float">
            <text:p>116.26532406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.0927167348386" calcext:value-type="float">
            <text:p>63.09271673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1.591484239814" calcext:value-type="float">
            <text:p>151.59148423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4.004959912222" calcext:value-type="float">
            <text:p>104.00495991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.5361044177385" calcext:value-type="float">
            <text:p>55.53610441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3.452606894109" calcext:value-type="float">
            <text:p>193.45260689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4.646988930328" calcext:value-type="float">
            <text:p>164.64698893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.6190369046763" calcext:value-type="float">
            <text:p>69.61903690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6.943081320617" calcext:value-type="float">
            <text:p>116.94308132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1.745970551857" calcext:value-type="float">
            <text:p>281.74597055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3.515863976238" calcext:value-type="float">
            <text:p>163.51586397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9.214858036271" calcext:value-type="float">
            <text:p>179.21485803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.323880709786" calcext:value-type="float">
            <text:p>126.32388070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8.019753340006" calcext:value-type="float">
            <text:p>118.019753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1.3196387942183" calcext:value-type="float">
            <text:p>71.31963879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.4302079458208" calcext:value-type="float">
            <text:p>80.43020794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.2428846644714" calcext:value-type="float">
            <text:p>89.24288466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.4070640482002" calcext:value-type="float">
            <text:p>52.40706404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.1888610037461" calcext:value-type="float">
            <text:p>63.18886100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6.125272594255" calcext:value-type="float">
            <text:p>196.12527259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.2396549228382" calcext:value-type="float">
            <text:p>51.23965492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.1888610037461" calcext:value-type="float">
            <text:p>63.18886100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6.15771083723" calcext:value-type="float">
            <text:p>136.15771083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.9853178344996" calcext:value-type="float">
            <text:p>81.98531783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8.886080351034" calcext:value-type="float">
            <text:p>118.8860803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1.262745732618" calcext:value-type="float">
            <text:p>121.26274573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3.908567597957" calcext:value-type="float">
            <text:p>123.9085675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6.15771083723" calcext:value-type="float">
            <text:p>136.15771083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.5086896572248" calcext:value-type="float">
            <text:p>68.50868965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8.019753340006" calcext:value-type="float">
            <text:p>118.019753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3.515863976238" calcext:value-type="float">
            <text:p>163.51586397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.3000614282589" calcext:value-type="float">
            <text:p>92.30006142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.013486924706" calcext:value-type="float">
            <text:p>100.01348692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0697284222779" calcext:value-type="float">
            <text:p>55.06972842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5.375038556391" calcext:value-type="float">
            <text:p>115.37503855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7.901086855275" calcext:value-type="float">
            <text:p>267.90108685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9.453644576625" calcext:value-type="float">
            <text:p>129.45364457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6.3706528322308" calcext:value-type="float">
            <text:p>96.37065283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0.547678564741" calcext:value-type="float">
            <text:p>190.54767856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8.019753340006" calcext:value-type="float">
            <text:p>118.019753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2.4793162971252" calcext:value-type="float">
            <text:p>72.47931629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4.4446382014083" calcext:value-type="float">
            <text:p>74.44463820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7.901086855275" calcext:value-type="float">
            <text:p>267.90108685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.8625234113681" calcext:value-type="float">
            <text:p>67.86252341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5.525498433836" calcext:value-type="float">
            <text:p>125.52549843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5.208773767255" calcext:value-type="float">
            <text:p>165.20877376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2.6488963421" calcext:value-type="float">
            <text:p>112.64889634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5.0431540173515" calcext:value-type="float">
            <text:p>75.04315401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.0970640815891" calcext:value-type="float">
            <text:p>59.09706408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.7733911962488" calcext:value-type="float">
            <text:p>63.77339119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3.9371815810521" calcext:value-type="float">
            <text:p>93.93718158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.9616443217359" calcext:value-type="float">
            <text:p>66.96164432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6.324941233877" calcext:value-type="float">
            <text:p>166.32494123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.134940811134" calcext:value-type="float">
            <text:p>143.13494081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.0334213214995" calcext:value-type="float">
            <text:p>35.03342132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1.014405508798" calcext:value-type="float">
            <text:p>111.01440550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2.487821126123" calcext:value-type="float">
            <text:p>132.48782112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3.699710133813" calcext:value-type="float">
            <text:p>143.69971013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2.294783220064" calcext:value-type="float">
            <text:p>272.29478322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.3865890236244" calcext:value-type="float">
            <text:p>85.38658902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.0524210501246" calcext:value-type="float">
            <text:p>61.05242105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.805163374625" calcext:value-type="float">
            <text:p>145.80516337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2.6488963421" calcext:value-type="float">
            <text:p>112.64889634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6.921814091211" calcext:value-type="float">
            <text:p>106.92181409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6.921814091211" calcext:value-type="float">
            <text:p>106.92181409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.47808766541" calcext:value-type="float">
            <text:p>144.47808766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0.409701962289" calcext:value-type="float">
            <text:p>160.40970196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1.698421724729" calcext:value-type="float">
            <text:p>81.69842172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2.634472767972" calcext:value-type="float">
            <text:p>142.6344727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7.9823064294987" calcext:value-type="float">
            <text:p>87.98230642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6.921814091211" calcext:value-type="float">
            <text:p>106.92181409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6.323880709786" calcext:value-type="float">
            <text:p>126.32388070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6.3706528322308" calcext:value-type="float">
            <text:p>96.37065283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9.00340805947" calcext:value-type="float">
            <text:p>139.00340805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.4924795180001" calcext:value-type="float">
            <text:p>89.4924795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.7480877337669" calcext:value-type="float">
            <text:p>68.74808773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.0452008528242" calcext:value-type="float">
            <text:p>77.04520085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3.232350826567" calcext:value-type="float">
            <text:p>133.23235082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7.10350432345" calcext:value-type="float">
            <text:p>157.10350432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1.745970551857" calcext:value-type="float">
            <text:p>281.74597055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2.020620963512" calcext:value-type="float">
            <text:p>182.02062096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9.09923477134" calcext:value-type="float">
            <text:p>119.09923477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.6867436659172" calcext:value-type="float">
            <text:p>71.68674366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.1504556815713" calcext:value-type="float">
            <text:p>72.15045568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5.375038556391" calcext:value-type="float">
            <text:p>115.37503855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1.573683548412" calcext:value-type="float">
            <text:p>191.57368354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6.6951548289402" calcext:value-type="float">
            <text:p>86.69515482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5.8522371953675" calcext:value-type="float">
            <text:p>75.85223719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6.324941233877" calcext:value-type="float">
            <text:p>166.32494123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.9055391446732" calcext:value-type="float">
            <text:p>56.90553914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.1592325660882" calcext:value-type="float">
            <text:p>64.15923256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.4924795180001" calcext:value-type="float">
            <text:p>89.4924795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.9616443217359" calcext:value-type="float">
            <text:p>66.96164432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.232350826567" calcext:value-type="float">
            <text:p>133.23235082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.166119635421" calcext:value-type="float">
            <text:p>120.16611963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5.375038556391" calcext:value-type="float">
            <text:p>115.37503855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2.6488963421" calcext:value-type="float">
            <text:p>112.64889634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.1875264339915" calcext:value-type="float">
            <text:p>61.1875264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.6888119067371" calcext:value-type="float">
            <text:p>95.68881190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.2428846644714" calcext:value-type="float">
            <text:p>89.24288466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7.901232979118" calcext:value-type="float">
            <text:p>127.90123297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.1296996370986" calcext:value-type="float">
            <text:p>76.12969963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6.3706528322308" calcext:value-type="float">
            <text:p>96.37065283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.1541246622441" calcext:value-type="float">
            <text:p>60.15412466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3.134940811134" calcext:value-type="float">
            <text:p>143.13494081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.0981838087226" calcext:value-type="float">
            <text:p>69.09818380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8.9816745162994" calcext:value-type="float">
            <text:p>78.98167451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7.601417511009" calcext:value-type="float">
            <text:p>277.6014175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.214575693165" calcext:value-type="float">
            <text:p>78.21457569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.0970640815891" calcext:value-type="float">
            <text:p>59.09706408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6.265324062503" calcext:value-type="float">
            <text:p>116.26532406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1.1875264339915" calcext:value-type="float">
            <text:p>61.1875264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8.3924668009837" calcext:value-type="float">
            <text:p>78.3924668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2.263673892802" calcext:value-type="float">
            <text:p>122.26367389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.0446942318056" calcext:value-type="float">
            <text:p>66.04469423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6.957885677185" calcext:value-type="float">
            <text:p>126.95788567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7.901232979118" calcext:value-type="float">
            <text:p>127.90123297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1.737801155001" calcext:value-type="float">
            <text:p>131.7378011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.602615662534" calcext:value-type="float">
            <text:p>91.60261566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1.652698654268" calcext:value-type="float">
            <text:p>131.65269865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9.5717712662" calcext:value-type="float">
            <text:p>309.57177126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.6610476694407" calcext:value-type="float">
            <text:p>70.66104766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.8520440937874" calcext:value-type="float">
            <text:p>84.85204409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3.90247060316" calcext:value-type="float">
            <text:p>103.90247060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.326864894674" calcext:value-type="float">
            <text:p>106.32686489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2552868268562" calcext:value-type="float">
            <text:p>99.25528682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.232350826567" calcext:value-type="float">
            <text:p>133.23235082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.3924668009837" calcext:value-type="float">
            <text:p>78.3924668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6.3706528322308" calcext:value-type="float">
            <text:p>96.37065283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1.745970551857" calcext:value-type="float">
            <text:p>281.74597055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5.6888119067371" calcext:value-type="float">
            <text:p>95.68881190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.3874499713449" calcext:value-type="float">
            <text:p>87.38744997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8.8315691738134" calcext:value-type="float">
            <text:p>88.83156917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6.324941233877" calcext:value-type="float">
            <text:p>166.32494123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4.6956951317194" calcext:value-type="float">
            <text:p>94.69569513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2.263673892802" calcext:value-type="float">
            <text:p>122.26367389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2.487821126123" calcext:value-type="float">
            <text:p>132.48782112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.3706528322308" calcext:value-type="float">
            <text:p>96.37065283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.2428846644714" calcext:value-type="float">
            <text:p>89.24288466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.099662492042" calcext:value-type="float">
            <text:p>100.0996624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.265677158654" calcext:value-type="float">
            <text:p>134.26567715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9.547296634249" calcext:value-type="float">
            <text:p>109.54729663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.204738892859" calcext:value-type="float">
            <text:p>144.20473889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5.375038556391" calcext:value-type="float">
            <text:p>115.37503855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.402052302992" calcext:value-type="float">
            <text:p>101.4020523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.479422679423" calcext:value-type="float">
            <text:p>144.47942267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3.515863976238" calcext:value-type="float">
            <text:p>163.51586397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.4056652596845" calcext:value-type="float">
            <text:p>40.40566525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8.8164739741151" calcext:value-type="float">
            <text:p>88.81647397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6.6951548289402" calcext:value-type="float">
            <text:p>86.69515482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8.5993438603892" calcext:value-type="float">
            <text:p>98.59934386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9.642968140263" calcext:value-type="float">
            <text:p>109.64296814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6.324941233877" calcext:value-type="float">
            <text:p>166.32494123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9.00340805947" calcext:value-type="float">
            <text:p>139.00340805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.6916283970721" calcext:value-type="float">
            <text:p>99.69162839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8.7480877337669" calcext:value-type="float">
            <text:p>68.74808773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9.703071527658" calcext:value-type="float">
            <text:p>139.70307152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0.779952229859" calcext:value-type="float">
            <text:p>180.77995222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.4924795180001" calcext:value-type="float">
            <text:p>89.4924795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0.220832358777" calcext:value-type="float">
            <text:p>130.22083235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7.4976813877358" calcext:value-type="float">
            <text:p>77.49768138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5.283317088498" calcext:value-type="float">
            <text:p>185.28331708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7.116689159978" calcext:value-type="float">
            <text:p>147.116689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6.921814091211" calcext:value-type="float">
            <text:p>106.92181409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5.375038556391" calcext:value-type="float">
            <text:p>115.37503855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6.323880709786" calcext:value-type="float">
            <text:p>126.3238807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2.4793162971252" calcext:value-type="float">
            <text:p>72.47931629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.5731997057359" calcext:value-type="float">
            <text:p>80.57319970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3.567089569751" calcext:value-type="float">
            <text:p>113.56708956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1.595538208147" calcext:value-type="float">
            <text:p>101.59553820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8.3924668009837" calcext:value-type="float">
            <text:p>78.3924668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8.342430056529" calcext:value-type="float">
            <text:p>318.34243005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7.8535469003831" calcext:value-type="float">
            <text:p>87.85354690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4.167135799587" calcext:value-type="float">
            <text:p>184.16713579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.0970640815891" calcext:value-type="float">
            <text:p>59.09706408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.3689820806645" calcext:value-type="float">
            <text:p>67.36898208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3.3213415447885" calcext:value-type="float">
            <text:p>83.32134154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9.00340805947" calcext:value-type="float">
            <text:p>139.00340805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.9974338324572" calcext:value-type="float">
            <text:p>55.99743383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.072997206315" calcext:value-type="float">
            <text:p>154.0729972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.926701544426" calcext:value-type="float">
            <text:p>120.92670154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.0431540173515" calcext:value-type="float">
            <text:p>75.04315401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9.4924795180001" calcext:value-type="float">
            <text:p>89.4924795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8.350290464385" calcext:value-type="float">
            <text:p>198.35029046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.2614390229193" calcext:value-type="float">
            <text:p>65.26143902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.398200161944" calcext:value-type="float">
            <text:p>140.39820016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0.398200161944" calcext:value-type="float">
            <text:p>140.39820016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8.266292012557" calcext:value-type="float">
            <text:p>268.26629201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4.720446242886" calcext:value-type="float">
            <text:p>124.72044624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0.782650276254" calcext:value-type="float">
            <text:p>110.78265027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2.294783220064" calcext:value-type="float">
            <text:p>272.29478322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8.266292012557" calcext:value-type="float">
            <text:p>268.26629201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3.515863976238" calcext:value-type="float">
            <text:p>163.51586397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5.443549299129" calcext:value-type="float">
            <text:p>175.44354929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6.3706528322308" calcext:value-type="float">
            <text:p>96.37065283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.9340904570115" calcext:value-type="float">
            <text:p>96.9340904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1.934568896444" calcext:value-type="float">
            <text:p>311.93456889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.933671329738" calcext:value-type="float">
            <text:p>47.93367132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3.232350826567" calcext:value-type="float">
            <text:p>133.23235082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5.375038556391" calcext:value-type="float">
            <text:p>115.37503855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.926701544426" calcext:value-type="float">
            <text:p>120.92670154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0.589436530402" calcext:value-type="float">
            <text:p>120.58943653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.47808766541" calcext:value-type="float">
            <text:p>144.47808766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8.266292012557" calcext:value-type="float">
            <text:p>268.26629201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.3924668009837" calcext:value-type="float">
            <text:p>78.3924668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9.2428846644714" calcext:value-type="float">
            <text:p>89.24288466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8.681308237349" calcext:value-type="float">
            <text:p>108.68130823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.5731997057359" calcext:value-type="float">
            <text:p>80.57319970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.2294082943902" calcext:value-type="float">
            <text:p>66.22940829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2.294783220064" calcext:value-type="float">
            <text:p>272.29478322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.7632687977187" calcext:value-type="float">
            <text:p>46.76326879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6.324941233877" calcext:value-type="float">
            <text:p>166.32494123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.914951381929" calcext:value-type="float">
            <text:p>161.91495138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3.90247060316" calcext:value-type="float">
            <text:p>103.90247060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8.874525834712" calcext:value-type="float">
            <text:p>108.87452583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2.186122875854" calcext:value-type="float">
            <text:p>112.18612287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9.073540049428" calcext:value-type="float">
            <text:p>169.07354004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6.3706528322308" calcext:value-type="float">
            <text:p>96.37065283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6.876367635184" calcext:value-type="float">
            <text:p>136.87636763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9.528092196451" calcext:value-type="float">
            <text:p>179.52809219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.2294082943902" calcext:value-type="float">
            <text:p>66.22940829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3.90247060316" calcext:value-type="float">
            <text:p>103.90247060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6.15771083723" calcext:value-type="float">
            <text:p>136.15771083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.7351116779821" calcext:value-type="float">
            <text:p>43.7351116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2.294783220064" calcext:value-type="float">
            <text:p>272.29478322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.9616443217359" calcext:value-type="float">
            <text:p>66.96164432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7.901232979118" calcext:value-type="float">
            <text:p>127.90123297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4.4383046681824" calcext:value-type="float">
            <text:p>74.43830466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3.134940811134" calcext:value-type="float">
            <text:p>143.13494081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1.430313822622" calcext:value-type="float">
            <text:p>121.43031382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8.5993438603892" calcext:value-type="float">
            <text:p>98.59934386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3.515863976238" calcext:value-type="float">
            <text:p>163.51586397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0.782650276254" calcext:value-type="float">
            <text:p>110.78265027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7.036846683616" calcext:value-type="float">
            <text:p>127.03684668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.402052302992" calcext:value-type="float">
            <text:p>101.4020523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.7480877337669" calcext:value-type="float">
            <text:p>68.74808773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7351116779821" calcext:value-type="float">
            <text:p>43.7351116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9.244162932803" calcext:value-type="float">
            <text:p>189.24416293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.3664131748549" calcext:value-type="float">
            <text:p>32.36641317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.0431540173515" calcext:value-type="float">
            <text:p>75.04315401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2.457169885112" calcext:value-type="float">
            <text:p>142.45716988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.6286455536557" calcext:value-type="float">
            <text:p>59.62864555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.6951548289402" calcext:value-type="float">
            <text:p>86.69515482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3.0440149336701" calcext:value-type="float">
            <text:p>93.04401493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8.390640020409" calcext:value-type="float">
            <text:p>108.39064002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6.369647181498" calcext:value-type="float">
            <text:p>106.36964718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.3924668009837" calcext:value-type="float">
            <text:p>78.3924668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.5612283088075" calcext:value-type="float">
            <text:p>72.56122830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3.7773452719489" calcext:value-type="float">
            <text:p>73.77734527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.2235828218228" calcext:value-type="float">
            <text:p>38.22358282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.4119228435697" calcext:value-type="float">
            <text:p>50.41192284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0.460165914858" calcext:value-type="float">
            <text:p>170.46016591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.782650276254" calcext:value-type="float">
            <text:p>110.78265027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5.525498433836" calcext:value-type="float">
            <text:p>125.52549843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.0431540173515" calcext:value-type="float">
            <text:p>75.04315401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6.324941233877" calcext:value-type="float">
            <text:p>166.32494123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9.156325391862" calcext:value-type="float">
            <text:p>139.15632539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.2910080971035" calcext:value-type="float">
            <text:p>25.29100809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1.4468348606011" calcext:value-type="float">
            <text:p>81.44683486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6.442318333651" calcext:value-type="float">
            <text:p>116.44231833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6.324941233877" calcext:value-type="float">
            <text:p>166.32494123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9.695042068453" calcext:value-type="float">
            <text:p>149.69504206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7.601417511009" calcext:value-type="float">
            <text:p>277.6014175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6.876367635184" calcext:value-type="float">
            <text:p>136.87636763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9.453644576625" calcext:value-type="float">
            <text:p>129.45364457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8.700657207025" calcext:value-type="float">
            <text:p>178.7006572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.5553381215226" calcext:value-type="float">
            <text:p>49.55533812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1.721782427997" calcext:value-type="float">
            <text:p>111.7217824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1.573683548412" calcext:value-type="float">
            <text:p>191.57368354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8.639172221569" calcext:value-type="float">
            <text:p>138.63917222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.6387220221678" calcext:value-type="float">
            <text:p>53.63872202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.0534873610655" calcext:value-type="float">
            <text:p>93.05348736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6.15771083723" calcext:value-type="float">
            <text:p>136.15771083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8.390640020409" calcext:value-type="float">
            <text:p>108.39064002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.1430807546635" calcext:value-type="float">
            <text:p>67.14308075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8.019753340006" calcext:value-type="float">
            <text:p>118.019753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.3389060962716" calcext:value-type="float">
            <text:p>47.33890609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.91365496918" calcext:value-type="float">
            <text:p>62.91365496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2.7913480810133" calcext:value-type="float">
            <text:p>92.7913480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6916283970721" calcext:value-type="float">
            <text:p>99.69162839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.2428846644714" calcext:value-type="float">
            <text:p>89.24288466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9.1678286670778" calcext:value-type="float">
            <text:p>89.16782866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.4866920429597" calcext:value-type="float">
            <text:p>93.4866920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8.5993438603892" calcext:value-type="float">
            <text:p>98.59934386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6.6951548289402" calcext:value-type="float">
            <text:p>86.69515482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.0970640815891" calcext:value-type="float">
            <text:p>59.09706408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.7295279091354" calcext:value-type="float">
            <text:p>92.72952790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.1888610037461" calcext:value-type="float">
            <text:p>63.18886100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9.489841452174" calcext:value-type="float">
            <text:p>109.48984145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9.244162932803" calcext:value-type="float">
            <text:p>189.24416293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6.608021493532" calcext:value-type="float">
            <text:p>106.60802149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.4538649754188" calcext:value-type="float">
            <text:p>56.45386497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5.0431540173515" calcext:value-type="float">
            <text:p>75.04315401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1.573683548412" calcext:value-type="float">
            <text:p>191.57368354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1.765132627508" calcext:value-type="float">
            <text:p>171.76513262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.4544282607621" calcext:value-type="float">
            <text:p>73.45442826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2.294783220064" calcext:value-type="float">
            <text:p>272.29478322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4.3157688645753" calcext:value-type="float">
            <text:p>84.31576886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.3525910796177" calcext:value-type="float">
            <text:p>57.35259107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5.525498433836" calcext:value-type="float">
            <text:p>125.52549843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8.874525834712" calcext:value-type="float">
            <text:p>108.87452583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8150386167557" calcext:value-type="float">
            <text:p>70.81503861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.7342233407467" calcext:value-type="float">
            <text:p>59.73422334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6.2294082943902" calcext:value-type="float">
            <text:p>66.22940829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2.487821126123" calcext:value-type="float">
            <text:p>132.48782112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.4056652596845" calcext:value-type="float">
            <text:p>40.40566525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.198679430261" calcext:value-type="float">
            <text:p>62.19867943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6.0428011301927" calcext:value-type="float">
            <text:p>86.04280113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3.567089569751" calcext:value-type="float">
            <text:p>113.56708956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.764272842107" calcext:value-type="float">
            <text:p>100.76427284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.1875264339915" calcext:value-type="float">
            <text:p>61.1875264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3.61274572643" calcext:value-type="float">
            <text:p>113.61274572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4.923531700709" calcext:value-type="float">
            <text:p>104.92353170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6.778413321176" calcext:value-type="float">
            <text:p>276.77841332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8.2986994723057" calcext:value-type="float">
            <text:p>88.29869947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8.5993438603892" calcext:value-type="float">
            <text:p>98.59934386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.232350826567" calcext:value-type="float">
            <text:p>133.23235082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0.635498596854" calcext:value-type="float">
            <text:p>160.63549859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8.0483505056004" calcext:value-type="float">
            <text:p>98.04835050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3.232350826567" calcext:value-type="float">
            <text:p>133.23235082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.0303046060726" calcext:value-type="float">
            <text:p>62.03030460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.805163374625" calcext:value-type="float">
            <text:p>145.80516337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.5553381215226" calcext:value-type="float">
            <text:p>49.55533812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.5945831752282" calcext:value-type="float">
            <text:p>61.59458317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1.440469567068" calcext:value-type="float">
            <text:p>111.44046956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9.00340805947" calcext:value-type="float">
            <text:p>139.00340805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6.2330957333126" calcext:value-type="float">
            <text:p>66.2330957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.2930820722881" calcext:value-type="float">
            <text:p>73.29308207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6.778413321176" calcext:value-type="float">
            <text:p>276.77841332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6.9103277389946" calcext:value-type="float">
            <text:p>86.9103277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6.876367635184" calcext:value-type="float">
            <text:p>136.87636763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6.125272594255" calcext:value-type="float">
            <text:p>196.12527259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1.430313822622" calcext:value-type="float">
            <text:p>121.43031382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.3977959023552" calcext:value-type="float">
            <text:p>96.39779590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.805163374625" calcext:value-type="float">
            <text:p>145.80516337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9.055895589404" calcext:value-type="float">
            <text:p>149.05589558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8.019753340006" calcext:value-type="float">
            <text:p>118.019753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1.765132627508" calcext:value-type="float">
            <text:p>171.76513262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.8267871319966" calcext:value-type="float">
            <text:p>67.8267871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.9616443217359" calcext:value-type="float">
            <text:p>66.96164432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8.5993438603892" calcext:value-type="float">
            <text:p>98.59934386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4.5294690248517" calcext:value-type="float">
            <text:p>84.52946902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.402052302992" calcext:value-type="float">
            <text:p>101.4020523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9.055895589404" calcext:value-type="float">
            <text:p>149.05589558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9.405204322401" calcext:value-type="float">
            <text:p>119.40520432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4.868367231559" calcext:value-type="float">
            <text:p>154.86836723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8.539502533774" calcext:value-type="float">
            <text:p>118.53950253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2.198679430261" calcext:value-type="float">
            <text:p>62.19867943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2.020620963512" calcext:value-type="float">
            <text:p>182.02062096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7.901086855275" calcext:value-type="float">
            <text:p>267.90108685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6.876677628007" calcext:value-type="float">
            <text:p>186.8766776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2.1504556815713" calcext:value-type="float">
            <text:p>72.15045568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.5553381215226" calcext:value-type="float">
            <text:p>49.55533812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8.3924668009837" calcext:value-type="float">
            <text:p>78.3924668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.3665027412862" calcext:value-type="float">
            <text:p>46.36650274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2.860765311572" calcext:value-type="float">
            <text:p>132.86076531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1.5945831752282" calcext:value-type="float">
            <text:p>61.59458317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6.2294082943902" calcext:value-type="float">
            <text:p>66.22940829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8.874525834712" calcext:value-type="float">
            <text:p>108.87452583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2.838800991182" calcext:value-type="float">
            <text:p>152.83880099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3.134940811134" calcext:value-type="float">
            <text:p>143.13494081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5.20428658029" calcext:value-type="float">
            <text:p>125.20428658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.610695863947" calcext:value-type="float">
            <text:p>75.61069586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.0970640815891" calcext:value-type="float">
            <text:p>59.09706408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.5553381215226" calcext:value-type="float">
            <text:p>49.55533812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.7351116779821" calcext:value-type="float">
            <text:p>43.7351116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.0431540173515" calcext:value-type="float">
            <text:p>75.04315401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0.156834417801" calcext:value-type="float">
            <text:p>170.15683441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8.3924668009837" calcext:value-type="float">
            <text:p>78.3924668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6.265324062503" calcext:value-type="float">
            <text:p>116.26532406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9.353811767493" calcext:value-type="float">
            <text:p>139.35381176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.5420748732979" calcext:value-type="float">
            <text:p>64.54207487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.2428846644714" calcext:value-type="float">
            <text:p>89.24288466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.4924795180001" calcext:value-type="float">
            <text:p>89.4924795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.766280877288" calcext:value-type="float">
            <text:p>102.76628087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9.983634818897" calcext:value-type="float">
            <text:p>129.98363481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0.782650276254" calcext:value-type="float">
            <text:p>110.78265027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6.778413321176" calcext:value-type="float">
            <text:p>276.77841332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.9529444789965" calcext:value-type="float">
            <text:p>23.9529444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.90247060316" calcext:value-type="float">
            <text:p>103.90247060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.6867436659172" calcext:value-type="float">
            <text:p>71.68674366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6.778413321176" calcext:value-type="float">
            <text:p>276.77841332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8.874525834712" calcext:value-type="float">
            <text:p>108.87452583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.9846061809321" calcext:value-type="float">
            <text:p>78.98460618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9.4924795180001" calcext:value-type="float">
            <text:p>89.4924795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9.706051812711" calcext:value-type="float">
            <text:p>109.70605181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.8581959564691" calcext:value-type="float">
            <text:p>80.85819595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1.402052302992" calcext:value-type="float">
            <text:p>101.4020523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8.199636871795" calcext:value-type="float">
            <text:p>128.19963687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6.517655222436" calcext:value-type="float">
            <text:p>136.51765522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8.3924668009837" calcext:value-type="float">
            <text:p>78.3924668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6.15771083723" calcext:value-type="float">
            <text:p>136.15771083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6.2832778539642" calcext:value-type="float">
            <text:p>76.2832778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7.7884362154584" calcext:value-type="float">
            <text:p>87.78843621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4.072997206315" calcext:value-type="float">
            <text:p>154.07299720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4.646988930328" calcext:value-type="float">
            <text:p>164.64698893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.9782920272516" calcext:value-type="float">
            <text:p>44.97829202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6.723977625299" calcext:value-type="float">
            <text:p>106.72397762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7.79948020565" calcext:value-type="float">
            <text:p>277.79948020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6.324941233877" calcext:value-type="float">
            <text:p>166.32494123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.086742317948" calcext:value-type="float">
            <text:p>100.08674231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8.712094053725" calcext:value-type="float">
            <text:p>118.71209405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3.500017774584" calcext:value-type="float">
            <text:p>123.50001777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9.695042068453" calcext:value-type="float">
            <text:p>149.69504206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4.923531700709" calcext:value-type="float">
            <text:p>104.92353170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.1875264339915" calcext:value-type="float">
            <text:p>61.1875264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.8150386167557" calcext:value-type="float">
            <text:p>70.81503861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6.6951548289402" calcext:value-type="float">
            <text:p>86.69515482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.764272842107" calcext:value-type="float">
            <text:p>100.76427284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.1792914754174" calcext:value-type="float">
            <text:p>67.17929147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.9709421772731" calcext:value-type="float">
            <text:p>57.97094217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.4924795180001" calcext:value-type="float">
            <text:p>89.4924795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1.805096289083" calcext:value-type="float">
            <text:p>151.80509628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.589436530402" calcext:value-type="float">
            <text:p>120.58943653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0.172930287822" calcext:value-type="float">
            <text:p>110.17293028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2.216806827106" calcext:value-type="float">
            <text:p>152.21680682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.610994032645" calcext:value-type="float">
            <text:p>138.61099403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1.591484239814" calcext:value-type="float">
            <text:p>151.59148423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3.90247060316" calcext:value-type="float">
            <text:p>103.90247060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8.874525834712" calcext:value-type="float">
            <text:p>108.87452583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8.5993438603892" calcext:value-type="float">
            <text:p>98.59934386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4.6540203819701" calcext:value-type="float">
            <text:p>94.6540203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4.5960991038653" calcext:value-type="float">
            <text:p>94.59609910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.3769761006037" calcext:value-type="float">
            <text:p>29.37697610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9.453644576625" calcext:value-type="float">
            <text:p>129.45364457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.8150386167557" calcext:value-type="float">
            <text:p>70.81503861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2.020620963512" calcext:value-type="float">
            <text:p>182.02062096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.4710060955894" calcext:value-type="float">
            <text:p>97.47100609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2.217265521809" calcext:value-type="float">
            <text:p>172.21726552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9.453644576625" calcext:value-type="float">
            <text:p>129.45364457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.9340904570115" calcext:value-type="float">
            <text:p>96.9340904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6.778413321176" calcext:value-type="float">
            <text:p>276.77841332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.3664131748549" calcext:value-type="float">
            <text:p>32.36641317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4.450253670189" calcext:value-type="float">
            <text:p>84.45025367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4.7183897030478" calcext:value-type="float">
            <text:p>84.7183897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7.706575552614" calcext:value-type="float">
            <text:p>167.70657555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2.216806827106" calcext:value-type="float">
            <text:p>152.21680682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4.720446242886" calcext:value-type="float">
            <text:p>124.72044624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9.2428846644714" calcext:value-type="float">
            <text:p>89.24288466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3.457515308961" calcext:value-type="float">
            <text:p>153.4575153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.7632687977187" calcext:value-type="float">
            <text:p>46.76326879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9.453644576625" calcext:value-type="float">
            <text:p>129.45364457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.782650276254" calcext:value-type="float">
            <text:p>110.78265027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3.515863976238" calcext:value-type="float">
            <text:p>163.51586397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9.501781963737" calcext:value-type="float">
            <text:p>279.50178196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7.601417511009" calcext:value-type="float">
            <text:p>277.6014175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1.765132627508" calcext:value-type="float">
            <text:p>171.76513262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5.0431540173515" calcext:value-type="float">
            <text:p>75.04315401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.1504556815713" calcext:value-type="float">
            <text:p>72.15045568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.6074177301288" calcext:value-type="float">
            <text:p>34.60741773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0.398200161944" calcext:value-type="float">
            <text:p>140.39820016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1405792079024" calcext:value-type="float">
            <text:p>27.14057920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6.6951548289402" calcext:value-type="float">
            <text:p>86.69515482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.1888610037461" calcext:value-type="float">
            <text:p>63.18886100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4.926521781463" calcext:value-type="float">
            <text:p>114.92652178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3.181326958727" calcext:value-type="float">
            <text:p>103.18132695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3.567089569751" calcext:value-type="float">
            <text:p>113.56708956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5.69144753053" calcext:value-type="float">
            <text:p>105.69144753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.7514403709426" calcext:value-type="float">
            <text:p>51.75144037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8.294621427791" calcext:value-type="float">
            <text:p>158.29462142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.121205395165" calcext:value-type="float">
            <text:p>54.12120539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1.6867436659172" calcext:value-type="float">
            <text:p>71.68674366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7.901232979118" calcext:value-type="float">
            <text:p>127.90123297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9.4924795180001" calcext:value-type="float">
            <text:p>89.4924795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7.590142766506" calcext:value-type="float">
            <text:p>137.59014276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.764272842107" calcext:value-type="float">
            <text:p>100.76427284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.9055391446732" calcext:value-type="float">
            <text:p>56.90553914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8.874525834712" calcext:value-type="float">
            <text:p>108.87452583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.5711617723683" calcext:value-type="float">
            <text:p>74.57116177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0.398200161944" calcext:value-type="float">
            <text:p>140.39820016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.0970640815891" calcext:value-type="float">
            <text:p>59.09706408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.3510245722737" calcext:value-type="float">
            <text:p>64.35102457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3.232350826567" calcext:value-type="float">
            <text:p>133.23235082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0970640815891" calcext:value-type="float">
            <text:p>59.09706408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0.1541246622441" calcext:value-type="float">
            <text:p>60.15412466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9237526933873" calcext:value-type="float">
            <text:p>30.92375269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9.244162932803" calcext:value-type="float">
            <text:p>189.24416293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1.185461930226" calcext:value-type="float">
            <text:p>111.18546193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6.876677628007" calcext:value-type="float">
            <text:p>186.8766776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4.720446242886" calcext:value-type="float">
            <text:p>124.72044624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7.79948020565" calcext:value-type="float">
            <text:p>277.79948020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5919888162707" calcext:value-type="float">
            <text:p>99.59198881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6.400649562425" calcext:value-type="float">
            <text:p>256.40064956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3.567089569751" calcext:value-type="float">
            <text:p>113.56708956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8.019753340006" calcext:value-type="float">
            <text:p>118.019753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7.433970610403" calcext:value-type="float">
            <text:p>107.43397061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1.430313822622" calcext:value-type="float">
            <text:p>121.43031382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7.116689159978" calcext:value-type="float">
            <text:p>147.116689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2.766280877288" calcext:value-type="float">
            <text:p>102.76628087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0.589436530402" calcext:value-type="float">
            <text:p>120.58943653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.921814091211" calcext:value-type="float">
            <text:p>106.92181409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8.266292012557" calcext:value-type="float">
            <text:p>268.26629201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.525498433836" calcext:value-type="float">
            <text:p>125.52549843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5.525498433836" calcext:value-type="float">
            <text:p>125.52549843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3.232350826567" calcext:value-type="float">
            <text:p>133.23235082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.0431540173515" calcext:value-type="float">
            <text:p>75.04315401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.1888610037461" calcext:value-type="float">
            <text:p>63.18886100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8.3924668009837" calcext:value-type="float">
            <text:p>78.3924668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.3924668009837" calcext:value-type="float">
            <text:p>78.3924668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.8150386167557" calcext:value-type="float">
            <text:p>70.81503861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0.602227520314" calcext:value-type="float">
            <text:p>130.60222752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.1440722120499" calcext:value-type="float">
            <text:p>96.1440722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2.2386812563875" calcext:value-type="float">
            <text:p>62.23868125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7.590142766506" calcext:value-type="float">
            <text:p>137.59014276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5.900506146767" calcext:value-type="float">
            <text:p>155.90050614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.1888610037461" calcext:value-type="float">
            <text:p>63.18886100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2.020620963512" calcext:value-type="float">
            <text:p>182.02062096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6.265324062503" calcext:value-type="float">
            <text:p>116.26532406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.0855369231877" calcext:value-type="float">
            <text:p>20.08553692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9.4924795180001" calcext:value-type="float">
            <text:p>89.4924795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.2294082943902" calcext:value-type="float">
            <text:p>66.22940829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6.265324062503" calcext:value-type="float">
            <text:p>116.26532406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6.323880709786" calcext:value-type="float">
            <text:p>126.32388070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2.7417541674462" calcext:value-type="float">
            <text:p>82.74175416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2.6488963421" calcext:value-type="float">
            <text:p>112.64889634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0299651757595" calcext:value-type="float">
            <text:p>54.02996517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7.901232979118" calcext:value-type="float">
            <text:p>127.90123297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8.7480877337669" calcext:value-type="float">
            <text:p>68.74808773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.7480877337669" calcext:value-type="float">
            <text:p>68.74808773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0.695182101741" calcext:value-type="float">
            <text:p>150.69518210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5.93299770235" calcext:value-type="float">
            <text:p>175.93299770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8.350290464385" calcext:value-type="float">
            <text:p>198.35029046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.436454372814" calcext:value-type="float">
            <text:p>76.43645437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0.782650276254" calcext:value-type="float">
            <text:p>110.78265027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.1504556815713" calcext:value-type="float">
            <text:p>72.15045568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.4109962716359" calcext:value-type="float">
            <text:p>31.41099627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3.90247060316" calcext:value-type="float">
            <text:p>103.90247060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0.779952229859" calcext:value-type="float">
            <text:p>180.77995222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.6737041960799" calcext:value-type="float">
            <text:p>36.67370419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8.5993438603892" calcext:value-type="float">
            <text:p>98.59934386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.4636470385133" calcext:value-type="float">
            <text:p>57.46364703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7.458934033008" calcext:value-type="float">
            <text:p>227.4589340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6.265324062503" calcext:value-type="float">
            <text:p>116.26532406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.0932184689733" calcext:value-type="float">
            <text:p>91.0932184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6.778413321176" calcext:value-type="float">
            <text:p>276.77841332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4.720446242886" calcext:value-type="float">
            <text:p>124.72044624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.764272842107" calcext:value-type="float">
            <text:p>100.76427284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9.800342280671" calcext:value-type="float">
            <text:p>169.80034228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6.876367635184" calcext:value-type="float">
            <text:p>136.87636763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7.79948020565" calcext:value-type="float">
            <text:p>277.79948020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1.1875264339915" calcext:value-type="float">
            <text:p>61.1875264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3.232350826567" calcext:value-type="float">
            <text:p>133.23235082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.9340904570115" calcext:value-type="float">
            <text:p>96.9340904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1.745970551857" calcext:value-type="float">
            <text:p>281.74597055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6.921814091211" calcext:value-type="float">
            <text:p>106.92181409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8.414448195605" calcext:value-type="float">
            <text:p>148.41444819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8.874525834712" calcext:value-type="float">
            <text:p>108.87452583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6.1737867271136" calcext:value-type="float">
            <text:p>86.17378672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6.2832778539642" calcext:value-type="float">
            <text:p>76.2832778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4.720446242886" calcext:value-type="float">
            <text:p>124.72044624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.9616443217359" calcext:value-type="float">
            <text:p>66.96164432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6.324941233877" calcext:value-type="float">
            <text:p>166.32494123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.7016396744449" calcext:value-type="float">
            <text:p>91.70163967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.3465619952665" calcext:value-type="float">
            <text:p>78.34656199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1.591484239814" calcext:value-type="float">
            <text:p>151.59148423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0.589436530402" calcext:value-type="float">
            <text:p>120.58943653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1.9853178344996" calcext:value-type="float">
            <text:p>81.98531783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7.590142766506" calcext:value-type="float">
            <text:p>137.59014276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.4056652596845" calcext:value-type="float">
            <text:p>40.40566525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3.325318108778" calcext:value-type="float">
            <text:p>143.32531810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8.3924668009837" calcext:value-type="float">
            <text:p>78.3924668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9.474176661105" calcext:value-type="float">
            <text:p>159.47417666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.2294082943902" calcext:value-type="float">
            <text:p>66.22940829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.7270793135127" calcext:value-type="float">
            <text:p>90.72707931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2.020620963512" calcext:value-type="float">
            <text:p>182.02062096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.1504556815713" calcext:value-type="float">
            <text:p>72.15045568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2.263673892802" calcext:value-type="float">
            <text:p>122.26367389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2.1504556815713" calcext:value-type="float">
            <text:p>72.15045568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1.737801155001" calcext:value-type="float">
            <text:p>131.7378011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6.3251949430473" calcext:value-type="float">
            <text:p>66.3251949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3.515863976238" calcext:value-type="float">
            <text:p>163.51586397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.1943705168112" calcext:value-type="float">
            <text:p>40.19437051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5134157015506" calcext:value-type="float">
            <text:p>70.51341570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.879460918798" calcext:value-type="float">
            <text:p>100.87946091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.0932184689733" calcext:value-type="float">
            <text:p>91.0932184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7.901086855275" calcext:value-type="float">
            <text:p>267.90108685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9.675870162748" calcext:value-type="float">
            <text:p>139.67587016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5.12381572196" calcext:value-type="float">
            <text:p>125.1238157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.567089569751" calcext:value-type="float">
            <text:p>113.56708956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2.020620963512" calcext:value-type="float">
            <text:p>182.02062096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2.457169885112" calcext:value-type="float">
            <text:p>142.45716988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.1875264339915" calcext:value-type="float">
            <text:p>61.1875264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1.2860772898212" calcext:value-type="float">
            <text:p>81.28607728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6.778413321176" calcext:value-type="float">
            <text:p>276.77841332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8.266292012557" calcext:value-type="float">
            <text:p>268.26629201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.47808766541" calcext:value-type="float">
            <text:p>144.47808766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6.125272594255" calcext:value-type="float">
            <text:p>196.12527259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9.073540049428" calcext:value-type="float">
            <text:p>169.07354004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.6190369046763" calcext:value-type="float">
            <text:p>69.61903690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4.720446242886" calcext:value-type="float">
            <text:p>124.72044624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5.51808515372" calcext:value-type="float">
            <text:p>115.51808515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.2428846644714" calcext:value-type="float">
            <text:p>89.24288466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6.778413321176" calcext:value-type="float">
            <text:p>276.77841332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0.6951277113" calcext:value-type="float">
            <text:p>170.69512771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0.398200161944" calcext:value-type="float">
            <text:p>140.39820016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5.525498433836" calcext:value-type="float">
            <text:p>125.52549843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2.1504556815713" calcext:value-type="float">
            <text:p>72.15045568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7.79948020565" calcext:value-type="float">
            <text:p>277.79948020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.214575693165" calcext:value-type="float">
            <text:p>78.21457569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6.324941233877" calcext:value-type="float">
            <text:p>166.32494123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5.106201691293" calcext:value-type="float">
            <text:p>115.10620169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.0275511164817" calcext:value-type="float">
            <text:p>53.02755111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.4538649754188" calcext:value-type="float">
            <text:p>56.45386497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7.116689159978" calcext:value-type="float">
            <text:p>147.116689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8.874525834712" calcext:value-type="float">
            <text:p>108.87452583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.1405792079024" calcext:value-type="float">
            <text:p>27.14057920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6.879383279962" calcext:value-type="float">
            <text:p>166.879383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.90247060316" calcext:value-type="float">
            <text:p>103.90247060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.6074177301288" calcext:value-type="float">
            <text:p>34.60741773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.013486924706" calcext:value-type="float">
            <text:p>100.01348692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.8689691939769" calcext:value-type="float">
            <text:p>64.8689691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3.134940811134" calcext:value-type="float">
            <text:p>143.1349408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6.324941233877" calcext:value-type="float">
            <text:p>166.32494123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.232350826567" calcext:value-type="float">
            <text:p>133.23235082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5.525498433836" calcext:value-type="float">
            <text:p>125.52549843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.4924795180001" calcext:value-type="float">
            <text:p>89.4924795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9.073540049428" calcext:value-type="float">
            <text:p>169.07354004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.170606488233" calcext:value-type="float">
            <text:p>144.17060648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3.1913242935054" calcext:value-type="float">
            <text:p>83.19132429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6.6951548289402" calcext:value-type="float">
            <text:p>86.69515482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6.303997562054" calcext:value-type="float">
            <text:p>136.30399756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4.022580378556" calcext:value-type="float">
            <text:p>114.02258037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6.127582150788" calcext:value-type="float">
            <text:p>106.12758215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6.265324062503" calcext:value-type="float">
            <text:p>116.26532406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3.134940811134" calcext:value-type="float">
            <text:p>143.13494081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.185650217039" calcext:value-type="float">
            <text:p>48.1856502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7.584340323354" calcext:value-type="float">
            <text:p>117.58434032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2.294783220064" calcext:value-type="float">
            <text:p>272.29478322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8.266292012557" calcext:value-type="float">
            <text:p>268.26629201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.9036962665682" calcext:value-type="float">
            <text:p>51.90369626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.2307125669819" calcext:value-type="float">
            <text:p>95.2307125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6.265324062503" calcext:value-type="float">
            <text:p>116.2653240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1.62180303309" calcext:value-type="float">
            <text:p>131.62180303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8.7480877337669" calcext:value-type="float">
            <text:p>68.74808773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5.525498433836" calcext:value-type="float">
            <text:p>125.52549843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0.398200161944" calcext:value-type="float">
            <text:p>140.39820016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.0147820121857" calcext:value-type="float">
            <text:p>58.01478201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1.737801155001" calcext:value-type="float">
            <text:p>131.7378011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6.6951548289402" calcext:value-type="float">
            <text:p>86.69515482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7.700527725737" calcext:value-type="float">
            <text:p>157.70052772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5.11462387776" calcext:value-type="float">
            <text:p>65.11462387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.7632687977187" calcext:value-type="float">
            <text:p>46.76326879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9.703071527658" calcext:value-type="float">
            <text:p>139.70307152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.1519565433031" calcext:value-type="float">
            <text:p>71.15195654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.525498433836" calcext:value-type="float">
            <text:p>125.52549843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8150386167557" calcext:value-type="float">
            <text:p>70.81503861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2.6488963421" calcext:value-type="float">
            <text:p>112.64889634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6.6951548289402" calcext:value-type="float">
            <text:p>86.69515482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.7480877337669" calcext:value-type="float">
            <text:p>68.74808773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7.901086855275" calcext:value-type="float">
            <text:p>267.90108685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2.6581301668597" calcext:value-type="float">
            <text:p>92.65813016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.0431540173515" calcext:value-type="float">
            <text:p>75.04315401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6.778413321176" calcext:value-type="float">
            <text:p>276.77841332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7.601417511009" calcext:value-type="float">
            <text:p>277.6014175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.5731997057359" calcext:value-type="float">
            <text:p>80.57319970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6.324941233877" calcext:value-type="float">
            <text:p>166.32494123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.7351116779821" calcext:value-type="float">
            <text:p>43.7351116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1.430313822622" calcext:value-type="float">
            <text:p>121.43031382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5.285516994187" calcext:value-type="float">
            <text:p>115.28551699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.6015397849967" calcext:value-type="float">
            <text:p>98.6015397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.47808766541" calcext:value-type="float">
            <text:p>144.478087665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6.15771083723" calcext:value-type="float">
            <text:p>136.15771083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.764272842107" calcext:value-type="float">
            <text:p>100.76427284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6.6951548289402" calcext:value-type="float">
            <text:p>86.69515482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3.908567597957" calcext:value-type="float">
            <text:p>123.9085675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1.737801155001" calcext:value-type="float">
            <text:p>131.7378011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.9616443217359" calcext:value-type="float">
            <text:p>66.96164432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6.125272594255" calcext:value-type="float">
            <text:p>196.12527259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6.324941233877" calcext:value-type="float">
            <text:p>166.32494123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0.589436530402" calcext:value-type="float">
            <text:p>120.58943653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9.052027129346" calcext:value-type="float">
            <text:p>159.05202712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0.051197616953" calcext:value-type="float">
            <text:p>140.0511976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.352477709878" calcext:value-type="float">
            <text:p>132.35247770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.1504556815713" calcext:value-type="float">
            <text:p>72.15045568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.5553381215226" calcext:value-type="float">
            <text:p>49.55533812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9.055895589404" calcext:value-type="float">
            <text:p>149.05589558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2.263673892802" calcext:value-type="float">
            <text:p>122.26367389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9.453644576625" calcext:value-type="float">
            <text:p>129.45364457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.111994065327" calcext:value-type="float">
            <text:p>68.11199406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.4056652596845" calcext:value-type="float">
            <text:p>40.40566525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1.737801155001" calcext:value-type="float">
            <text:p>131.7378011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6.323880709786" calcext:value-type="float">
            <text:p>126.32388070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6.707154559148" calcext:value-type="float">
            <text:p>116.70715455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1.226746312023" calcext:value-type="float">
            <text:p>81.2267463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2.1504556815713" calcext:value-type="float">
            <text:p>72.15045568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3.134940811134" calcext:value-type="float">
            <text:p>143.1349408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.0970640815891" calcext:value-type="float">
            <text:p>59.09706408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2.52821689856" calcext:value-type="float">
            <text:p>152.52821689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.7351116779821" calcext:value-type="float">
            <text:p>43.7351116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6.3706528322308" calcext:value-type="float">
            <text:p>96.37065283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9.2428846644714" calcext:value-type="float">
            <text:p>89.24288466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.1185334226767" calcext:value-type="float">
            <text:p>85.11853342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6.324941233877" calcext:value-type="float">
            <text:p>166.32494123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.764272842107" calcext:value-type="float">
            <text:p>100.76427284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3.515863976238" calcext:value-type="float">
            <text:p>163.51586397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2.6581301668597" calcext:value-type="float">
            <text:p>92.65813016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7.590142766506" calcext:value-type="float">
            <text:p>137.59014276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4.85152633512" calcext:value-type="float">
            <text:p>134.85152633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.4793162971252" calcext:value-type="float">
            <text:p>72.47931629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8.533050380204" calcext:value-type="float">
            <text:p>178.53305038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8.5993438603892" calcext:value-type="float">
            <text:p>98.59934386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5.375038556391" calcext:value-type="float">
            <text:p>115.37503855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.6737041960799" calcext:value-type="float">
            <text:p>36.67370419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.9357192871731" calcext:value-type="float">
            <text:p>73.93571928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1.737801155001" calcext:value-type="float">
            <text:p>131.7378011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.4412130349115" calcext:value-type="float">
            <text:p>41.44121303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6.6951548289402" calcext:value-type="float">
            <text:p>86.69515482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.8150386167557" calcext:value-type="float">
            <text:p>70.81503861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.1504556815713" calcext:value-type="float">
            <text:p>72.15045568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9.703071527658" calcext:value-type="float">
            <text:p>139.70307152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.9529444789965" calcext:value-type="float">
            <text:p>23.9529444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5.375038556391" calcext:value-type="float">
            <text:p>115.37503855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7.590142766506" calcext:value-type="float">
            <text:p>137.59014276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.2747040516601" calcext:value-type="float">
            <text:p>23.27470405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6.9055391446732" calcext:value-type="float">
            <text:p>56.90553914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.0431540173515" calcext:value-type="float">
            <text:p>75.04315401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8.065830309718" calcext:value-type="float">
            <text:p>108.06583030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7.79948020565" calcext:value-type="float">
            <text:p>277.79948020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3.908567597957" calcext:value-type="float">
            <text:p>123.9085675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7.601417511009" calcext:value-type="float">
            <text:p>277.6014175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8.266292012557" calcext:value-type="float">
            <text:p>268.26629201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7.601417511009" calcext:value-type="float">
            <text:p>277.6014175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7.901086855275" calcext:value-type="float">
            <text:p>267.90108685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9.74085129618" calcext:value-type="float">
            <text:p>119.74085129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8.252661096619" calcext:value-type="float">
            <text:p>128.25266109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8.266292012557" calcext:value-type="float">
            <text:p>268.26629201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8.874525834712" calcext:value-type="float">
            <text:p>108.87452583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9.5717712662" calcext:value-type="float">
            <text:p>309.57177126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.6823993373301" calcext:value-type="float">
            <text:p>82.68239933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.6286455536557" calcext:value-type="float">
            <text:p>59.62864555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6.324941233877" calcext:value-type="float">
            <text:p>166.32494123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.589436530402" calcext:value-type="float">
            <text:p>120.58943653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1.765132627508" calcext:value-type="float">
            <text:p>171.76513262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0.589436530402" calcext:value-type="float">
            <text:p>120.58943653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9.453644576625" calcext:value-type="float">
            <text:p>129.45364457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6.9055391446732" calcext:value-type="float">
            <text:p>56.90553914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.111994065327" calcext:value-type="float">
            <text:p>68.11199406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8.680488220624" calcext:value-type="float">
            <text:p>128.68048822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.7480877337669" calcext:value-type="float">
            <text:p>68.74808773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.764272842107" calcext:value-type="float">
            <text:p>100.76427284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2.6488963421" calcext:value-type="float">
            <text:p>112.64889634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3.515863976238" calcext:value-type="float">
            <text:p>163.51586397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.5553381215226" calcext:value-type="float">
            <text:p>49.55533812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2.838800991182" calcext:value-type="float">
            <text:p>152.83880099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.402052302992" calcext:value-type="float">
            <text:p>101.4020523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.6888119067371" calcext:value-type="float">
            <text:p>95.68881190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6.8936025176112" calcext:value-type="float">
            <text:p>76.89360251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5981500331442" calcext:value-type="float">
            <text:p>54.59815003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6.265324062503" calcext:value-type="float">
            <text:p>116.26532406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8.874525834712" calcext:value-type="float">
            <text:p>108.87452583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1.591484239814" calcext:value-type="float">
            <text:p>151.59148423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9.0970640815891" calcext:value-type="float">
            <text:p>59.09706408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.7480877337669" calcext:value-type="float">
            <text:p>68.74808773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3.90247060316" calcext:value-type="float">
            <text:p>103.90247060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.543262324662" calcext:value-type="float">
            <text:p>200.54326232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3.515863976238" calcext:value-type="float">
            <text:p>163.51586397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2.020620963512" calcext:value-type="float">
            <text:p>182.02062096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.0431540173515" calcext:value-type="float">
            <text:p>75.04315401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.1875264339915" calcext:value-type="float">
            <text:p>61.1875264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3.823733834101" calcext:value-type="float">
            <text:p>123.82373383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8.266292012557" calcext:value-type="float">
            <text:p>268.26629201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9.4924795180001" calcext:value-type="float">
            <text:p>89.4924795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2.8958447894966" calcext:value-type="float">
            <text:p>92.89584478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5.375038556391" calcext:value-type="float">
            <text:p>115.37503855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0.983694295002" calcext:value-type="float">
            <text:p>130.9836942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8.7480877337669" calcext:value-type="float">
            <text:p>68.74808773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2.020620963512" calcext:value-type="float">
            <text:p>182.02062096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3.808556824369" calcext:value-type="float">
            <text:p>143.80855682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.1888610037461" calcext:value-type="float">
            <text:p>63.18886100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5.3556793180091" calcext:value-type="float">
            <text:p>75.3556793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6.990675361059" calcext:value-type="float">
            <text:p>176.99067536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1.720849360989" calcext:value-type="float">
            <text:p>111.7208493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.210761166057" calcext:value-type="float">
            <text:p>144.21076116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7.146816914805" calcext:value-type="float">
            <text:p>117.14681691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.3924668009837" calcext:value-type="float">
            <text:p>78.3924668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.00340805947" calcext:value-type="float">
            <text:p>139.00340805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.8150386167557" calcext:value-type="float">
            <text:p>70.81503861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6.989650489877" calcext:value-type="float">
            <text:p>176.98965048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3.567089569751" calcext:value-type="float">
            <text:p>113.56708956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1.222495456794" calcext:value-type="float">
            <text:p>161.22249545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7.901086855275" calcext:value-type="float">
            <text:p>267.90108685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3.089699847943" calcext:value-type="float">
            <text:p>123.08969984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.9616443217359" calcext:value-type="float">
            <text:p>66.96164432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6.876367635184" calcext:value-type="float">
            <text:p>136.87636763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3.457515308961" calcext:value-type="float">
            <text:p>153.4575153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1.1875264339915" calcext:value-type="float">
            <text:p>61.1875264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2.020620963512" calcext:value-type="float">
            <text:p>182.02062096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6.876367635184" calcext:value-type="float">
            <text:p>136.87636763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.567089569751" calcext:value-type="float">
            <text:p>113.56708956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.528092196451" calcext:value-type="float">
            <text:p>179.52809219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7.766776237856" calcext:value-type="float">
            <text:p>147.76677623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.0328548279404" calcext:value-type="float">
            <text:p>59.03285482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7.316063157849" calcext:value-type="float">
            <text:p>107.31606315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.5553381215226" calcext:value-type="float">
            <text:p>49.55533812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.47808766541" calcext:value-type="float">
            <text:p>144.47808766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1.6352686511494" calcext:value-type="float">
            <text:p>81.63526865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.2428846644714" calcext:value-type="float">
            <text:p>89.24288466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4.113394510116" calcext:value-type="float">
            <text:p>114.11339451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.6488963421" calcext:value-type="float">
            <text:p>112.64889634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.9055391446732" calcext:value-type="float">
            <text:p>56.90553914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1.745970551857" calcext:value-type="float">
            <text:p>281.74597055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.185650217039" calcext:value-type="float">
            <text:p>48.1856502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7.115743812184" calcext:value-type="float">
            <text:p>127.11574381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.3540016352083" calcext:value-type="float">
            <text:p>50.35400163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.2832532842527" calcext:value-type="float">
            <text:p>81.28325328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.0431540173515" calcext:value-type="float">
            <text:p>75.04315401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1.765132627508" calcext:value-type="float">
            <text:p>171.76513262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8.5993438603892" calcext:value-type="float">
            <text:p>98.59934386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9.262976763971" calcext:value-type="float">
            <text:p>299.2629767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.8150386167557" calcext:value-type="float">
            <text:p>70.81503861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.4976813877358" calcext:value-type="float">
            <text:p>77.49768138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1.77517233318" calcext:value-type="float">
            <text:p>141.77517233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3.7216739620469" calcext:value-type="float">
            <text:p>93.7216739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3.134940811134" calcext:value-type="float">
            <text:p>143.13494081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1.6992261117042" calcext:value-type="float">
            <text:p>91.69922611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.4884433977401" calcext:value-type="float">
            <text:p>76.48844339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.6867436659172" calcext:value-type="float">
            <text:p>71.68674366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.5731997057359" calcext:value-type="float">
            <text:p>80.5731997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3.515863976238" calcext:value-type="float">
            <text:p>163.51586397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7.903923866876" calcext:value-type="float">
            <text:p>107.90392386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.232350826567" calcext:value-type="float">
            <text:p>133.23235082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3.7757432746946" calcext:value-type="float">
            <text:p>73.77574327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9.013345237399" calcext:value-type="float">
            <text:p>119.01334523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2.127000914639" calcext:value-type="float">
            <text:p>102.12700091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6.876367635184" calcext:value-type="float">
            <text:p>136.8763676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.1888610037461" calcext:value-type="float">
            <text:p>63.18886100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4.705375118879" calcext:value-type="float">
            <text:p>134.70537511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5.991249982471" calcext:value-type="float">
            <text:p>295.99124998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5.6888119067371" calcext:value-type="float">
            <text:p>95.68881190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4.475713290347" calcext:value-type="float">
            <text:p>114.47571329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.921506533664" calcext:value-type="float">
            <text:p>104.92150653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.82435207568" calcext:value-type="float">
            <text:p>101.82435207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6.462838515063" calcext:value-type="float">
            <text:p>146.46283851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.143601176911" calcext:value-type="float">
            <text:p>145.14360117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6.4058510654515" calcext:value-type="float">
            <text:p>76.40585106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5.375038556391" calcext:value-type="float">
            <text:p>115.37503855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5.927810775063" calcext:value-type="float">
            <text:p>105.92781077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.1504556815713" calcext:value-type="float">
            <text:p>72.15045568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9.8549003093467" calcext:value-type="float">
            <text:p>79.85490030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3.90247060316" calcext:value-type="float">
            <text:p>103.90247060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8.9923771888426" calcext:value-type="float">
            <text:p>88.99237718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2.6488963421" calcext:value-type="float">
            <text:p>112.64889634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8.299126920883" calcext:value-type="float">
            <text:p>138.29912692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.7480877337669" calcext:value-type="float">
            <text:p>68.74808773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9.315320019967" calcext:value-type="float">
            <text:p>109.315320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8.019753340006" calcext:value-type="float">
            <text:p>118.019753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.5993438603892" calcext:value-type="float">
            <text:p>98.59934386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8.874525834712" calcext:value-type="float">
            <text:p>108.87452583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.6796372966372" calcext:value-type="float">
            <text:p>82.67963729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.4924795180001" calcext:value-type="float">
            <text:p>89.4924795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.4932940453934" calcext:value-type="float">
            <text:p>97.49329404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.9055391446732" calcext:value-type="float">
            <text:p>56.90553914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5.1108537153447" calcext:value-type="float">
            <text:p>65.11085371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9.4924795180001" calcext:value-type="float">
            <text:p>89.4924795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4.0459576539924" calcext:value-type="float">
            <text:p>84.0459576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4.0727147457005" calcext:value-type="float">
            <text:p>94.07271474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.3924668009837" calcext:value-type="float">
            <text:p>78.3924668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0.409701962289" calcext:value-type="float">
            <text:p>160.40970196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2.860765311572" calcext:value-type="float">
            <text:p>132.86076531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8.173662250538" calcext:value-type="float">
            <text:p>158.17366225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.402052302992" calcext:value-type="float">
            <text:p>101.4020523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0970640815891" calcext:value-type="float">
            <text:p>59.09706408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0.642475408263" calcext:value-type="float">
            <text:p>160.64247540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.4760196469445" calcext:value-type="float">
            <text:p>70.47601964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7.7477845118713" calcext:value-type="float">
            <text:p>47.74778451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5.3839403789827" calcext:value-type="float">
            <text:p>85.3839403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3.8786834850373" calcext:value-type="float">
            <text:p>93.8786834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0.982177377461" calcext:value-type="float">
            <text:p>130.98217737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7.981128202758" calcext:value-type="float">
            <text:p>167.98112820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.085057289999" calcext:value-type="float">
            <text:p>126.085057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.413159102577" calcext:value-type="float">
            <text:p>148.41315910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2.487821126123" calcext:value-type="float">
            <text:p>132.48782112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.884359339886" calcext:value-type="float">
            <text:p>118.88435933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833985642199" calcext:value-type="float">
            <text:p>109.8339856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2.870246933215" calcext:value-type="float">
            <text:p>102.87024693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.380607661416" calcext:value-type="float">
            <text:p>133.38060766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4.68529299563" calcext:value-type="float">
            <text:p>154.68529299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6894636984864" calcext:value-type="float">
            <text:p>99.68946369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6.2294082943902" calcext:value-type="float">
            <text:p>66.22940829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.9810327856054" calcext:value-type="float">
            <text:p>87.98103278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0.4819133566401" calcext:value-type="float">
            <text:p>90.4819133566</text:p>
          </table:table-cell>
        </table:table-row>
        <table:table-row table:style-name="ro1" table:number-rows-repeated="104557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3T07:42:25.742942049</dc:date>
    <meta:document-statistic meta:table-count="1" meta:cell-count="6002" meta:object-count="1"/>
    <meta:generator>LibreOffice/4.1.6.2$Linux_X86_64 LibreOffice_project/4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51cm" svg:y="4.201cm" style:legend-expansion="high" chart:style-name="ch2"/>
        <chart:plot-area chart:style-name="ch3" table:cell-range-address="Sheet1.A1:Sheet1.B3001" chart:data-source-has-labels="row" svg:x="1.18cm" svg:y="1.095cm" svg:width="13.039cm" svg:height="7.543cm">
          <chartooo:coordinate-region svg:x="1.987cm" svg:y="1.294cm" svg:width="12.045cm" svg:height="6.6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01" chart:label-cell-address="Sheet1.B1:Sheet1.B1" chart:class="chart:scatter">
            <chart:domain table:cell-range-address="Sheet1.A2:Sheet1.A3001"/>
            <chart:data-point chart:repeated="3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a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Sheet1.A2:Sheet1.A3001</svg:desc>
                </draw:g>
              </table:table-cell>
              <table:table-cell office:value-type="float" office:value="75.0431540173515">
                <text:p>75.0431540173515</text:p>
                <draw:g>
                  <svg:desc>Sheet1.B2:Sheet1.B3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5.0431540173515">
                <text:p>75.0431540173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169.528538036679">
                <text:p>169.528538036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89.4924795180001">
                <text:p>89.492479518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212.842352315711">
                <text:p>212.8423523157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">
                <text:p>56</text:p>
              </table:table-cell>
              <table:table-cell office:value-type="float" office:value="129.156693004704">
                <text:p>129.156693004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98.5993438603892">
                <text:p>98.5993438603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0.406660861266">
                <text:p>50.4066608612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">
                <text:p>75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277.601417511009">
                <text:p>277.601417511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">
                <text:p>43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116.265324062503">
                <text:p>116.2653240625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195.676307990453">
                <text:p>195.676307990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101.402052302992">
                <text:p>101.4020523029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89.8800467811106">
                <text:p>89.88004678111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03.90247060316">
                <text:p>103.90247060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6.2294082943902">
                <text:p>66.2294082943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34.6074177301288">
                <text:p>34.60741773012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5.282169994022">
                <text:p>45.28216999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">
                <text:p>52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267.901086855275">
                <text:p>267.901086855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66.2294082943902">
                <text:p>66.22940829439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116.265324062503">
                <text:p>116.265324062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">
                <text:p>71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272.294783220064">
                <text:p>272.294783220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">
                <text:p>23</text:p>
              </table:table-cell>
              <table:table-cell office:value-type="float" office:value="35.0334213214995">
                <text:p>35.0334213214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">
                <text:p>22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">
                <text:p>28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">
                <text:p>34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152.838800991182">
                <text:p>152.8388009911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77.7376033039781">
                <text:p>77.73760330397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125.525498433836">
                <text:p>125.5254984338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">
                <text:p>49</text:p>
              </table:table-cell>
              <table:table-cell office:value-type="float" office:value="123.336103962059">
                <text:p>123.3361039620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">
                <text:p>42</text:p>
              </table:table-cell>
              <table:table-cell office:value-type="float" office:value="158.294621427791">
                <text:p>158.2946214277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">
                <text:p>31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">
                <text:p>32</text:p>
              </table:table-cell>
              <table:table-cell office:value-type="float" office:value="100.764272842107">
                <text:p>100.764272842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">
                <text:p>44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268.266292012557">
                <text:p>268.2662920125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">
                <text:p>23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113.567089569751">
                <text:p>113.5670895697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">
                <text:p>47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">
                <text:p>61</text:p>
              </table:table-cell>
              <table:table-cell office:value-type="float" office:value="106.723977625299">
                <text:p>106.7239776252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66.0446942318056">
                <text:p>66.04469423180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">
                <text:p>24</text:p>
              </table:table-cell>
              <table:table-cell office:value-type="float" office:value="51.521956314716">
                <text:p>51.521956314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">
                <text:p>34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">
                <text:p>53</text:p>
              </table:table-cell>
              <table:table-cell office:value-type="float" office:value="68.0764282889521">
                <text:p>68.07642828895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">
                <text:p>53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127.901232979118">
                <text:p>127.901232979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">
                <text:p>47</text:p>
              </table:table-cell>
              <table:table-cell office:value-type="float" office:value="131.224593755096">
                <text:p>131.2245937550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">
                <text:p>33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">
                <text:p>34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">
                <text:p>74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">
                <text:p>40</text:p>
              </table:table-cell>
              <table:table-cell office:value-type="float" office:value="98.5993438603892">
                <text:p>98.59934386038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">
                <text:p>45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">
                <text:p>43</text:p>
              </table:table-cell>
              <table:table-cell office:value-type="float" office:value="156.503510882633">
                <text:p>156.5035108826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144.944364980516">
                <text:p>144.9443649805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2">
                <text:p>62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">
                <text:p>37</text:p>
              </table:table-cell>
              <table:table-cell office:value-type="float" office:value="121.430313822622">
                <text:p>121.4303138226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">
                <text:p>54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">
                <text:p>34</text:p>
              </table:table-cell>
              <table:table-cell office:value-type="float" office:value="68.7480877337669">
                <text:p>68.74808773376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">
                <text:p>46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">
                <text:p>41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">
                <text:p>63</text:p>
              </table:table-cell>
              <table:table-cell office:value-type="float" office:value="64.2743972206327">
                <text:p>64.27439722063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">
                <text:p>38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">
                <text:p>35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">
                <text:p>29</text:p>
              </table:table-cell>
              <table:table-cell office:value-type="float" office:value="112.6488963421">
                <text:p>112.64889634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6">
                <text:p>66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">
                <text:p>37</text:p>
              </table:table-cell>
              <table:table-cell office:value-type="float" office:value="75.8954848228103">
                <text:p>75.89548482281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">
                <text:p>39</text:p>
              </table:table-cell>
              <table:table-cell office:value-type="float" office:value="112.136922992214">
                <text:p>112.1369229922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">
                <text:p>42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">
                <text:p>51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">
                <text:p>55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1">
                <text:p>51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">
                <text:p>38</text:p>
              </table:table-cell>
              <table:table-cell office:value-type="float" office:value="276.778413321176">
                <text:p>276.7784133211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">
                <text:p>49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">
                <text:p>42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">
                <text:p>43</text:p>
              </table:table-cell>
              <table:table-cell office:value-type="float" office:value="86.6951548289402">
                <text:p>86.69515482894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">
                <text:p>38</text:p>
              </table:table-cell>
              <table:table-cell office:value-type="float" office:value="162.946460744664">
                <text:p>162.9464607446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">
                <text:p>59</text:p>
              </table:table-cell>
              <table:table-cell office:value-type="float" office:value="139.213788138664">
                <text:p>139.2137881386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">
                <text:p>57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66.9616443217359">
                <text:p>66.96164432173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">
                <text:p>49</text:p>
              </table:table-cell>
              <table:table-cell office:value-type="float" office:value="131.194323611687">
                <text:p>131.1943236116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">
                <text:p>41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">
                <text:p>38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">
                <text:p>61</text:p>
              </table:table-cell>
              <table:table-cell office:value-type="float" office:value="79.1280844956297">
                <text:p>79.12808449562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">
                <text:p>49</text:p>
              </table:table-cell>
              <table:table-cell office:value-type="float" office:value="104.591737924918">
                <text:p>104.5917379249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">
                <text:p>52</text:p>
              </table:table-cell>
              <table:table-cell office:value-type="float" office:value="132.487821126123">
                <text:p>132.4878211261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">
                <text:p>43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">
                <text:p>60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">
                <text:p>46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">
                <text:p>21</text:p>
              </table:table-cell>
              <table:table-cell office:value-type="float" office:value="55.7673905084923">
                <text:p>55.76739050849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1">
                <text:p>61</text:p>
              </table:table-cell>
              <table:table-cell office:value-type="float" office:value="106.921814091211">
                <text:p>106.9218140912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">
                <text:p>32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">
                <text:p>58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">
                <text:p>35</text:p>
              </table:table-cell>
              <table:table-cell office:value-type="float" office:value="88.9296066367913">
                <text:p>88.92960663679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">
                <text:p>26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">
                <text:p>32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106.921814091211">
                <text:p>106.9218140912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">
                <text:p>22</text:p>
              </table:table-cell>
              <table:table-cell office:value-type="float" office:value="59.0970640815891">
                <text:p>59.09706408158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">
                <text:p>51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">
                <text:p>44</text:p>
              </table:table-cell>
              <table:table-cell office:value-type="float" office:value="120.589436530402">
                <text:p>120.5894365304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">
                <text:p>35</text:p>
              </table:table-cell>
              <table:table-cell office:value-type="float" office:value="157.700527725737">
                <text:p>157.7005277257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">
                <text:p>60</text:p>
              </table:table-cell>
              <table:table-cell office:value-type="float" office:value="129.453644576625">
                <text:p>129.4536445766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">
                <text:p>40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">
                <text:p>35</text:p>
              </table:table-cell>
              <table:table-cell office:value-type="float" office:value="59.0970640815891">
                <text:p>59.09706408158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">
                <text:p>35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">
                <text:p>47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">
                <text:p>43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">
                <text:p>33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">
                <text:p>60</text:p>
              </table:table-cell>
              <table:table-cell office:value-type="float" office:value="153.457515308961">
                <text:p>153.4575153089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">
                <text:p>38</text:p>
              </table:table-cell>
              <table:table-cell office:value-type="float" office:value="136.876367635184">
                <text:p>136.8763676351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">
                <text:p>53</text:p>
              </table:table-cell>
              <table:table-cell office:value-type="float" office:value="75.0431540173515">
                <text:p>75.04315401735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5">
                <text:p>55</text:p>
              </table:table-cell>
              <table:table-cell office:value-type="float" office:value="130.220832358777">
                <text:p>130.2208323587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">
                <text:p>57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4">
                <text:p>64</text:p>
              </table:table-cell>
              <table:table-cell office:value-type="float" office:value="49.5553381215226">
                <text:p>49.55533812152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3">
                <text:p>43</text:p>
              </table:table-cell>
              <table:table-cell office:value-type="float" office:value="123.908567597957">
                <text:p>123.9085675979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">
                <text:p>35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">
                <text:p>54</text:p>
              </table:table-cell>
              <table:table-cell office:value-type="float" office:value="78.155161407934">
                <text:p>78.1551614079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">
                <text:p>45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">
                <text:p>58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8">
                <text:p>48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">
                <text:p>46</text:p>
              </table:table-cell>
              <table:table-cell office:value-type="float" office:value="68.7480877337669">
                <text:p>68.74808773376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">
                <text:p>46</text:p>
              </table:table-cell>
              <table:table-cell office:value-type="float" office:value="84.39111474778">
                <text:p>84.391114747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">
                <text:p>55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">
                <text:p>51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">
                <text:p>49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">
                <text:p>34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">
                <text:p>53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">
                <text:p>50</text:p>
              </table:table-cell>
              <table:table-cell office:value-type="float" office:value="175.960883130401">
                <text:p>175.9608831304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">
                <text:p>37</text:p>
              </table:table-cell>
              <table:table-cell office:value-type="float" office:value="98.5993438603892">
                <text:p>98.59934386038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">
                <text:p>39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">
                <text:p>52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141.08887439127">
                <text:p>141.0888743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">
                <text:p>48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">
                <text:p>47</text:p>
              </table:table-cell>
              <table:table-cell office:value-type="float" office:value="129.453644576625">
                <text:p>129.453644576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">
                <text:p>39</text:p>
              </table:table-cell>
              <table:table-cell office:value-type="float" office:value="103.90247060316">
                <text:p>103.902470603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">
                <text:p>44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">
                <text:p>37</text:p>
              </table:table-cell>
              <table:table-cell office:value-type="float" office:value="151.591484239814">
                <text:p>151.5914842398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">
                <text:p>52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">
                <text:p>2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">
                <text:p>39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">
                <text:p>25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">
                <text:p>31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8">
                <text:p>58</text:p>
              </table:table-cell>
              <table:table-cell office:value-type="float" office:value="152.216806827106">
                <text:p>152.2168068271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">
                <text:p>30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">
                <text:p>27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">
                <text:p>55</text:p>
              </table:table-cell>
              <table:table-cell office:value-type="float" office:value="173.879493310012">
                <text:p>173.8794933100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">
                <text:p>35</text:p>
              </table:table-cell>
              <table:table-cell office:value-type="float" office:value="193.411070530969">
                <text:p>193.4110705309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8">
                <text:p>48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">
                <text:p>29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">
                <text:p>25</text:p>
              </table:table-cell>
              <table:table-cell office:value-type="float" office:value="89.4924795180001">
                <text:p>89.492479518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120.589436530402">
                <text:p>120.5894365304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">
                <text:p>27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">
                <text:p>44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9">
                <text:p>49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">
                <text:p>22</text:p>
              </table:table-cell>
              <table:table-cell office:value-type="float" office:value="34.6074177301288">
                <text:p>34.60741773012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">
                <text:p>45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">
                <text:p>33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">
                <text:p>63</text:p>
              </table:table-cell>
              <table:table-cell office:value-type="float" office:value="318.342430056529">
                <text:p>318.3424300565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">
                <text:p>49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">
                <text:p>39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">
                <text:p>25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">
                <text:p>29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7">
                <text:p>37</text:p>
              </table:table-cell>
              <table:table-cell office:value-type="float" office:value="75.0431540173515">
                <text:p>75.04315401735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">
                <text:p>35</text:p>
              </table:table-cell>
              <table:table-cell office:value-type="float" office:value="154.990260276812">
                <text:p>154.9902602768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">
                <text:p>46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8">
                <text:p>58</text:p>
              </table:table-cell>
              <table:table-cell office:value-type="float" office:value="73.118306923864">
                <text:p>73.1183069238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">
                <text:p>39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1">
                <text:p>41</text:p>
              </table:table-cell>
              <table:table-cell office:value-type="float" office:value="157.700527725737">
                <text:p>157.7005277257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">
                <text:p>29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">
                <text:p>37</text:p>
              </table:table-cell>
              <table:table-cell office:value-type="float" office:value="107.256062128429">
                <text:p>107.2560621284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2">
                <text:p>62</text:p>
              </table:table-cell>
              <table:table-cell office:value-type="float" office:value="78.9816745162994">
                <text:p>78.98167451629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">
                <text:p>27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">
                <text:p>37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">
                <text:p>5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">
                <text:p>36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6">
                <text:p>4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">
                <text:p>26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">
                <text:p>43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">
                <text:p>36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4">
                <text:p>54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2">
                <text:p>62</text:p>
              </table:table-cell>
              <table:table-cell office:value-type="float" office:value="95.6888119067371">
                <text:p>95.68881190673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">
                <text:p>40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3">
                <text:p>53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">
                <text:p>48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">
                <text:p>23</text:p>
              </table:table-cell>
              <table:table-cell office:value-type="float" office:value="61.1875264339915">
                <text:p>61.18752643399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">
                <text:p>34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">
                <text:p>43</text:p>
              </table:table-cell>
              <table:table-cell office:value-type="float" office:value="256.400649562425">
                <text:p>256.4006495624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">
                <text:p>59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">
                <text:p>60</text:p>
              </table:table-cell>
              <table:table-cell office:value-type="float" office:value="55.7673905084923">
                <text:p>55.76739050849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">
                <text:p>49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5">
                <text:p>45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">
                <text:p>31</text:p>
              </table:table-cell>
              <table:table-cell office:value-type="float" office:value="43.7351116779821">
                <text:p>43.73511167798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">
                <text:p>34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">
                <text:p>26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">
                <text:p>22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">
                <text:p>40</text:p>
              </table:table-cell>
              <table:table-cell office:value-type="float" office:value="68.5721657022738">
                <text:p>68.57216570227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">
                <text:p>41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">
                <text:p>36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">
                <text:p>38</text:p>
              </table:table-cell>
              <table:table-cell office:value-type="float" office:value="62.3983547205685">
                <text:p>62.39835472056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8">
                <text:p>48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">
                <text:p>47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7">
                <text:p>47</text:p>
              </table:table-cell>
              <table:table-cell office:value-type="float" office:value="61.1875264339915">
                <text:p>61.18752643399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">
                <text:p>3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9">
                <text:p>49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">
                <text:p>40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">
                <text:p>32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7">
                <text:p>57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6">
                <text:p>56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3">
                <text:p>73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">
                <text:p>29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9">
                <text:p>49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">
                <text:p>30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">
                <text:p>29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">
                <text:p>36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9">
                <text:p>39</text:p>
              </table:table-cell>
              <table:table-cell office:value-type="float" office:value="156.503510882633">
                <text:p>156.5035108826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8">
                <text:p>48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5">
                <text:p>45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0">
                <text:p>50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">
                <text:p>42</text:p>
              </table:table-cell>
              <table:table-cell office:value-type="float" office:value="32.3664131748549">
                <text:p>32.36641317485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">
                <text:p>58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">
                <text:p>48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8">
                <text:p>48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">
                <text:p>4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1">
                <text:p>41</text:p>
              </table:table-cell>
              <table:table-cell office:value-type="float" office:value="110.782650276254">
                <text:p>110.7826502762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">
                <text:p>27</text:p>
              </table:table-cell>
              <table:table-cell office:value-type="float" office:value="93.5572673479306">
                <text:p>93.55726734793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">
                <text:p>44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">
                <text:p>32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">
                <text:p>46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2">
                <text:p>52</text:p>
              </table:table-cell>
              <table:table-cell office:value-type="float" office:value="52.1561711699147">
                <text:p>52.15617116991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">
                <text:p>22</text:p>
              </table:table-cell>
              <table:table-cell office:value-type="float" office:value="43.7351116779821">
                <text:p>43.73511167798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3">
                <text:p>53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">
                <text:p>34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">
                <text:p>38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">
                <text:p>42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">
                <text:p>25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">
                <text:p>29</text:p>
              </table:table-cell>
              <table:table-cell office:value-type="float" office:value="86.6951548289402">
                <text:p>86.69515482894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">
                <text:p>28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">
                <text:p>46</text:p>
              </table:table-cell>
              <table:table-cell office:value-type="float" office:value="66.9616443217359">
                <text:p>66.96164432173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5">
                <text:p>5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6">
                <text:p>56</text:p>
              </table:table-cell>
              <table:table-cell office:value-type="float" office:value="105.767639622758">
                <text:p>105.7676396227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">
                <text:p>41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1">
                <text:p>61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7">
                <text:p>47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">
                <text:p>52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">
                <text:p>27</text:p>
              </table:table-cell>
              <table:table-cell office:value-type="float" office:value="72.1504556815713">
                <text:p>72.15045568157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">
                <text:p>33</text:p>
              </table:table-cell>
              <table:table-cell office:value-type="float" office:value="89.2428846644714">
                <text:p>89.24288466447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8">
                <text:p>58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">
                <text:p>27</text:p>
              </table:table-cell>
              <table:table-cell office:value-type="float" office:value="145.805163374625">
                <text:p>145.805163374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2">
                <text:p>52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5">
                <text:p>45</text:p>
              </table:table-cell>
              <table:table-cell office:value-type="float" office:value="41.0998036301194">
                <text:p>41.09980363011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">
                <text:p>22</text:p>
              </table:table-cell>
              <table:table-cell office:value-type="float" office:value="68.3956538035455">
                <text:p>68.39565380354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">
                <text:p>25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">
                <text:p>25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">
                <text:p>41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4">
                <text:p>54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">
                <text:p>23</text:p>
              </table:table-cell>
              <table:table-cell office:value-type="float" office:value="81.226746312023">
                <text:p>81.2267463120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">
                <text:p>36</text:p>
              </table:table-cell>
              <table:table-cell office:value-type="float" office:value="63.1888610037461">
                <text:p>63.18886100374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">
                <text:p>31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2">
                <text:p>52</text:p>
              </table:table-cell>
              <table:table-cell office:value-type="float" office:value="92.6581301668597">
                <text:p>92.65813016685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">
                <text:p>46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5">
                <text:p>4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">
                <text:p>40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">
                <text:p>33</text:p>
              </table:table-cell>
              <table:table-cell office:value-type="float" office:value="86.6951548289402">
                <text:p>86.69515482894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">
                <text:p>42</text:p>
              </table:table-cell>
              <table:table-cell office:value-type="float" office:value="133.971500070695">
                <text:p>133.9715000706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">
                <text:p>41</text:p>
              </table:table-cell>
              <table:table-cell office:value-type="float" office:value="125.525498433836">
                <text:p>125.5254984338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">
                <text:p>25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">
                <text:p>24</text:p>
              </table:table-cell>
              <table:table-cell office:value-type="float" office:value="72.1504556815713">
                <text:p>72.15045568157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">
                <text:p>24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1">
                <text:p>51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">
                <text:p>41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">
                <text:p>42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">
                <text:p>30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5">
                <text:p>55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">
                <text:p>23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0">
                <text:p>60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">
                <text:p>40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">
                <text:p>41</text:p>
              </table:table-cell>
              <table:table-cell office:value-type="float" office:value="110.782650276254">
                <text:p>110.7826502762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0">
                <text:p>80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3">
                <text:p>53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">
                <text:p>40</text:p>
              </table:table-cell>
              <table:table-cell office:value-type="float" office:value="171.765132627508">
                <text:p>171.7651326275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">
                <text:p>35</text:p>
              </table:table-cell>
              <table:table-cell office:value-type="float" office:value="137.481247831663">
                <text:p>137.4812478316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5">
                <text:p>55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">
                <text:p>24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">
                <text:p>39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">
                <text:p>30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">
                <text:p>68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">
                <text:p>54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">
                <text:p>27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">
                <text:p>34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3">
                <text:p>53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">
                <text:p>48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9">
                <text:p>59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">
                <text:p>30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">
                <text:p>45</text:p>
              </table:table-cell>
              <table:table-cell office:value-type="float" office:value="163.515863976238">
                <text:p>163.5158639762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">
                <text:p>39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">
                <text:p>45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3">
                <text:p>43</text:p>
              </table:table-cell>
              <table:table-cell office:value-type="float" office:value="281.745970551857">
                <text:p>281.7459705518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">
                <text:p>30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">
                <text:p>57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3">
                <text:p>53</text:p>
              </table:table-cell>
              <table:table-cell office:value-type="float" office:value="136.876367635184">
                <text:p>136.8763676351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">
                <text:p>42</text:p>
              </table:table-cell>
              <table:table-cell office:value-type="float" office:value="186.876677628007">
                <text:p>186.8766776280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">
                <text:p>23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8">
                <text:p>58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3">
                <text:p>43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">
                <text:p>33</text:p>
              </table:table-cell>
              <table:table-cell office:value-type="float" office:value="120.589436530402">
                <text:p>120.5894365304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6">
                <text:p>56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">
                <text:p>37</text:p>
              </table:table-cell>
              <table:table-cell office:value-type="float" office:value="108.874525834712">
                <text:p>108.8745258347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1">
                <text:p>41</text:p>
              </table:table-cell>
              <table:table-cell office:value-type="float" office:value="38.6059145209601">
                <text:p>38.60591452096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3">
                <text:p>33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0">
                <text:p>50</text:p>
              </table:table-cell>
              <table:table-cell office:value-type="float" office:value="126.323880709786">
                <text:p>126.3238807097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">
                <text:p>43</text:p>
              </table:table-cell>
              <table:table-cell office:value-type="float" office:value="191.573683548412">
                <text:p>191.5736835484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3">
                <text:p>53</text:p>
              </table:table-cell>
              <table:table-cell office:value-type="float" office:value="155.900506146767">
                <text:p>155.9005061467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">
                <text:p>37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">
                <text:p>20</text:p>
              </table:table-cell>
              <table:table-cell office:value-type="float" office:value="59.0970640815891">
                <text:p>59.09706408158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">
                <text:p>26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">
                <text:p>29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7">
                <text:p>57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">
                <text:p>47</text:p>
              </table:table-cell>
              <table:table-cell office:value-type="float" office:value="151.591484239814">
                <text:p>151.5914842398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4">
                <text:p>54</text:p>
              </table:table-cell>
              <table:table-cell office:value-type="float" office:value="272.294783220064">
                <text:p>272.2947832200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">
                <text:p>38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">
                <text:p>23</text:p>
              </table:table-cell>
              <table:table-cell office:value-type="float" office:value="68.111994065327">
                <text:p>68.1119940653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">
                <text:p>31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3">
                <text:p>43</text:p>
              </table:table-cell>
              <table:table-cell office:value-type="float" office:value="272.294783220064">
                <text:p>272.2947832200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">
                <text:p>33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8">
                <text:p>48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3">
                <text:p>33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">
                <text:p>52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">
                <text:p>30</text:p>
              </table:table-cell>
              <table:table-cell office:value-type="float" office:value="69.7915308454408">
                <text:p>69.79153084544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4">
                <text:p>44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">
                <text:p>38</text:p>
              </table:table-cell>
              <table:table-cell office:value-type="float" office:value="127.273347006486">
                <text:p>127.2733470064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1">
                <text:p>51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7">
                <text:p>47</text:p>
              </table:table-cell>
              <table:table-cell office:value-type="float" office:value="171.765132627508">
                <text:p>171.7651326275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">
                <text:p>28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2">
                <text:p>52</text:p>
              </table:table-cell>
              <table:table-cell office:value-type="float" office:value="115.375038556391">
                <text:p>115.3750385563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">
                <text:p>23</text:p>
              </table:table-cell>
              <table:table-cell office:value-type="float" office:value="72.1504556815713">
                <text:p>72.15045568157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5">
                <text:p>65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">
                <text:p>27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">
                <text:p>33</text:p>
              </table:table-cell>
              <table:table-cell office:value-type="float" office:value="20.9343779401018">
                <text:p>20.93437794010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">
                <text:p>49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">
                <text:p>27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8">
                <text:p>48</text:p>
              </table:table-cell>
              <table:table-cell office:value-type="float" office:value="115.375038556391">
                <text:p>115.3750385563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">
                <text:p>38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8">
                <text:p>58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">
                <text:p>40</text:p>
              </table:table-cell>
              <table:table-cell office:value-type="float" office:value="115.375038556391">
                <text:p>115.3750385563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6">
                <text:p>46</text:p>
              </table:table-cell>
              <table:table-cell office:value-type="float" office:value="93.4866920429597">
                <text:p>93.48669204295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">
                <text:p>53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">
                <text:p>2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">
                <text:p>42</text:p>
              </table:table-cell>
              <table:table-cell office:value-type="float" office:value="96.3706528322308">
                <text:p>96.37065283223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">
                <text:p>40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">
                <text:p>35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0">
                <text:p>50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">
                <text:p>34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">
                <text:p>48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9">
                <text:p>49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">
                <text:p>41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7">
                <text:p>37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8">
                <text:p>58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">
                <text:p>28</text:p>
              </table:table-cell>
              <table:table-cell office:value-type="float" office:value="68.111994065327">
                <text:p>68.1119940653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">
                <text:p>33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0">
                <text:p>50</text:p>
              </table:table-cell>
              <table:table-cell office:value-type="float" office:value="143.92735936583">
                <text:p>143.927359365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">
                <text:p>38</text:p>
              </table:table-cell>
              <table:table-cell office:value-type="float" office:value="103.90247060316">
                <text:p>103.902470603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8">
                <text:p>48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">
                <text:p>30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">
                <text:p>49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">
                <text:p>44</text:p>
              </table:table-cell>
              <table:table-cell office:value-type="float" office:value="118.55677641507">
                <text:p>118.556776415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0">
                <text:p>50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8">
                <text:p>58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">
                <text:p>45</text:p>
              </table:table-cell>
              <table:table-cell office:value-type="float" office:value="150.01328628271">
                <text:p>150.013286282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4">
                <text:p>44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">
                <text:p>35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9">
                <text:p>59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">
                <text:p>45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1">
                <text:p>51</text:p>
              </table:table-cell>
              <table:table-cell office:value-type="float" office:value="150.962783462143">
                <text:p>150.9627834621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1">
                <text:p>61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">
                <text:p>45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4">
                <text:p>34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3">
                <text:p>33</text:p>
              </table:table-cell>
              <table:table-cell office:value-type="float" office:value="113.567089569751">
                <text:p>113.5670895697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">
                <text:p>45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0">
                <text:p>50</text:p>
              </table:table-cell>
              <table:table-cell office:value-type="float" office:value="157.700527725737">
                <text:p>157.70052772573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">
                <text:p>50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">
                <text:p>39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6">
                <text:p>26</text:p>
              </table:table-cell>
              <table:table-cell office:value-type="float" office:value="160.643638171791">
                <text:p>160.6436381717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9">
                <text:p>49</text:p>
              </table:table-cell>
              <table:table-cell office:value-type="float" office:value="47.9055670370271">
                <text:p>47.90556703702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">
                <text:p>20</text:p>
              </table:table-cell>
              <table:table-cell office:value-type="float" office:value="59.0970640815891">
                <text:p>59.09706408158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1">
                <text:p>31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9">
                <text:p>49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6">
                <text:p>56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1">
                <text:p>61</text:p>
              </table:table-cell>
              <table:table-cell office:value-type="float" office:value="143.808556824369">
                <text:p>143.8085568243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">
                <text:p>56</text:p>
              </table:table-cell>
              <table:table-cell office:value-type="float" office:value="110.782650276254">
                <text:p>110.7826502762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1">
                <text:p>51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">
                <text:p>42</text:p>
              </table:table-cell>
              <table:table-cell office:value-type="float" office:value="120.589436530402">
                <text:p>120.5894365304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">
                <text:p>45</text:p>
              </table:table-cell>
              <table:table-cell office:value-type="float" office:value="272.294783220064">
                <text:p>272.2947832200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">
                <text:p>30</text:p>
              </table:table-cell>
              <table:table-cell office:value-type="float" office:value="105.375892660271">
                <text:p>105.3758926602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8">
                <text:p>48</text:p>
              </table:table-cell>
              <table:table-cell office:value-type="float" office:value="69.0108766220885">
                <text:p>69.01087662208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3">
                <text:p>33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0">
                <text:p>50</text:p>
              </table:table-cell>
              <table:table-cell office:value-type="float" office:value="89.2428846644714">
                <text:p>89.24288466447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1">
                <text:p>31</text:p>
              </table:table-cell>
              <table:table-cell office:value-type="float" office:value="171.765132627508">
                <text:p>171.7651326275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8">
                <text:p>48</text:p>
              </table:table-cell>
              <table:table-cell office:value-type="float" office:value="133.232350826567">
                <text:p>133.2323508265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5">
                <text:p>35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7">
                <text:p>47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">
                <text:p>45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2">
                <text:p>52</text:p>
              </table:table-cell>
              <table:table-cell office:value-type="float" office:value="119.742556289908">
                <text:p>119.7425562899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">
                <text:p>46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7">
                <text:p>47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9">
                <text:p>49</text:p>
              </table:table-cell>
              <table:table-cell office:value-type="float" office:value="267.901086855275">
                <text:p>267.9010868552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">
                <text:p>36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1">
                <text:p>51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">
                <text:p>46</text:p>
              </table:table-cell>
              <table:table-cell office:value-type="float" office:value="157.700527725737">
                <text:p>157.7005277257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7">
                <text:p>37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">
                <text:p>23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3">
                <text:p>43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4">
                <text:p>34</text:p>
              </table:table-cell>
              <table:table-cell office:value-type="float" office:value="78.3924668009837">
                <text:p>78.39246680098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8">
                <text:p>58</text:p>
              </table:table-cell>
              <table:table-cell office:value-type="float" office:value="139.213788138664">
                <text:p>139.2137881386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4">
                <text:p>44</text:p>
              </table:table-cell>
              <table:table-cell office:value-type="float" office:value="112.6488963421">
                <text:p>112.64889634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1">
                <text:p>61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">
                <text:p>40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7">
                <text:p>37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3">
                <text:p>33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">
                <text:p>38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1">
                <text:p>41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">
                <text:p>30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1">
                <text:p>51</text:p>
              </table:table-cell>
              <table:table-cell office:value-type="float" office:value="70.8150386167557">
                <text:p>70.81503861675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9">
                <text:p>39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">
                <text:p>56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">
                <text:p>44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1">
                <text:p>51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5">
                <text:p>35</text:p>
              </table:table-cell>
              <table:table-cell office:value-type="float" office:value="75.1996281485946">
                <text:p>75.19962814859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">
                <text:p>27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">
                <text:p>47</text:p>
              </table:table-cell>
              <table:table-cell office:value-type="float" office:value="146.462838515063">
                <text:p>146.4628385150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1">
                <text:p>51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1">
                <text:p>41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3">
                <text:p>63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">
                <text:p>61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6">
                <text:p>4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3">
                <text:p>33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">
                <text:p>35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">
                <text:p>28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">
                <text:p>50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">
                <text:p>41</text:p>
              </table:table-cell>
              <table:table-cell office:value-type="float" office:value="284.524740902214">
                <text:p>284.5247409022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">
                <text:p>23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5">
                <text:p>45</text:p>
              </table:table-cell>
              <table:table-cell office:value-type="float" office:value="106.921814091211">
                <text:p>106.9218140912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">
                <text:p>63</text:p>
              </table:table-cell>
              <table:table-cell office:value-type="float" office:value="100.013486924706">
                <text:p>100.0134869247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9">
                <text:p>59</text:p>
              </table:table-cell>
              <table:table-cell office:value-type="float" office:value="108.874525834712">
                <text:p>108.8745258347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0">
                <text:p>30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">
                <text:p>30</text:p>
              </table:table-cell>
              <table:table-cell office:value-type="float" office:value="115.375038556391">
                <text:p>115.3750385563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">
                <text:p>45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">
                <text:p>42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7">
                <text:p>57</text:p>
              </table:table-cell>
              <table:table-cell office:value-type="float" office:value="106.921814091211">
                <text:p>106.9218140912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">
                <text:p>52</text:p>
              </table:table-cell>
              <table:table-cell office:value-type="float" office:value="22.9624006796429">
                <text:p>22.96240067964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4">
                <text:p>54</text:p>
              </table:table-cell>
              <table:table-cell office:value-type="float" office:value="115.182455126581">
                <text:p>115.18245512658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0">
                <text:p>30</text:p>
              </table:table-cell>
              <table:table-cell office:value-type="float" office:value="103.90247060316">
                <text:p>103.902470603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7">
                <text:p>47</text:p>
              </table:table-cell>
              <table:table-cell office:value-type="float" office:value="184.469464222499">
                <text:p>184.4694642224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8">
                <text:p>38</text:p>
              </table:table-cell>
              <table:table-cell office:value-type="float" office:value="314.32933644529">
                <text:p>314.3293364452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">
                <text:p>47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9">
                <text:p>39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">
                <text:p>50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7">
                <text:p>47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5">
                <text:p>45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4">
                <text:p>44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">
                <text:p>52</text:p>
              </table:table-cell>
              <table:table-cell office:value-type="float" office:value="92.1611220323496">
                <text:p>92.16112203234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">
                <text:p>42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">
                <text:p>18</text:p>
              </table:table-cell>
              <table:table-cell office:value-type="float" office:value="41.7049904993395">
                <text:p>41.70499049933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6">
                <text:p>56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0">
                <text:p>50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0">
                <text:p>50</text:p>
              </table:table-cell>
              <table:table-cell office:value-type="float" office:value="277.79948020565">
                <text:p>277.799480205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3">
                <text:p>53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8">
                <text:p>38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7">
                <text:p>27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6">
                <text:p>56</text:p>
              </table:table-cell>
              <table:table-cell office:value-type="float" office:value="163.515863976238">
                <text:p>163.5158639762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0">
                <text:p>50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6">
                <text:p>56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0">
                <text:p>50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9">
                <text:p>49</text:p>
              </table:table-cell>
              <table:table-cell office:value-type="float" office:value="72.1504556815713">
                <text:p>72.15045568157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2">
                <text:p>42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0">
                <text:p>50</text:p>
              </table:table-cell>
              <table:table-cell office:value-type="float" office:value="186.876677628007">
                <text:p>186.8766776280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3">
                <text:p>53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8">
                <text:p>28</text:p>
              </table:table-cell>
              <table:table-cell office:value-type="float" office:value="139.703071527658">
                <text:p>139.70307152765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5">
                <text:p>45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4">
                <text:p>24</text:p>
              </table:table-cell>
              <table:table-cell office:value-type="float" office:value="66.2294082943902">
                <text:p>66.22940829439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">
                <text:p>25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8">
                <text:p>38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7">
                <text:p>47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8">
                <text:p>38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3">
                <text:p>33</text:p>
              </table:table-cell>
              <table:table-cell office:value-type="float" office:value="106.921814091211">
                <text:p>106.9218140912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9">
                <text:p>39</text:p>
              </table:table-cell>
              <table:table-cell office:value-type="float" office:value="277.79948020565">
                <text:p>277.7994802056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2">
                <text:p>52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6">
                <text:p>46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2">
                <text:p>42</text:p>
              </table:table-cell>
              <table:table-cell office:value-type="float" office:value="106.921814091211">
                <text:p>106.9218140912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1">
                <text:p>61</text:p>
              </table:table-cell>
              <table:table-cell office:value-type="float" office:value="56.9055391446732">
                <text:p>56.90553914467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2">
                <text:p>32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2">
                <text:p>42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1">
                <text:p>61</text:p>
              </table:table-cell>
              <table:table-cell office:value-type="float" office:value="196.125272594255">
                <text:p>196.1252725942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">
                <text:p>27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5">
                <text:p>45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8">
                <text:p>58</text:p>
              </table:table-cell>
              <table:table-cell office:value-type="float" office:value="32.3664131748549">
                <text:p>32.36641317485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">
                <text:p>25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4">
                <text:p>34</text:p>
              </table:table-cell>
              <table:table-cell office:value-type="float" office:value="100.764272842107">
                <text:p>100.7642728421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4">
                <text:p>44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0">
                <text:p>40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1">
                <text:p>51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0">
                <text:p>50</text:p>
              </table:table-cell>
              <table:table-cell office:value-type="float" office:value="121.010826565755">
                <text:p>121.0108265657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4">
                <text:p>64</text:p>
              </table:table-cell>
              <table:table-cell office:value-type="float" office:value="133.971500070695">
                <text:p>133.97150007069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4">
                <text:p>54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2">
                <text:p>42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1">
                <text:p>31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5">
                <text:p>25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2">
                <text:p>32</text:p>
              </table:table-cell>
              <table:table-cell office:value-type="float" office:value="106.921814091211">
                <text:p>106.9218140912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1">
                <text:p>51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5">
                <text:p>75</text:p>
              </table:table-cell>
              <table:table-cell office:value-type="float" office:value="53.3953468905727">
                <text:p>53.39534689057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">
                <text:p>28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">
                <text:p>28</text:p>
              </table:table-cell>
              <table:table-cell office:value-type="float" office:value="66.2294082943902">
                <text:p>66.22940829439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2">
                <text:p>32</text:p>
              </table:table-cell>
              <table:table-cell office:value-type="float" office:value="96.3706528322308">
                <text:p>96.37065283223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3">
                <text:p>53</text:p>
              </table:table-cell>
              <table:table-cell office:value-type="float" office:value="272.403225755586">
                <text:p>272.4032257555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6">
                <text:p>36</text:p>
              </table:table-cell>
              <table:table-cell office:value-type="float" office:value="97.1582750436503">
                <text:p>97.158275043650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">
                <text:p>43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1">
                <text:p>51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5">
                <text:p>35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6">
                <text:p>46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8">
                <text:p>38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3">
                <text:p>43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9">
                <text:p>39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7">
                <text:p>37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9">
                <text:p>59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3">
                <text:p>33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3">
                <text:p>23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7">
                <text:p>37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0">
                <text:p>40</text:p>
              </table:table-cell>
              <table:table-cell office:value-type="float" office:value="27.1405792079024">
                <text:p>27.14057920790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5">
                <text:p>25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">
                <text:p>27</text:p>
              </table:table-cell>
              <table:table-cell office:value-type="float" office:value="102.453557578372">
                <text:p>102.4535575783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7">
                <text:p>47</text:p>
              </table:table-cell>
              <table:table-cell office:value-type="float" office:value="272.294783220064">
                <text:p>272.2947832200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2">
                <text:p>52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3">
                <text:p>23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3">
                <text:p>33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7">
                <text:p>37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4">
                <text:p>34</text:p>
              </table:table-cell>
              <table:table-cell office:value-type="float" office:value="80.4302079458208">
                <text:p>80.43020794582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1">
                <text:p>51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0">
                <text:p>40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0">
                <text:p>50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4">
                <text:p>64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4">
                <text:p>54</text:p>
              </table:table-cell>
              <table:table-cell office:value-type="float" office:value="80.487444359511">
                <text:p>80.4874443595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0">
                <text:p>50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2">
                <text:p>32</text:p>
              </table:table-cell>
              <table:table-cell office:value-type="float" office:value="109.355626400253">
                <text:p>109.3556264002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7">
                <text:p>37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">
                <text:p>19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2">
                <text:p>32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2">
                <text:p>42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6">
                <text:p>2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6">
                <text:p>46</text:p>
              </table:table-cell>
              <table:table-cell office:value-type="float" office:value="157.700527725737">
                <text:p>157.7005277257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">
                <text:p>18</text:p>
              </table:table-cell>
              <table:table-cell office:value-type="float" office:value="49.5553381215226">
                <text:p>49.55533812152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3">
                <text:p>43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2">
                <text:p>62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4">
                <text:p>44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0">
                <text:p>40</text:p>
              </table:table-cell>
              <table:table-cell office:value-type="float" office:value="133.232350826567">
                <text:p>133.2323508265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3">
                <text:p>43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2">
                <text:p>32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8">
                <text:p>48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5">
                <text:p>35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">
                <text:p>61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7">
                <text:p>47</text:p>
              </table:table-cell>
              <table:table-cell office:value-type="float" office:value="89.2428846644714">
                <text:p>89.24288466447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5">
                <text:p>55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8">
                <text:p>28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2">
                <text:p>52</text:p>
              </table:table-cell>
              <table:table-cell office:value-type="float" office:value="149.695042068453">
                <text:p>149.6950420684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7">
                <text:p>27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2">
                <text:p>22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">
                <text:p>20</text:p>
              </table:table-cell>
              <table:table-cell office:value-type="float" office:value="69.9291272064087">
                <text:p>69.929127206408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">
                <text:p>42</text:p>
              </table:table-cell>
              <table:table-cell office:value-type="float" office:value="106.921814091211">
                <text:p>106.9218140912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9">
                <text:p>29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1">
                <text:p>31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9">
                <text:p>59</text:p>
              </table:table-cell>
              <table:table-cell office:value-type="float" office:value="151.591484239814">
                <text:p>151.5914842398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6">
                <text:p>36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2">
                <text:p>32</text:p>
              </table:table-cell>
              <table:table-cell office:value-type="float" office:value="66.9616443217359">
                <text:p>66.961644321735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2">
                <text:p>32</text:p>
              </table:table-cell>
              <table:table-cell office:value-type="float" office:value="103.90247060316">
                <text:p>103.902470603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5">
                <text:p>25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3">
                <text:p>43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4">
                <text:p>44</text:p>
              </table:table-cell>
              <table:table-cell office:value-type="float" office:value="43.7351116779821">
                <text:p>43.735111677982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7">
                <text:p>57</text:p>
              </table:table-cell>
              <table:table-cell office:value-type="float" office:value="116.707154559148">
                <text:p>116.70715455914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9">
                <text:p>49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1">
                <text:p>41</text:p>
              </table:table-cell>
              <table:table-cell office:value-type="float" office:value="144.47808766541">
                <text:p>144.478087665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8">
                <text:p>38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8">
                <text:p>58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9">
                <text:p>59</text:p>
              </table:table-cell>
              <table:table-cell office:value-type="float" office:value="189.244162932803">
                <text:p>189.24416293280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9">
                <text:p>39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0">
                <text:p>60</text:p>
              </table:table-cell>
              <table:table-cell office:value-type="float" office:value="96.0316570194457">
                <text:p>96.031657019445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6">
                <text:p>56</text:p>
              </table:table-cell>
              <table:table-cell office:value-type="float" office:value="111.065194319742">
                <text:p>111.06519431974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4">
                <text:p>44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0">
                <text:p>70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7">
                <text:p>27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7">
                <text:p>47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">
                <text:p>41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9">
                <text:p>29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2">
                <text:p>42</text:p>
              </table:table-cell>
              <table:table-cell office:value-type="float" office:value="112.6488963421">
                <text:p>112.648896342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1">
                <text:p>51</text:p>
              </table:table-cell>
              <table:table-cell office:value-type="float" office:value="281.745970551857">
                <text:p>281.74597055185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7">
                <text:p>47</text:p>
              </table:table-cell>
              <table:table-cell office:value-type="float" office:value="114.477521132502">
                <text:p>114.47752113250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8">
                <text:p>48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9">
                <text:p>39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3">
                <text:p>23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1">
                <text:p>31</text:p>
              </table:table-cell>
              <table:table-cell office:value-type="float" office:value="119.74085129618">
                <text:p>119.740851296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9">
                <text:p>59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">
                <text:p>19</text:p>
              </table:table-cell>
              <table:table-cell office:value-type="float" office:value="27.1405792079024">
                <text:p>27.14057920790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">
                <text:p>42</text:p>
              </table:table-cell>
              <table:table-cell office:value-type="float" office:value="182.020620963512">
                <text:p>182.0206209635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5">
                <text:p>35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8">
                <text:p>38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5">
                <text:p>45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8">
                <text:p>58</text:p>
              </table:table-cell>
              <table:table-cell office:value-type="float" office:value="135.59805975224">
                <text:p>135.5980597522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">
                <text:p>26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0">
                <text:p>30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4">
                <text:p>54</text:p>
              </table:table-cell>
              <table:table-cell office:value-type="float" office:value="277.79948020565">
                <text:p>277.7994802056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8">
                <text:p>38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4">
                <text:p>44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2">
                <text:p>52</text:p>
              </table:table-cell>
              <table:table-cell office:value-type="float" office:value="96.3706528322308">
                <text:p>96.37065283223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3">
                <text:p>73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5">
                <text:p>65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">
                <text:p>28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3">
                <text:p>53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3">
                <text:p>53</text:p>
              </table:table-cell>
              <table:table-cell office:value-type="float" office:value="89.2428846644714">
                <text:p>89.24288466447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2">
                <text:p>52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7">
                <text:p>27</text:p>
              </table:table-cell>
              <table:table-cell office:value-type="float" office:value="96.8667032433329">
                <text:p>96.86670324333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7">
                <text:p>57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2">
                <text:p>32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1">
                <text:p>51</text:p>
              </table:table-cell>
              <table:table-cell office:value-type="float" office:value="148.155046727428">
                <text:p>148.1550467274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3">
                <text:p>43</text:p>
              </table:table-cell>
              <table:table-cell office:value-type="float" office:value="49.5553381215226">
                <text:p>49.55533812152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0">
                <text:p>50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3">
                <text:p>53</text:p>
              </table:table-cell>
              <table:table-cell office:value-type="float" office:value="115.375038556391">
                <text:p>115.3750385563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4">
                <text:p>54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4">
                <text:p>24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0">
                <text:p>40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0">
                <text:p>30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5">
                <text:p>45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5">
                <text:p>55</text:p>
              </table:table-cell>
              <table:table-cell office:value-type="float" office:value="147.116689159978">
                <text:p>147.11668915997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5">
                <text:p>45</text:p>
              </table:table-cell>
              <table:table-cell office:value-type="float" office:value="140.398200161944">
                <text:p>140.39820016194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">
                <text:p>44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7">
                <text:p>37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1">
                <text:p>41</text:p>
              </table:table-cell>
              <table:table-cell office:value-type="float" office:value="115.375038556391">
                <text:p>115.3750385563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4">
                <text:p>44</text:p>
              </table:table-cell>
              <table:table-cell office:value-type="float" office:value="59.0970640815891">
                <text:p>59.09706408158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2">
                <text:p>52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5">
                <text:p>55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3">
                <text:p>43</text:p>
              </table:table-cell>
              <table:table-cell office:value-type="float" office:value="70.9095858696657">
                <text:p>70.90958586966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7">
                <text:p>27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3">
                <text:p>43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6">
                <text:p>4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0">
                <text:p>30</text:p>
              </table:table-cell>
              <table:table-cell office:value-type="float" office:value="186.876677628007">
                <text:p>186.87667762800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3">
                <text:p>43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8">
                <text:p>48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3">
                <text:p>33</text:p>
              </table:table-cell>
              <table:table-cell office:value-type="float" office:value="63.9666908300607">
                <text:p>63.966690830060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9">
                <text:p>29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4">
                <text:p>24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2">
                <text:p>52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0">
                <text:p>50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4">
                <text:p>24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2">
                <text:p>42</text:p>
              </table:table-cell>
              <table:table-cell office:value-type="float" office:value="123.908567597957">
                <text:p>123.90856759795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3">
                <text:p>53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9">
                <text:p>49</text:p>
              </table:table-cell>
              <table:table-cell office:value-type="float" office:value="279.1974969917">
                <text:p>279.19749699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6">
                <text:p>46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0">
                <text:p>40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1">
                <text:p>41</text:p>
              </table:table-cell>
              <table:table-cell office:value-type="float" office:value="180.030197076236">
                <text:p>180.0301970762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1">
                <text:p>41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6">
                <text:p>36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4">
                <text:p>34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4">
                <text:p>24</text:p>
              </table:table-cell>
              <table:table-cell office:value-type="float" office:value="59.0970640815891">
                <text:p>59.09706408158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4">
                <text:p>44</text:p>
              </table:table-cell>
              <table:table-cell office:value-type="float" office:value="123.908567597957">
                <text:p>123.90856759795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3">
                <text:p>33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5">
                <text:p>25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0">
                <text:p>40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8">
                <text:p>48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6">
                <text:p>56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5">
                <text:p>25</text:p>
              </table:table-cell>
              <table:table-cell office:value-type="float" office:value="118.019753340006">
                <text:p>118.01975334000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4">
                <text:p>44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7">
                <text:p>27</text:p>
              </table:table-cell>
              <table:table-cell office:value-type="float" office:value="116.176695171054">
                <text:p>116.17669517105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8">
                <text:p>58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2">
                <text:p>52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0">
                <text:p>60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9">
                <text:p>39</text:p>
              </table:table-cell>
              <table:table-cell office:value-type="float" office:value="103.90247060316">
                <text:p>103.902470603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1">
                <text:p>51</text:p>
              </table:table-cell>
              <table:table-cell office:value-type="float" office:value="147.116689159978">
                <text:p>147.11668915997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1">
                <text:p>31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">
                <text:p>4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3">
                <text:p>43</text:p>
              </table:table-cell>
              <table:table-cell office:value-type="float" office:value="100.764272842107">
                <text:p>100.7642728421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5">
                <text:p>45</text:p>
              </table:table-cell>
              <table:table-cell office:value-type="float" office:value="120.589436530402">
                <text:p>120.58943653040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0">
                <text:p>40</text:p>
              </table:table-cell>
              <table:table-cell office:value-type="float" office:value="193.866878146586">
                <text:p>193.86687814658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6">
                <text:p>46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1">
                <text:p>51</text:p>
              </table:table-cell>
              <table:table-cell office:value-type="float" office:value="267.901086855275">
                <text:p>267.9010868552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7">
                <text:p>47</text:p>
              </table:table-cell>
              <table:table-cell office:value-type="float" office:value="174.402876012275">
                <text:p>174.4028760122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2">
                <text:p>52</text:p>
              </table:table-cell>
              <table:table-cell office:value-type="float" office:value="133.971500070695">
                <text:p>133.97150007069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1">
                <text:p>31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0">
                <text:p>40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6">
                <text:p>26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9">
                <text:p>49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8">
                <text:p>38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0">
                <text:p>50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3">
                <text:p>63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5">
                <text:p>35</text:p>
              </table:table-cell>
              <table:table-cell office:value-type="float" office:value="85.9010443226556">
                <text:p>85.90104432265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">
                <text:p>29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3">
                <text:p>33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9">
                <text:p>29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2">
                <text:p>62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5">
                <text:p>45</text:p>
              </table:table-cell>
              <table:table-cell office:value-type="float" office:value="124.720446242886">
                <text:p>124.72044624288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6">
                <text:p>56</text:p>
              </table:table-cell>
              <table:table-cell office:value-type="float" office:value="127.901232979118">
                <text:p>127.90123297911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8">
                <text:p>58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9">
                <text:p>39</text:p>
              </table:table-cell>
              <table:table-cell office:value-type="float" office:value="198.350290464385">
                <text:p>198.35029046438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9">
                <text:p>49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4">
                <text:p>24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1">
                <text:p>61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8">
                <text:p>58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7">
                <text:p>47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1">
                <text:p>41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1">
                <text:p>71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7">
                <text:p>47</text:p>
              </table:table-cell>
              <table:table-cell office:value-type="float" office:value="150.070476909424">
                <text:p>150.0704769094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8">
                <text:p>38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1">
                <text:p>31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6">
                <text:p>56</text:p>
              </table:table-cell>
              <table:table-cell office:value-type="float" office:value="125.12381572196">
                <text:p>125.1238157219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4">
                <text:p>44</text:p>
              </table:table-cell>
              <table:table-cell office:value-type="float" office:value="277.79948020565">
                <text:p>277.7994802056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3">
                <text:p>33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6">
                <text:p>36</text:p>
              </table:table-cell>
              <table:table-cell office:value-type="float" office:value="60.7397785177603">
                <text:p>60.739778517760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1">
                <text:p>31</text:p>
              </table:table-cell>
              <table:table-cell office:value-type="float" office:value="92.0363233010764">
                <text:p>92.03632330107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5">
                <text:p>55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8">
                <text:p>48</text:p>
              </table:table-cell>
              <table:table-cell office:value-type="float" office:value="66.9616443217359">
                <text:p>66.96164432173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0">
                <text:p>50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2">
                <text:p>42</text:p>
              </table:table-cell>
              <table:table-cell office:value-type="float" office:value="170.6951277113">
                <text:p>170.69512771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">
                <text:p>25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5">
                <text:p>55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8">
                <text:p>28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0">
                <text:p>30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6">
                <text:p>46</text:p>
              </table:table-cell>
              <table:table-cell office:value-type="float" office:value="120.589436530402">
                <text:p>120.5894365304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8">
                <text:p>48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2">
                <text:p>42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3">
                <text:p>23</text:p>
              </table:table-cell>
              <table:table-cell office:value-type="float" office:value="36.6737041960799">
                <text:p>36.67370419607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0">
                <text:p>60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4">
                <text:p>34</text:p>
              </table:table-cell>
              <table:table-cell office:value-type="float" office:value="74.412963512917">
                <text:p>74.4129635129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5">
                <text:p>45</text:p>
              </table:table-cell>
              <table:table-cell office:value-type="float" office:value="129.067820506745">
                <text:p>129.06782050674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8">
                <text:p>28</text:p>
              </table:table-cell>
              <table:table-cell office:value-type="float" office:value="84.1000101164483">
                <text:p>84.100010116448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3">
                <text:p>33</text:p>
              </table:table-cell>
              <table:table-cell office:value-type="float" office:value="185.918662879754">
                <text:p>185.91866287975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8">
                <text:p>58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7">
                <text:p>47</text:p>
              </table:table-cell>
              <table:table-cell office:value-type="float" office:value="163.515863976238">
                <text:p>163.51586397623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4">
                <text:p>24</text:p>
              </table:table-cell>
              <table:table-cell office:value-type="float" office:value="63.1888610037461">
                <text:p>63.188861003746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6">
                <text:p>56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6">
                <text:p>56</text:p>
              </table:table-cell>
              <table:table-cell office:value-type="float" office:value="120.926701544426">
                <text:p>120.9267015444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3">
                <text:p>23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6">
                <text:p>56</text:p>
              </table:table-cell>
              <table:table-cell office:value-type="float" office:value="132.487821126123">
                <text:p>132.48782112612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5">
                <text:p>45</text:p>
              </table:table-cell>
              <table:table-cell office:value-type="float" office:value="133.232350826567">
                <text:p>133.23235082656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8">
                <text:p>58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0">
                <text:p>30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6">
                <text:p>46</text:p>
              </table:table-cell>
              <table:table-cell office:value-type="float" office:value="150.330653495766">
                <text:p>150.33065349576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8">
                <text:p>48</text:p>
              </table:table-cell>
              <table:table-cell office:value-type="float" office:value="278.964466695847">
                <text:p>278.96446669584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0">
                <text:p>50</text:p>
              </table:table-cell>
              <table:table-cell office:value-type="float" office:value="98.2692308087927">
                <text:p>98.269230808792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3">
                <text:p>43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7">
                <text:p>37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9">
                <text:p>49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1">
                <text:p>31</text:p>
              </table:table-cell>
              <table:table-cell office:value-type="float" office:value="166.324941233877">
                <text:p>166.32494123387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4">
                <text:p>54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2">
                <text:p>52</text:p>
              </table:table-cell>
              <table:table-cell office:value-type="float" office:value="139.703071527658">
                <text:p>139.7030715276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0">
                <text:p>70</text:p>
              </table:table-cell>
              <table:table-cell office:value-type="float" office:value="78.3924668009837">
                <text:p>78.392466800983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0">
                <text:p>30</text:p>
              </table:table-cell>
              <table:table-cell office:value-type="float" office:value="141.775856466307">
                <text:p>141.7758564663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4">
                <text:p>44</text:p>
              </table:table-cell>
              <table:table-cell office:value-type="float" office:value="116.265324062503">
                <text:p>116.2653240625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4">
                <text:p>34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8">
                <text:p>38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8">
                <text:p>28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8">
                <text:p>38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9">
                <text:p>39</text:p>
              </table:table-cell>
              <table:table-cell office:value-type="float" office:value="63.0927167348386">
                <text:p>63.092716734838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2">
                <text:p>52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4">
                <text:p>34</text:p>
              </table:table-cell>
              <table:table-cell office:value-type="float" office:value="151.591484239814">
                <text:p>151.59148423981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3">
                <text:p>33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5">
                <text:p>4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8">
                <text:p>58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8">
                <text:p>38</text:p>
              </table:table-cell>
              <table:table-cell office:value-type="float" office:value="104.004959912222">
                <text:p>104.0049599122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3">
                <text:p>63</text:p>
              </table:table-cell>
              <table:table-cell office:value-type="float" office:value="55.5361044177385">
                <text:p>55.536104417738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8">
                <text:p>38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1">
                <text:p>31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3">
                <text:p>53</text:p>
              </table:table-cell>
              <table:table-cell office:value-type="float" office:value="193.452606894109">
                <text:p>193.45260689410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1">
                <text:p>21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8">
                <text:p>38</text:p>
              </table:table-cell>
              <table:table-cell office:value-type="float" office:value="164.646988930328">
                <text:p>164.64698893032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8">
                <text:p>18</text:p>
              </table:table-cell>
              <table:table-cell office:value-type="float" office:value="69.6190369046763">
                <text:p>69.619036904676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8">
                <text:p>28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3">
                <text:p>33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">
                <text:p>32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9">
                <text:p>29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8">
                <text:p>28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2">
                <text:p>42</text:p>
              </table:table-cell>
              <table:table-cell office:value-type="float" office:value="116.943081320617">
                <text:p>116.94308132061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8">
                <text:p>28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6">
                <text:p>36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7">
                <text:p>47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3">
                <text:p>53</text:p>
              </table:table-cell>
              <table:table-cell office:value-type="float" office:value="281.745970551857">
                <text:p>281.74597055185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8">
                <text:p>48</text:p>
              </table:table-cell>
              <table:table-cell office:value-type="float" office:value="163.515863976238">
                <text:p>163.51586397623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6">
                <text:p>36</text:p>
              </table:table-cell>
              <table:table-cell office:value-type="float" office:value="179.214858036271">
                <text:p>179.21485803627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5">
                <text:p>55</text:p>
              </table:table-cell>
              <table:table-cell office:value-type="float" office:value="126.323880709786">
                <text:p>126.32388070978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7">
                <text:p>37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8">
                <text:p>68</text:p>
              </table:table-cell>
              <table:table-cell office:value-type="float" office:value="118.019753340006">
                <text:p>118.0197533400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5">
                <text:p>65</text:p>
              </table:table-cell>
              <table:table-cell office:value-type="float" office:value="71.3196387942183">
                <text:p>71.31963879421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7">
                <text:p>37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3">
                <text:p>33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9">
                <text:p>19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0">
                <text:p>50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2">
                <text:p>22</text:p>
              </table:table-cell>
              <table:table-cell office:value-type="float" office:value="80.4302079458208">
                <text:p>80.430207945820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0">
                <text:p>40</text:p>
              </table:table-cell>
              <table:table-cell office:value-type="float" office:value="89.2428846644714">
                <text:p>89.24288466447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5">
                <text:p>45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6">
                <text:p>36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7">
                <text:p>37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4">
                <text:p>24</text:p>
              </table:table-cell>
              <table:table-cell office:value-type="float" office:value="52.4070640482002">
                <text:p>52.40706404820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6">
                <text:p>6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5">
                <text:p>35</text:p>
              </table:table-cell>
              <table:table-cell office:value-type="float" office:value="63.1888610037461">
                <text:p>63.188861003746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3">
                <text:p>33</text:p>
              </table:table-cell>
              <table:table-cell office:value-type="float" office:value="196.125272594255">
                <text:p>196.12527259425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4">
                <text:p>44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8">
                <text:p>48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7">
                <text:p>47</text:p>
              </table:table-cell>
              <table:table-cell office:value-type="float" office:value="51.2396549228382">
                <text:p>51.239654922838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1">
                <text:p>41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5">
                <text:p>55</text:p>
              </table:table-cell>
              <table:table-cell office:value-type="float" office:value="63.1888610037461">
                <text:p>63.188861003746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4">
                <text:p>74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3">
                <text:p>33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2">
                <text:p>62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6">
                <text:p>56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9">
                <text:p>29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6">
                <text:p>56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7">
                <text:p>47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5">
                <text:p>45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4">
                <text:p>44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5">
                <text:p>25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5">
                <text:p>45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0">
                <text:p>40</text:p>
              </table:table-cell>
              <table:table-cell office:value-type="float" office:value="136.15771083723">
                <text:p>136.1577108372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6">
                <text:p>56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6">
                <text:p>56</text:p>
              </table:table-cell>
              <table:table-cell office:value-type="float" office:value="81.9853178344996">
                <text:p>81.98531783449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7">
                <text:p>47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9">
                <text:p>39</text:p>
              </table:table-cell>
              <table:table-cell office:value-type="float" office:value="118.886080351034">
                <text:p>118.88608035103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8">
                <text:p>38</text:p>
              </table:table-cell>
              <table:table-cell office:value-type="float" office:value="121.262745732618">
                <text:p>121.26274573261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8">
                <text:p>48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4">
                <text:p>44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2">
                <text:p>42</text:p>
              </table:table-cell>
              <table:table-cell office:value-type="float" office:value="123.908567597957">
                <text:p>123.90856759795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5">
                <text:p>5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1">
                <text:p>61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9">
                <text:p>39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0">
                <text:p>30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9">
                <text:p>49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3">
                <text:p>33</text:p>
              </table:table-cell>
              <table:table-cell office:value-type="float" office:value="136.15771083723">
                <text:p>136.1577108372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1">
                <text:p>31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5">
                <text:p>35</text:p>
              </table:table-cell>
              <table:table-cell office:value-type="float" office:value="68.5086896572248">
                <text:p>68.508689657224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5">
                <text:p>55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6">
                <text:p>36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7">
                <text:p>37</text:p>
              </table:table-cell>
              <table:table-cell office:value-type="float" office:value="118.019753340006">
                <text:p>118.01975334000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3">
                <text:p>33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8">
                <text:p>48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7">
                <text:p>47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0">
                <text:p>60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">
                <text:p>28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8">
                <text:p>28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8">
                <text:p>48</text:p>
              </table:table-cell>
              <table:table-cell office:value-type="float" office:value="163.515863976238">
                <text:p>163.5158639762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">
                <text:p>29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0">
                <text:p>40</text:p>
              </table:table-cell>
              <table:table-cell office:value-type="float" office:value="92.3000614282589">
                <text:p>92.300061428258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2">
                <text:p>32</text:p>
              </table:table-cell>
              <table:table-cell office:value-type="float" office:value="100.013486924706">
                <text:p>100.01348692470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3">
                <text:p>33</text:p>
              </table:table-cell>
              <table:table-cell office:value-type="float" office:value="55.0697284222779">
                <text:p>55.069728422277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0">
                <text:p>40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2">
                <text:p>42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6">
                <text:p>36</text:p>
              </table:table-cell>
              <table:table-cell office:value-type="float" office:value="115.375038556391">
                <text:p>115.37503855639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9">
                <text:p>39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4">
                <text:p>44</text:p>
              </table:table-cell>
              <table:table-cell office:value-type="float" office:value="267.901086855275">
                <text:p>267.9010868552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3">
                <text:p>43</text:p>
              </table:table-cell>
              <table:table-cell office:value-type="float" office:value="129.453644576625">
                <text:p>129.4536445766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4">
                <text:p>44</text:p>
              </table:table-cell>
              <table:table-cell office:value-type="float" office:value="96.3706528322308">
                <text:p>96.370652832230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">
                <text:p>29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9">
                <text:p>49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7">
                <text:p>47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6">
                <text:p>46</text:p>
              </table:table-cell>
              <table:table-cell office:value-type="float" office:value="190.547678564741">
                <text:p>190.54767856474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1">
                <text:p>41</text:p>
              </table:table-cell>
              <table:table-cell office:value-type="float" office:value="118.019753340006">
                <text:p>118.01975334000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2">
                <text:p>52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3">
                <text:p>43</text:p>
              </table:table-cell>
              <table:table-cell office:value-type="float" office:value="72.4793162971252">
                <text:p>72.479316297125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8">
                <text:p>38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2">
                <text:p>42</text:p>
              </table:table-cell>
              <table:table-cell office:value-type="float" office:value="74.4446382014083">
                <text:p>74.444638201408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6">
                <text:p>56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9">
                <text:p>39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">
                <text:p>29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3">
                <text:p>33</text:p>
              </table:table-cell>
              <table:table-cell office:value-type="float" office:value="267.901086855275">
                <text:p>267.9010868552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3">
                <text:p>33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1">
                <text:p>41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4">
                <text:p>44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5">
                <text:p>45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8">
                <text:p>58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">
                <text:p>29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2">
                <text:p>42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8">
                <text:p>68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7">
                <text:p>47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0">
                <text:p>30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9">
                <text:p>39</text:p>
              </table:table-cell>
              <table:table-cell office:value-type="float" office:value="67.8625234113681">
                <text:p>67.862523411368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">
                <text:p>42</text:p>
              </table:table-cell>
              <table:table-cell office:value-type="float" office:value="125.525498433836">
                <text:p>125.52549843383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9">
                <text:p>49</text:p>
              </table:table-cell>
              <table:table-cell office:value-type="float" office:value="165.208773767255">
                <text:p>165.20877376725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6">
                <text:p>36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4">
                <text:p>44</text:p>
              </table:table-cell>
              <table:table-cell office:value-type="float" office:value="112.6488963421">
                <text:p>112.64889634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4">
                <text:p>54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2">
                <text:p>42</text:p>
              </table:table-cell>
              <table:table-cell office:value-type="float" office:value="75.0431540173515">
                <text:p>75.043154017351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9">
                <text:p>39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">
                <text:p>30</text:p>
              </table:table-cell>
              <table:table-cell office:value-type="float" office:value="59.0970640815891">
                <text:p>59.097064081589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3">
                <text:p>33</text:p>
              </table:table-cell>
              <table:table-cell office:value-type="float" office:value="63.7733911962488">
                <text:p>63.773391196248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8">
                <text:p>28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8">
                <text:p>38</text:p>
              </table:table-cell>
              <table:table-cell office:value-type="float" office:value="93.9371815810521">
                <text:p>93.937181581052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0">
                <text:p>30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5">
                <text:p>2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2">
                <text:p>52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6">
                <text:p>26</text:p>
              </table:table-cell>
              <table:table-cell office:value-type="float" office:value="66.9616443217359">
                <text:p>66.961644321735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4">
                <text:p>54</text:p>
              </table:table-cell>
              <table:table-cell office:value-type="float" office:value="166.324941233877">
                <text:p>166.32494123387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2">
                <text:p>62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7">
                <text:p>57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2">
                <text:p>32</text:p>
              </table:table-cell>
              <table:table-cell office:value-type="float" office:value="143.134940811134">
                <text:p>143.13494081113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0">
                <text:p>60</text:p>
              </table:table-cell>
              <table:table-cell office:value-type="float" office:value="35.0334213214995">
                <text:p>35.033421321499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0">
                <text:p>40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9">
                <text:p>49</text:p>
              </table:table-cell>
              <table:table-cell office:value-type="float" office:value="111.014405508798">
                <text:p>111.01440550879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4">
                <text:p>54</text:p>
              </table:table-cell>
              <table:table-cell office:value-type="float" office:value="132.487821126123">
                <text:p>132.4878211261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8">
                <text:p>48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5">
                <text:p>35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6">
                <text:p>46</text:p>
              </table:table-cell>
              <table:table-cell office:value-type="float" office:value="143.699710133813">
                <text:p>143.6997101338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2">
                <text:p>42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8">
                <text:p>58</text:p>
              </table:table-cell>
              <table:table-cell office:value-type="float" office:value="272.294783220064">
                <text:p>272.29478322006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0">
                <text:p>30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7">
                <text:p>27</text:p>
              </table:table-cell>
              <table:table-cell office:value-type="float" office:value="85.3865890236244">
                <text:p>85.386589023624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5">
                <text:p>55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0">
                <text:p>50</text:p>
              </table:table-cell>
              <table:table-cell office:value-type="float" office:value="61.0524210501246">
                <text:p>61.052421050124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5">
                <text:p>5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0">
                <text:p>40</text:p>
              </table:table-cell>
              <table:table-cell office:value-type="float" office:value="145.805163374625">
                <text:p>145.8051633746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2">
                <text:p>32</text:p>
              </table:table-cell>
              <table:table-cell office:value-type="float" office:value="112.6488963421">
                <text:p>112.648896342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7">
                <text:p>27</text:p>
              </table:table-cell>
              <table:table-cell office:value-type="float" office:value="106.921814091211">
                <text:p>106.92181409121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9">
                <text:p>49</text:p>
              </table:table-cell>
              <table:table-cell office:value-type="float" office:value="106.921814091211">
                <text:p>106.92181409121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0">
                <text:p>50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0">
                <text:p>50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4">
                <text:p>44</text:p>
              </table:table-cell>
              <table:table-cell office:value-type="float" office:value="144.47808766541">
                <text:p>144.4780876654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7">
                <text:p>57</text:p>
              </table:table-cell>
              <table:table-cell office:value-type="float" office:value="160.409701962289">
                <text:p>160.40970196228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2">
                <text:p>72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3">
                <text:p>23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1">
                <text:p>31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6">
                <text:p>36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3">
                <text:p>63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">
                <text:p>48</text:p>
              </table:table-cell>
              <table:table-cell office:value-type="float" office:value="81.698421724729">
                <text:p>81.69842172472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6">
                <text:p>46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5">
                <text:p>55</text:p>
              </table:table-cell>
              <table:table-cell office:value-type="float" office:value="142.634472767972">
                <text:p>142.6344727679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4">
                <text:p>44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4">
                <text:p>44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2">
                <text:p>32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0">
                <text:p>60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2">
                <text:p>42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8">
                <text:p>48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6">
                <text:p>36</text:p>
              </table:table-cell>
              <table:table-cell office:value-type="float" office:value="87.9823064294987">
                <text:p>87.982306429498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1">
                <text:p>31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4">
                <text:p>54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9">
                <text:p>29</text:p>
              </table:table-cell>
              <table:table-cell office:value-type="float" office:value="106.921814091211">
                <text:p>106.9218140912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6">
                <text:p>46</text:p>
              </table:table-cell>
              <table:table-cell office:value-type="float" office:value="126.323880709786">
                <text:p>126.32388070978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5">
                <text:p>35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0">
                <text:p>50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5">
                <text:p>25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3">
                <text:p>33</text:p>
              </table:table-cell>
              <table:table-cell office:value-type="float" office:value="96.3706528322308">
                <text:p>96.370652832230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4">
                <text:p>34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1">
                <text:p>51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3">
                <text:p>33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9">
                <text:p>59</text:p>
              </table:table-cell>
              <table:table-cell office:value-type="float" office:value="139.00340805947">
                <text:p>139.0034080594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2">
                <text:p>62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8">
                <text:p>28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0">
                <text:p>40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2">
                <text:p>52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9">
                <text:p>29</text:p>
              </table:table-cell>
              <table:table-cell office:value-type="float" office:value="89.4924795180001">
                <text:p>89.492479518000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4">
                <text:p>34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5">
                <text:p>25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6">
                <text:p>66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3">
                <text:p>43</text:p>
              </table:table-cell>
              <table:table-cell office:value-type="float" office:value="68.7480877337669">
                <text:p>68.748087733766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5">
                <text:p>45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5">
                <text:p>35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3">
                <text:p>43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9">
                <text:p>49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0">
                <text:p>60</text:p>
              </table:table-cell>
              <table:table-cell office:value-type="float" office:value="77.0452008528242">
                <text:p>77.045200852824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6">
                <text:p>46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5">
                <text:p>55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2">
                <text:p>32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3">
                <text:p>53</text:p>
              </table:table-cell>
              <table:table-cell office:value-type="float" office:value="133.232350826567">
                <text:p>133.23235082656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7">
                <text:p>57</text:p>
              </table:table-cell>
              <table:table-cell office:value-type="float" office:value="157.10350432345">
                <text:p>157.1035043234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1">
                <text:p>51</text:p>
              </table:table-cell>
              <table:table-cell office:value-type="float" office:value="281.745970551857">
                <text:p>281.74597055185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9">
                <text:p>59</text:p>
              </table:table-cell>
              <table:table-cell office:value-type="float" office:value="182.020620963512">
                <text:p>182.02062096351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5">
                <text:p>45</text:p>
              </table:table-cell>
              <table:table-cell office:value-type="float" office:value="119.09923477134">
                <text:p>119.0992347713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6">
                <text:p>56</text:p>
              </table:table-cell>
              <table:table-cell office:value-type="float" office:value="71.6867436659172">
                <text:p>71.686743665917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0">
                <text:p>30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">
                <text:p>21</text:p>
              </table:table-cell>
              <table:table-cell office:value-type="float" office:value="72.1504556815713">
                <text:p>72.150455681571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0">
                <text:p>60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0">
                <text:p>60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8">
                <text:p>48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9">
                <text:p>39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2">
                <text:p>32</text:p>
              </table:table-cell>
              <table:table-cell office:value-type="float" office:value="115.375038556391">
                <text:p>115.37503855639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1">
                <text:p>51</text:p>
              </table:table-cell>
              <table:table-cell office:value-type="float" office:value="191.573683548412">
                <text:p>191.57368354841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7">
                <text:p>47</text:p>
              </table:table-cell>
              <table:table-cell office:value-type="float" office:value="86.6951548289402">
                <text:p>86.695154828940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4">
                <text:p>44</text:p>
              </table:table-cell>
              <table:table-cell office:value-type="float" office:value="75.8522371953675">
                <text:p>75.852237195367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6">
                <text:p>46</text:p>
              </table:table-cell>
              <table:table-cell office:value-type="float" office:value="166.324941233877">
                <text:p>166.32494123387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8">
                <text:p>28</text:p>
              </table:table-cell>
              <table:table-cell office:value-type="float" office:value="56.9055391446732">
                <text:p>56.905539144673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4">
                <text:p>24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7">
                <text:p>37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1">
                <text:p>31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2">
                <text:p>72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0">
                <text:p>50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6">
                <text:p>36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7">
                <text:p>27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7">
                <text:p>27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1">
                <text:p>41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0">
                <text:p>20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9">
                <text:p>49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5">
                <text:p>25</text:p>
              </table:table-cell>
              <table:table-cell office:value-type="float" office:value="64.1592325660882">
                <text:p>64.159232566088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1">
                <text:p>41</text:p>
              </table:table-cell>
              <table:table-cell office:value-type="float" office:value="89.4924795180001">
                <text:p>89.492479518000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3">
                <text:p>53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5">
                <text:p>45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2">
                <text:p>32</text:p>
              </table:table-cell>
              <table:table-cell office:value-type="float" office:value="66.9616443217359">
                <text:p>66.961644321735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7">
                <text:p>47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6">
                <text:p>26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1">
                <text:p>31</text:p>
              </table:table-cell>
              <table:table-cell office:value-type="float" office:value="133.232350826567">
                <text:p>133.23235082656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2">
                <text:p>32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0">
                <text:p>50</text:p>
              </table:table-cell>
              <table:table-cell office:value-type="float" office:value="120.166119635421">
                <text:p>120.16611963542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6">
                <text:p>46</text:p>
              </table:table-cell>
              <table:table-cell office:value-type="float" office:value="115.375038556391">
                <text:p>115.37503855639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7">
                <text:p>47</text:p>
              </table:table-cell>
              <table:table-cell office:value-type="float" office:value="112.6488963421">
                <text:p>112.648896342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5">
                <text:p>5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9">
                <text:p>49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5">
                <text:p>25</text:p>
              </table:table-cell>
              <table:table-cell office:value-type="float" office:value="61.1875264339915">
                <text:p>61.187526433991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0">
                <text:p>60</text:p>
              </table:table-cell>
              <table:table-cell office:value-type="float" office:value="95.6888119067371">
                <text:p>95.688811906737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2">
                <text:p>62</text:p>
              </table:table-cell>
              <table:table-cell office:value-type="float" office:value="89.2428846644714">
                <text:p>89.242884664471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3">
                <text:p>63</text:p>
              </table:table-cell>
              <table:table-cell office:value-type="float" office:value="127.901232979118">
                <text:p>127.90123297911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1">
                <text:p>31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9">
                <text:p>29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1">
                <text:p>51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8">
                <text:p>28</text:p>
              </table:table-cell>
              <table:table-cell office:value-type="float" office:value="76.1296996370986">
                <text:p>76.129699637098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6">
                <text:p>36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8">
                <text:p>28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8">
                <text:p>38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5">
                <text:p>35</text:p>
              </table:table-cell>
              <table:table-cell office:value-type="float" office:value="96.3706528322308">
                <text:p>96.370652832230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6">
                <text:p>46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7">
                <text:p>37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1">
                <text:p>41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9">
                <text:p>59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1">
                <text:p>51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6">
                <text:p>2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4">
                <text:p>34</text:p>
              </table:table-cell>
              <table:table-cell office:value-type="float" office:value="60.1541246622441">
                <text:p>60.154124662244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2">
                <text:p>32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3">
                <text:p>23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0">
                <text:p>50</text:p>
              </table:table-cell>
              <table:table-cell office:value-type="float" office:value="143.134940811134">
                <text:p>143.13494081113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5">
                <text:p>25</text:p>
              </table:table-cell>
              <table:table-cell office:value-type="float" office:value="69.0981838087226">
                <text:p>69.098183808722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3">
                <text:p>43</text:p>
              </table:table-cell>
              <table:table-cell office:value-type="float" office:value="78.9816745162994">
                <text:p>78.981674516299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6">
                <text:p>36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0">
                <text:p>50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4">
                <text:p>34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4">
                <text:p>34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5">
                <text:p>55</text:p>
              </table:table-cell>
              <table:table-cell office:value-type="float" office:value="277.601417511009">
                <text:p>277.60141751100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9">
                <text:p>39</text:p>
              </table:table-cell>
              <table:table-cell office:value-type="float" office:value="78.214575693165">
                <text:p>78.21457569316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0">
                <text:p>40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2">
                <text:p>32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3">
                <text:p>63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8">
                <text:p>38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7">
                <text:p>67</text:p>
              </table:table-cell>
              <table:table-cell office:value-type="float" office:value="59.0970640815891">
                <text:p>59.097064081589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9">
                <text:p>39</text:p>
              </table:table-cell>
              <table:table-cell office:value-type="float" office:value="116.265324062503">
                <text:p>116.26532406250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1">
                <text:p>31</text:p>
              </table:table-cell>
              <table:table-cell office:value-type="float" office:value="61.1875264339915">
                <text:p>61.187526433991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1">
                <text:p>41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7">
                <text:p>47</text:p>
              </table:table-cell>
              <table:table-cell office:value-type="float" office:value="78.3924668009837">
                <text:p>78.392466800983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1">
                <text:p>61</text:p>
              </table:table-cell>
              <table:table-cell office:value-type="float" office:value="122.263673892802">
                <text:p>122.26367389280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1">
                <text:p>61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1">
                <text:p>21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">
                <text:p>22</text:p>
              </table:table-cell>
              <table:table-cell office:value-type="float" office:value="66.0446942318056">
                <text:p>66.044694231805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3">
                <text:p>53</text:p>
              </table:table-cell>
              <table:table-cell office:value-type="float" office:value="126.957885677185">
                <text:p>126.95788567718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7">
                <text:p>47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6">
                <text:p>36</text:p>
              </table:table-cell>
              <table:table-cell office:value-type="float" office:value="127.901232979118">
                <text:p>127.90123297911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6">
                <text:p>36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2">
                <text:p>42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4">
                <text:p>54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7">
                <text:p>27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6">
                <text:p>36</text:p>
              </table:table-cell>
              <table:table-cell office:value-type="float" office:value="131.737801155001">
                <text:p>131.73780115500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5">
                <text:p>35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0">
                <text:p>60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2">
                <text:p>42</text:p>
              </table:table-cell>
              <table:table-cell office:value-type="float" office:value="91.602615662534">
                <text:p>91.60261566253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1">
                <text:p>41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5">
                <text:p>35</text:p>
              </table:table-cell>
              <table:table-cell office:value-type="float" office:value="131.652698654268">
                <text:p>131.65269865426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4">
                <text:p>34</text:p>
              </table:table-cell>
              <table:table-cell office:value-type="float" office:value="309.5717712662">
                <text:p>309.571771266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2">
                <text:p>22</text:p>
              </table:table-cell>
              <table:table-cell office:value-type="float" office:value="70.6610476694407">
                <text:p>70.661047669440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7">
                <text:p>47</text:p>
              </table:table-cell>
              <table:table-cell office:value-type="float" office:value="84.8520440937874">
                <text:p>84.852044093787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9">
                <text:p>59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9">
                <text:p>29</text:p>
              </table:table-cell>
              <table:table-cell office:value-type="float" office:value="103.90247060316">
                <text:p>103.9024706031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2">
                <text:p>32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9">
                <text:p>49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0">
                <text:p>30</text:p>
              </table:table-cell>
              <table:table-cell office:value-type="float" office:value="106.326864894674">
                <text:p>106.32686489467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3">
                <text:p>33</text:p>
              </table:table-cell>
              <table:table-cell office:value-type="float" office:value="99.2552868268562">
                <text:p>99.255286826856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1">
                <text:p>51</text:p>
              </table:table-cell>
              <table:table-cell office:value-type="float" office:value="133.232350826567">
                <text:p>133.23235082656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7">
                <text:p>37</text:p>
              </table:table-cell>
              <table:table-cell office:value-type="float" office:value="78.3924668009837">
                <text:p>78.392466800983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6">
                <text:p>46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3">
                <text:p>63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1">
                <text:p>41</text:p>
              </table:table-cell>
              <table:table-cell office:value-type="float" office:value="96.3706528322308">
                <text:p>96.370652832230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0">
                <text:p>40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6">
                <text:p>46</text:p>
              </table:table-cell>
              <table:table-cell office:value-type="float" office:value="281.745970551857">
                <text:p>281.74597055185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5">
                <text:p>45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8">
                <text:p>48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8">
                <text:p>28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5">
                <text:p>65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0">
                <text:p>50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3">
                <text:p>53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8">
                <text:p>48</text:p>
              </table:table-cell>
              <table:table-cell office:value-type="float" office:value="95.6888119067371">
                <text:p>95.688811906737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0">
                <text:p>30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7">
                <text:p>37</text:p>
              </table:table-cell>
              <table:table-cell office:value-type="float" office:value="87.3874499713449">
                <text:p>87.387449971344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1">
                <text:p>51</text:p>
              </table:table-cell>
              <table:table-cell office:value-type="float" office:value="88.8315691738134">
                <text:p>88.831569173813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5">
                <text:p>55</text:p>
              </table:table-cell>
              <table:table-cell office:value-type="float" office:value="166.324941233877">
                <text:p>166.32494123387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5">
                <text:p>35</text:p>
              </table:table-cell>
              <table:table-cell office:value-type="float" office:value="94.6956951317194">
                <text:p>94.695695131719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3">
                <text:p>33</text:p>
              </table:table-cell>
              <table:table-cell office:value-type="float" office:value="122.263673892802">
                <text:p>122.26367389280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41">
                <text:p>41</text:p>
              </table:table-cell>
              <table:table-cell office:value-type="float" office:value="132.487821126123">
                <text:p>132.48782112612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4">
                <text:p>34</text:p>
              </table:table-cell>
              <table:table-cell office:value-type="float" office:value="96.3706528322308">
                <text:p>96.370652832230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3">
                <text:p>33</text:p>
              </table:table-cell>
              <table:table-cell office:value-type="float" office:value="89.2428846644714">
                <text:p>89.242884664471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9">
                <text:p>49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2">
                <text:p>62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1">
                <text:p>31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3">
                <text:p>43</text:p>
              </table:table-cell>
              <table:table-cell office:value-type="float" office:value="100.099662492042">
                <text:p>100.09966249204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3">
                <text:p>43</text:p>
              </table:table-cell>
              <table:table-cell office:value-type="float" office:value="134.265677158654">
                <text:p>134.26567715865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3">
                <text:p>43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48">
                <text:p>48</text:p>
              </table:table-cell>
              <table:table-cell office:value-type="float" office:value="109.547296634249">
                <text:p>109.54729663424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48">
                <text:p>48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0">
                <text:p>50</text:p>
              </table:table-cell>
              <table:table-cell office:value-type="float" office:value="144.204738892859">
                <text:p>144.20473889285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9">
                <text:p>29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2">
                <text:p>52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6">
                <text:p>46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0">
                <text:p>40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43">
                <text:p>43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4">
                <text:p>54</text:p>
              </table:table-cell>
              <table:table-cell office:value-type="float" office:value="115.375038556391">
                <text:p>115.37503855639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8">
                <text:p>38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2">
                <text:p>32</text:p>
              </table:table-cell>
              <table:table-cell office:value-type="float" office:value="101.402052302992">
                <text:p>101.40205230299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8">
                <text:p>28</text:p>
              </table:table-cell>
              <table:table-cell office:value-type="float" office:value="144.479422679423">
                <text:p>144.47942267942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3">
                <text:p>33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44">
                <text:p>44</text:p>
              </table:table-cell>
              <table:table-cell office:value-type="float" office:value="163.515863976238">
                <text:p>163.51586397623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1">
                <text:p>41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1">
                <text:p>31</text:p>
              </table:table-cell>
              <table:table-cell office:value-type="float" office:value="40.4056652596845">
                <text:p>40.405665259684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8">
                <text:p>48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0">
                <text:p>50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47">
                <text:p>47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1">
                <text:p>31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40">
                <text:p>40</text:p>
              </table:table-cell>
              <table:table-cell office:value-type="float" office:value="88.8164739741151">
                <text:p>88.816473974115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4">
                <text:p>54</text:p>
              </table:table-cell>
              <table:table-cell office:value-type="float" office:value="86.6951548289402">
                <text:p>86.695154828940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">
                <text:p>24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4">
                <text:p>34</text:p>
              </table:table-cell>
              <table:table-cell office:value-type="float" office:value="98.5993438603892">
                <text:p>98.599343860389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5">
                <text:p>65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8">
                <text:p>28</text:p>
              </table:table-cell>
              <table:table-cell office:value-type="float" office:value="109.642968140263">
                <text:p>109.64296814026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0">
                <text:p>30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5">
                <text:p>45</text:p>
              </table:table-cell>
              <table:table-cell office:value-type="float" office:value="166.324941233877">
                <text:p>166.32494123387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5">
                <text:p>35</text:p>
              </table:table-cell>
              <table:table-cell office:value-type="float" office:value="139.00340805947">
                <text:p>139.0034080594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6">
                <text:p>46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7">
                <text:p>47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71">
                <text:p>71</text:p>
              </table:table-cell>
              <table:table-cell office:value-type="float" office:value="99.6916283970721">
                <text:p>99.691628397072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9">
                <text:p>39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1">
                <text:p>41</text:p>
              </table:table-cell>
              <table:table-cell office:value-type="float" office:value="68.7480877337669">
                <text:p>68.748087733766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3">
                <text:p>33</text:p>
              </table:table-cell>
              <table:table-cell office:value-type="float" office:value="139.703071527658">
                <text:p>139.70307152765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76">
                <text:p>76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0">
                <text:p>20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4">
                <text:p>34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6">
                <text:p>2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1">
                <text:p>51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5">
                <text:p>25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2">
                <text:p>62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7">
                <text:p>37</text:p>
              </table:table-cell>
              <table:table-cell office:value-type="float" office:value="180.779952229859">
                <text:p>180.77995222985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7">
                <text:p>37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2">
                <text:p>32</text:p>
              </table:table-cell>
              <table:table-cell office:value-type="float" office:value="89.4924795180001">
                <text:p>89.492479518000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5">
                <text:p>55</text:p>
              </table:table-cell>
              <table:table-cell office:value-type="float" office:value="130.220832358777">
                <text:p>130.22083235877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6">
                <text:p>36</text:p>
              </table:table-cell>
              <table:table-cell office:value-type="float" office:value="77.4976813877358">
                <text:p>77.497681387735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9">
                <text:p>39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6">
                <text:p>46</text:p>
              </table:table-cell>
              <table:table-cell office:value-type="float" office:value="185.283317088498">
                <text:p>185.28331708849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8">
                <text:p>48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4">
                <text:p>34</text:p>
              </table:table-cell>
              <table:table-cell office:value-type="float" office:value="147.116689159978">
                <text:p>147.11668915997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9">
                <text:p>39</text:p>
              </table:table-cell>
              <table:table-cell office:value-type="float" office:value="106.921814091211">
                <text:p>106.92181409121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0">
                <text:p>50</text:p>
              </table:table-cell>
              <table:table-cell office:value-type="float" office:value="115.375038556391">
                <text:p>115.37503855639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4">
                <text:p>54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0">
                <text:p>60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8">
                <text:p>48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7">
                <text:p>47</text:p>
              </table:table-cell>
              <table:table-cell office:value-type="float" office:value="126.323880709786">
                <text:p>126.32388070978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0">
                <text:p>20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0">
                <text:p>60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7">
                <text:p>37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6">
                <text:p>46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4">
                <text:p>54</text:p>
              </table:table-cell>
              <table:table-cell office:value-type="float" office:value="72.4793162971252">
                <text:p>72.479316297125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1">
                <text:p>51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2">
                <text:p>32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5">
                <text:p>35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6">
                <text:p>46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8">
                <text:p>38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2">
                <text:p>62</text:p>
              </table:table-cell>
              <table:table-cell office:value-type="float" office:value="80.5731997057359">
                <text:p>80.573199705735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7">
                <text:p>47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8">
                <text:p>28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1">
                <text:p>61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6">
                <text:p>26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9">
                <text:p>49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8">
                <text:p>28</text:p>
              </table:table-cell>
              <table:table-cell office:value-type="float" office:value="113.567089569751">
                <text:p>113.56708956975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1">
                <text:p>61</text:p>
              </table:table-cell>
              <table:table-cell office:value-type="float" office:value="101.595538208147">
                <text:p>101.59553820814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2">
                <text:p>42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1">
                <text:p>31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0">
                <text:p>50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4">
                <text:p>44</text:p>
              </table:table-cell>
              <table:table-cell office:value-type="float" office:value="78.3924668009837">
                <text:p>78.392466800983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6">
                <text:p>46</text:p>
              </table:table-cell>
              <table:table-cell office:value-type="float" office:value="318.342430056529">
                <text:p>318.34243005652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4">
                <text:p>54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0">
                <text:p>40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8">
                <text:p>38</text:p>
              </table:table-cell>
              <table:table-cell office:value-type="float" office:value="87.8535469003831">
                <text:p>87.853546900383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3">
                <text:p>43</text:p>
              </table:table-cell>
              <table:table-cell office:value-type="float" office:value="184.167135799587">
                <text:p>184.16713579958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3">
                <text:p>43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0">
                <text:p>30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8">
                <text:p>58</text:p>
              </table:table-cell>
              <table:table-cell office:value-type="float" office:value="59.0970640815891">
                <text:p>59.097064081589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0">
                <text:p>60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5">
                <text:p>45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7">
                <text:p>47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7">
                <text:p>47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9">
                <text:p>59</text:p>
              </table:table-cell>
              <table:table-cell office:value-type="float" office:value="67.3689820806645">
                <text:p>67.368982080664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6">
                <text:p>36</text:p>
              </table:table-cell>
              <table:table-cell office:value-type="float" office:value="83.3213415447885">
                <text:p>83.321341544788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9">
                <text:p>39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0">
                <text:p>40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2">
                <text:p>42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9">
                <text:p>29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8">
                <text:p>38</text:p>
              </table:table-cell>
              <table:table-cell office:value-type="float" office:value="139.00340805947">
                <text:p>139.0034080594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8">
                <text:p>58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8">
                <text:p>18</text:p>
              </table:table-cell>
              <table:table-cell office:value-type="float" office:value="55.9974338324572">
                <text:p>55.997433832457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5">
                <text:p>35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0">
                <text:p>30</text:p>
              </table:table-cell>
              <table:table-cell office:value-type="float" office:value="154.072997206315">
                <text:p>154.07299720631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8">
                <text:p>48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7">
                <text:p>27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0">
                <text:p>40</text:p>
              </table:table-cell>
              <table:table-cell office:value-type="float" office:value="120.926701544426">
                <text:p>120.92670154442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4">
                <text:p>34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54">
                <text:p>54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0">
                <text:p>20</text:p>
              </table:table-cell>
              <table:table-cell office:value-type="float" office:value="75.0431540173515">
                <text:p>75.043154017351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50">
                <text:p>50</text:p>
              </table:table-cell>
              <table:table-cell office:value-type="float" office:value="89.4924795180001">
                <text:p>89.492479518000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2">
                <text:p>42</text:p>
              </table:table-cell>
              <table:table-cell office:value-type="float" office:value="198.350290464385">
                <text:p>198.35029046438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5">
                <text:p>45</text:p>
              </table:table-cell>
              <table:table-cell office:value-type="float" office:value="65.2614390229193">
                <text:p>65.261439022919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59">
                <text:p>59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4">
                <text:p>44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7">
                <text:p>67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6">
                <text:p>26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0">
                <text:p>40</text:p>
              </table:table-cell>
              <table:table-cell office:value-type="float" office:value="140.398200161944">
                <text:p>140.39820016194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2">
                <text:p>42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2">
                <text:p>22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3">
                <text:p>43</text:p>
              </table:table-cell>
              <table:table-cell office:value-type="float" office:value="140.398200161944">
                <text:p>140.39820016194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4">
                <text:p>34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4">
                <text:p>44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3">
                <text:p>53</text:p>
              </table:table-cell>
              <table:table-cell office:value-type="float" office:value="268.266292012557">
                <text:p>268.26629201255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54">
                <text:p>54</text:p>
              </table:table-cell>
              <table:table-cell office:value-type="float" office:value="124.720446242886">
                <text:p>124.72044624288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55">
                <text:p>55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0">
                <text:p>30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8">
                <text:p>48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8">
                <text:p>48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0">
                <text:p>30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8">
                <text:p>38</text:p>
              </table:table-cell>
              <table:table-cell office:value-type="float" office:value="110.782650276254">
                <text:p>110.78265027625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">
                <text:p>25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59">
                <text:p>59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8">
                <text:p>38</text:p>
              </table:table-cell>
              <table:table-cell office:value-type="float" office:value="272.294783220064">
                <text:p>272.29478322006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0">
                <text:p>40</text:p>
              </table:table-cell>
              <table:table-cell office:value-type="float" office:value="268.266292012557">
                <text:p>268.26629201255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6">
                <text:p>36</text:p>
              </table:table-cell>
              <table:table-cell office:value-type="float" office:value="163.515863976238">
                <text:p>163.51586397623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0">
                <text:p>60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0">
                <text:p>40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8">
                <text:p>28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4">
                <text:p>34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9">
                <text:p>39</text:p>
              </table:table-cell>
              <table:table-cell office:value-type="float" office:value="175.443549299129">
                <text:p>175.44354929912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6">
                <text:p>26</text:p>
              </table:table-cell>
              <table:table-cell office:value-type="float" office:value="96.3706528322308">
                <text:p>96.370652832230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8">
                <text:p>28</text:p>
              </table:table-cell>
              <table:table-cell office:value-type="float" office:value="96.9340904570115">
                <text:p>96.934090457011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7">
                <text:p>27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4">
                <text:p>34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8">
                <text:p>38</text:p>
              </table:table-cell>
              <table:table-cell office:value-type="float" office:value="311.934568896444">
                <text:p>311.93456889644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1">
                <text:p>51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58">
                <text:p>58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2">
                <text:p>42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2">
                <text:p>32</text:p>
              </table:table-cell>
              <table:table-cell office:value-type="float" office:value="47.933671329738">
                <text:p>47.93367132973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7">
                <text:p>27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51">
                <text:p>51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0">
                <text:p>50</text:p>
              </table:table-cell>
              <table:table-cell office:value-type="float" office:value="133.232350826567">
                <text:p>133.23235082656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5">
                <text:p>25</text:p>
              </table:table-cell>
              <table:table-cell office:value-type="float" office:value="115.375038556391">
                <text:p>115.37503855639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0">
                <text:p>60</text:p>
              </table:table-cell>
              <table:table-cell office:value-type="float" office:value="120.926701544426">
                <text:p>120.92670154442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2">
                <text:p>62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3">
                <text:p>53</text:p>
              </table:table-cell>
              <table:table-cell office:value-type="float" office:value="120.589436530402">
                <text:p>120.58943653040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9">
                <text:p>39</text:p>
              </table:table-cell>
              <table:table-cell office:value-type="float" office:value="144.47808766541">
                <text:p>144.4780876654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3">
                <text:p>23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7">
                <text:p>47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2">
                <text:p>32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7">
                <text:p>57</text:p>
              </table:table-cell>
              <table:table-cell office:value-type="float" office:value="268.266292012557">
                <text:p>268.26629201255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0">
                <text:p>40</text:p>
              </table:table-cell>
              <table:table-cell office:value-type="float" office:value="78.3924668009837">
                <text:p>78.392466800983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7">
                <text:p>57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1">
                <text:p>31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8">
                <text:p>28</text:p>
              </table:table-cell>
              <table:table-cell office:value-type="float" office:value="89.2428846644714">
                <text:p>89.242884664471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8">
                <text:p>58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7">
                <text:p>47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">
                <text:p>41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3">
                <text:p>53</text:p>
              </table:table-cell>
              <table:table-cell office:value-type="float" office:value="108.681308237349">
                <text:p>108.68130823734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7">
                <text:p>27</text:p>
              </table:table-cell>
              <table:table-cell office:value-type="float" office:value="80.5731997057359">
                <text:p>80.573199705735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9">
                <text:p>19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7">
                <text:p>47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4">
                <text:p>44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2">
                <text:p>32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3">
                <text:p>23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1">
                <text:p>31</text:p>
              </table:table-cell>
              <table:table-cell office:value-type="float" office:value="66.2294082943902">
                <text:p>66.229408294390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2">
                <text:p>42</text:p>
              </table:table-cell>
              <table:table-cell office:value-type="float" office:value="272.294783220064">
                <text:p>272.29478322006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0">
                <text:p>50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2">
                <text:p>52</text:p>
              </table:table-cell>
              <table:table-cell office:value-type="float" office:value="46.7632687977187">
                <text:p>46.763268797718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0">
                <text:p>20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3">
                <text:p>33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6">
                <text:p>2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0">
                <text:p>40</text:p>
              </table:table-cell>
              <table:table-cell office:value-type="float" office:value="166.324941233877">
                <text:p>166.32494123387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9">
                <text:p>29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5">
                <text:p>35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4">
                <text:p>34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7">
                <text:p>37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7">
                <text:p>37</text:p>
              </table:table-cell>
              <table:table-cell office:value-type="float" office:value="161.914951381929">
                <text:p>161.9149513819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2">
                <text:p>22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9">
                <text:p>39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2">
                <text:p>42</text:p>
              </table:table-cell>
              <table:table-cell office:value-type="float" office:value="103.90247060316">
                <text:p>103.9024706031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4">
                <text:p>44</text:p>
              </table:table-cell>
              <table:table-cell office:value-type="float" office:value="108.874525834712">
                <text:p>108.87452583471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5">
                <text:p>45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2">
                <text:p>42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2">
                <text:p>52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7">
                <text:p>27</text:p>
              </table:table-cell>
              <table:table-cell office:value-type="float" office:value="112.186122875854">
                <text:p>112.18612287585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6">
                <text:p>46</text:p>
              </table:table-cell>
              <table:table-cell office:value-type="float" office:value="169.073540049428">
                <text:p>169.07354004942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9">
                <text:p>59</text:p>
              </table:table-cell>
              <table:table-cell office:value-type="float" office:value="96.3706528322308">
                <text:p>96.370652832230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2">
                <text:p>52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9">
                <text:p>19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4">
                <text:p>64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8">
                <text:p>38</text:p>
              </table:table-cell>
              <table:table-cell office:value-type="float" office:value="136.876367635184">
                <text:p>136.87636763518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5">
                <text:p>45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3">
                <text:p>53</text:p>
              </table:table-cell>
              <table:table-cell office:value-type="float" office:value="179.528092196451">
                <text:p>179.52809219645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8">
                <text:p>28</text:p>
              </table:table-cell>
              <table:table-cell office:value-type="float" office:value="66.2294082943902">
                <text:p>66.229408294390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9">
                <text:p>39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52">
                <text:p>52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1">
                <text:p>41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4">
                <text:p>44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8">
                <text:p>48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7">
                <text:p>47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1">
                <text:p>31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8">
                <text:p>28</text:p>
              </table:table-cell>
              <table:table-cell office:value-type="float" office:value="103.90247060316">
                <text:p>103.9024706031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5">
                <text:p>45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56">
                <text:p>56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7">
                <text:p>47</text:p>
              </table:table-cell>
              <table:table-cell office:value-type="float" office:value="136.15771083723">
                <text:p>136.1577108372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1">
                <text:p>41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9">
                <text:p>49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8">
                <text:p>28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9">
                <text:p>19</text:p>
              </table:table-cell>
              <table:table-cell office:value-type="float" office:value="43.7351116779821">
                <text:p>43.735111677982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8">
                <text:p>48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7">
                <text:p>47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57">
                <text:p>57</text:p>
              </table:table-cell>
              <table:table-cell office:value-type="float" office:value="272.294783220064">
                <text:p>272.29478322006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9">
                <text:p>39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5">
                <text:p>45</text:p>
              </table:table-cell>
              <table:table-cell office:value-type="float" office:value="66.9616443217359">
                <text:p>66.961644321735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52">
                <text:p>52</text:p>
              </table:table-cell>
              <table:table-cell office:value-type="float" office:value="127.901232979118">
                <text:p>127.90123297911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1">
                <text:p>51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6">
                <text:p>46</text:p>
              </table:table-cell>
              <table:table-cell office:value-type="float" office:value="74.4383046681824">
                <text:p>74.438304668182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5">
                <text:p>45</text:p>
              </table:table-cell>
              <table:table-cell office:value-type="float" office:value="143.134940811134">
                <text:p>143.13494081113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0">
                <text:p>40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8">
                <text:p>48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7">
                <text:p>47</text:p>
              </table:table-cell>
              <table:table-cell office:value-type="float" office:value="121.430313822622">
                <text:p>121.43031382262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5">
                <text:p>45</text:p>
              </table:table-cell>
              <table:table-cell office:value-type="float" office:value="98.5993438603892">
                <text:p>98.599343860389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9">
                <text:p>49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57">
                <text:p>57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7">
                <text:p>77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8">
                <text:p>48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6">
                <text:p>56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9">
                <text:p>39</text:p>
              </table:table-cell>
              <table:table-cell office:value-type="float" office:value="163.515863976238">
                <text:p>163.51586397623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4">
                <text:p>44</text:p>
              </table:table-cell>
              <table:table-cell office:value-type="float" office:value="110.782650276254">
                <text:p>110.78265027625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9">
                <text:p>49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8">
                <text:p>58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6">
                <text:p>46</text:p>
              </table:table-cell>
              <table:table-cell office:value-type="float" office:value="127.036846683616">
                <text:p>127.03684668361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9">
                <text:p>39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6">
                <text:p>26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1">
                <text:p>61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2">
                <text:p>62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7">
                <text:p>47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0">
                <text:p>40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5">
                <text:p>35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1">
                <text:p>61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8">
                <text:p>38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8">
                <text:p>18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5">
                <text:p>45</text:p>
              </table:table-cell>
              <table:table-cell office:value-type="float" office:value="101.402052302992">
                <text:p>101.40205230299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7">
                <text:p>27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2">
                <text:p>22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9">
                <text:p>29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50">
                <text:p>50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5">
                <text:p>25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5">
                <text:p>3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1">
                <text:p>41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8">
                <text:p>38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9">
                <text:p>49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6">
                <text:p>36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6">
                <text:p>66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3">
                <text:p>23</text:p>
              </table:table-cell>
              <table:table-cell office:value-type="float" office:value="68.7480877337669">
                <text:p>68.748087733766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8">
                <text:p>28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2">
                <text:p>42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0">
                <text:p>20</text:p>
              </table:table-cell>
              <table:table-cell office:value-type="float" office:value="43.7351116779821">
                <text:p>43.735111677982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7">
                <text:p>37</text:p>
              </table:table-cell>
              <table:table-cell office:value-type="float" office:value="189.244162932803">
                <text:p>189.24416293280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58">
                <text:p>58</text:p>
              </table:table-cell>
              <table:table-cell office:value-type="float" office:value="32.3664131748549">
                <text:p>32.366413174854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5">
                <text:p>45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4">
                <text:p>64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5">
                <text:p>45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52">
                <text:p>52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2">
                <text:p>42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2">
                <text:p>32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0">
                <text:p>40</text:p>
              </table:table-cell>
              <table:table-cell office:value-type="float" office:value="75.0431540173515">
                <text:p>75.043154017351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5">
                <text:p>55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6">
                <text:p>46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55">
                <text:p>55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3">
                <text:p>53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3">
                <text:p>33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5">
                <text:p>45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54">
                <text:p>54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2">
                <text:p>32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2">
                <text:p>42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5">
                <text:p>3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54">
                <text:p>54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8">
                <text:p>38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1">
                <text:p>31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1">
                <text:p>41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5">
                <text:p>45</text:p>
              </table:table-cell>
              <table:table-cell office:value-type="float" office:value="142.457169885112">
                <text:p>142.45716988511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9">
                <text:p>49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50">
                <text:p>50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0">
                <text:p>40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9">
                <text:p>29</text:p>
              </table:table-cell>
              <table:table-cell office:value-type="float" office:value="59.6286455536557">
                <text:p>59.628645553655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5">
                <text:p>25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2">
                <text:p>32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51">
                <text:p>51</text:p>
              </table:table-cell>
              <table:table-cell office:value-type="float" office:value="86.6951548289402">
                <text:p>86.695154828940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9">
                <text:p>29</text:p>
              </table:table-cell>
              <table:table-cell office:value-type="float" office:value="93.0440149336701">
                <text:p>93.044014933670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2">
                <text:p>32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2">
                <text:p>42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59">
                <text:p>59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1">
                <text:p>31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9">
                <text:p>29</text:p>
              </table:table-cell>
              <table:table-cell office:value-type="float" office:value="108.390640020409">
                <text:p>108.39064002040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52">
                <text:p>52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5">
                <text:p>35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8">
                <text:p>28</text:p>
              </table:table-cell>
              <table:table-cell office:value-type="float" office:value="106.369647181498">
                <text:p>106.36964718149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50">
                <text:p>50</text:p>
              </table:table-cell>
              <table:table-cell office:value-type="float" office:value="78.3924668009837">
                <text:p>78.392466800983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9">
                <text:p>49</text:p>
              </table:table-cell>
              <table:table-cell office:value-type="float" office:value="72.5612283088075">
                <text:p>72.561228308807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9">
                <text:p>39</text:p>
              </table:table-cell>
              <table:table-cell office:value-type="float" office:value="73.7773452719489">
                <text:p>73.777345271948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6">
                <text:p>26</text:p>
              </table:table-cell>
              <table:table-cell office:value-type="float" office:value="38.2235828218228">
                <text:p>38.223582821822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1">
                <text:p>31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50">
                <text:p>50</text:p>
              </table:table-cell>
              <table:table-cell office:value-type="float" office:value="50.4119228435697">
                <text:p>50.411922843569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2">
                <text:p>62</text:p>
              </table:table-cell>
              <table:table-cell office:value-type="float" office:value="170.460165914858">
                <text:p>170.46016591485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5">
                <text:p>35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2">
                <text:p>22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55">
                <text:p>55</text:p>
              </table:table-cell>
              <table:table-cell office:value-type="float" office:value="110.782650276254">
                <text:p>110.78265027625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3">
                <text:p>63</text:p>
              </table:table-cell>
              <table:table-cell office:value-type="float" office:value="125.525498433836">
                <text:p>125.52549843383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3">
                <text:p>63</text:p>
              </table:table-cell>
              <table:table-cell office:value-type="float" office:value="75.0431540173515">
                <text:p>75.043154017351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9">
                <text:p>39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8">
                <text:p>28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3">
                <text:p>43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58">
                <text:p>58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8">
                <text:p>38</text:p>
              </table:table-cell>
              <table:table-cell office:value-type="float" office:value="166.324941233877">
                <text:p>166.32494123387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9">
                <text:p>49</text:p>
              </table:table-cell>
              <table:table-cell office:value-type="float" office:value="139.156325391862">
                <text:p>139.15632539186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2">
                <text:p>62</text:p>
              </table:table-cell>
              <table:table-cell office:value-type="float" office:value="25.2910080971035">
                <text:p>25.291008097103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6">
                <text:p>36</text:p>
              </table:table-cell>
              <table:table-cell office:value-type="float" office:value="81.4468348606011">
                <text:p>81.446834860601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54">
                <text:p>54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6">
                <text:p>26</text:p>
              </table:table-cell>
              <table:table-cell office:value-type="float" office:value="116.442318333651">
                <text:p>116.44231833365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6">
                <text:p>46</text:p>
              </table:table-cell>
              <table:table-cell office:value-type="float" office:value="166.324941233877">
                <text:p>166.32494123387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8">
                <text:p>58</text:p>
              </table:table-cell>
              <table:table-cell office:value-type="float" office:value="149.695042068453">
                <text:p>149.69504206845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2">
                <text:p>22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8">
                <text:p>58</text:p>
              </table:table-cell>
              <table:table-cell office:value-type="float" office:value="277.601417511009">
                <text:p>277.60141751100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3">
                <text:p>63</text:p>
              </table:table-cell>
              <table:table-cell office:value-type="float" office:value="136.876367635184">
                <text:p>136.87636763518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7">
                <text:p>67</text:p>
              </table:table-cell>
              <table:table-cell office:value-type="float" office:value="129.453644576625">
                <text:p>129.45364457662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4">
                <text:p>44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51">
                <text:p>51</text:p>
              </table:table-cell>
              <table:table-cell office:value-type="float" office:value="178.700657207025">
                <text:p>178.70065720702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6">
                <text:p>46</text:p>
              </table:table-cell>
              <table:table-cell office:value-type="float" office:value="49.5553381215226">
                <text:p>49.555338121522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3">
                <text:p>43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0">
                <text:p>40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1">
                <text:p>31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1">
                <text:p>41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1">
                <text:p>21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1">
                <text:p>51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3">
                <text:p>43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4">
                <text:p>34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5">
                <text:p>45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5">
                <text:p>35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3">
                <text:p>33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6">
                <text:p>46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8">
                <text:p>38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4">
                <text:p>44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0">
                <text:p>50</text:p>
              </table:table-cell>
              <table:table-cell office:value-type="float" office:value="111.721782427997">
                <text:p>111.72178242799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5">
                <text:p>55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9">
                <text:p>49</text:p>
              </table:table-cell>
              <table:table-cell office:value-type="float" office:value="191.573683548412">
                <text:p>191.57368354841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7">
                <text:p>47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0">
                <text:p>40</text:p>
              </table:table-cell>
              <table:table-cell office:value-type="float" office:value="138.639172221569">
                <text:p>138.63917222156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1">
                <text:p>21</text:p>
              </table:table-cell>
              <table:table-cell office:value-type="float" office:value="53.6387220221678">
                <text:p>53.638722022167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60">
                <text:p>60</text:p>
              </table:table-cell>
              <table:table-cell office:value-type="float" office:value="93.0534873610655">
                <text:p>93.053487361065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6">
                <text:p>56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61">
                <text:p>61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4">
                <text:p>44</text:p>
              </table:table-cell>
              <table:table-cell office:value-type="float" office:value="136.15771083723">
                <text:p>136.1577108372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3">
                <text:p>43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9">
                <text:p>29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8">
                <text:p>38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6">
                <text:p>26</text:p>
              </table:table-cell>
              <table:table-cell office:value-type="float" office:value="108.390640020409">
                <text:p>108.39064002040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8">
                <text:p>28</text:p>
              </table:table-cell>
              <table:table-cell office:value-type="float" office:value="67.1430807546635">
                <text:p>67.143080754663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8">
                <text:p>38</text:p>
              </table:table-cell>
              <table:table-cell office:value-type="float" office:value="118.019753340006">
                <text:p>118.01975334000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5">
                <text:p>45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9">
                <text:p>39</text:p>
              </table:table-cell>
              <table:table-cell office:value-type="float" office:value="47.3389060962716">
                <text:p>47.338906096271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3">
                <text:p>33</text:p>
              </table:table-cell>
              <table:table-cell office:value-type="float" office:value="62.91365496918">
                <text:p>62.9136549691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4">
                <text:p>44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8">
                <text:p>48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5">
                <text:p>45</text:p>
              </table:table-cell>
              <table:table-cell office:value-type="float" office:value="92.7913480810133">
                <text:p>92.791348081013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6">
                <text:p>56</text:p>
              </table:table-cell>
              <table:table-cell office:value-type="float" office:value="99.6916283970721">
                <text:p>99.691628397072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0">
                <text:p>40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1">
                <text:p>71</text:p>
              </table:table-cell>
              <table:table-cell office:value-type="float" office:value="89.2428846644714">
                <text:p>89.242884664471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0">
                <text:p>30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5">
                <text:p>45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1">
                <text:p>41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0">
                <text:p>40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9">
                <text:p>59</text:p>
              </table:table-cell>
              <table:table-cell office:value-type="float" office:value="89.1678286670778">
                <text:p>89.167828667077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6">
                <text:p>46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8">
                <text:p>38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6">
                <text:p>26</text:p>
              </table:table-cell>
              <table:table-cell office:value-type="float" office:value="93.4866920429597">
                <text:p>93.486692042959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3">
                <text:p>53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6">
                <text:p>4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2">
                <text:p>42</text:p>
              </table:table-cell>
              <table:table-cell office:value-type="float" office:value="98.5993438603892">
                <text:p>98.599343860389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8">
                <text:p>28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0">
                <text:p>30</text:p>
              </table:table-cell>
              <table:table-cell office:value-type="float" office:value="86.6951548289402">
                <text:p>86.695154828940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4">
                <text:p>34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6">
                <text:p>46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2">
                <text:p>22</text:p>
              </table:table-cell>
              <table:table-cell office:value-type="float" office:value="59.0970640815891">
                <text:p>59.097064081589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7">
                <text:p>37</text:p>
              </table:table-cell>
              <table:table-cell office:value-type="float" office:value="92.7295279091354">
                <text:p>92.729527909135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7">
                <text:p>27</text:p>
              </table:table-cell>
              <table:table-cell office:value-type="float" office:value="63.1888610037461">
                <text:p>63.188861003746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2">
                <text:p>52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3">
                <text:p>43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2">
                <text:p>52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4">
                <text:p>54</text:p>
              </table:table-cell>
              <table:table-cell office:value-type="float" office:value="109.489841452174">
                <text:p>109.48984145217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7">
                <text:p>47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1">
                <text:p>21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2">
                <text:p>42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2">
                <text:p>72</text:p>
              </table:table-cell>
              <table:table-cell office:value-type="float" office:value="189.244162932803">
                <text:p>189.24416293280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8">
                <text:p>38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3">
                <text:p>53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5">
                <text:p>35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60">
                <text:p>60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9">
                <text:p>39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5">
                <text:p>45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1">
                <text:p>61</text:p>
              </table:table-cell>
              <table:table-cell office:value-type="float" office:value="106.608021493532">
                <text:p>106.60802149353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4">
                <text:p>64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9">
                <text:p>39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6">
                <text:p>46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5">
                <text:p>25</text:p>
              </table:table-cell>
              <table:table-cell office:value-type="float" office:value="56.4538649754188">
                <text:p>56.453864975418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80">
                <text:p>80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1">
                <text:p>51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8">
                <text:p>58</text:p>
              </table:table-cell>
              <table:table-cell office:value-type="float" office:value="75.0431540173515">
                <text:p>75.043154017351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2">
                <text:p>52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5">
                <text:p>45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1">
                <text:p>41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2">
                <text:p>42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1">
                <text:p>31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9">
                <text:p>49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7">
                <text:p>47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9">
                <text:p>39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3">
                <text:p>53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7">
                <text:p>37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2">
                <text:p>52</text:p>
              </table:table-cell>
              <table:table-cell office:value-type="float" office:value="191.573683548412">
                <text:p>191.57368354841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1">
                <text:p>41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9">
                <text:p>39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3">
                <text:p>63</text:p>
              </table:table-cell>
              <table:table-cell office:value-type="float" office:value="171.765132627508">
                <text:p>171.76513262750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3">
                <text:p>23</text:p>
              </table:table-cell>
              <table:table-cell office:value-type="float" office:value="73.4544282607621">
                <text:p>73.454428260762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62">
                <text:p>62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3">
                <text:p>43</text:p>
              </table:table-cell>
              <table:table-cell office:value-type="float" office:value="272.294783220064">
                <text:p>272.29478322006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9">
                <text:p>29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3">
                <text:p>43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4">
                <text:p>34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8">
                <text:p>38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5">
                <text:p>25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64">
                <text:p>64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9">
                <text:p>49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6">
                <text:p>46</text:p>
              </table:table-cell>
              <table:table-cell office:value-type="float" office:value="84.3157688645753">
                <text:p>84.315768864575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0">
                <text:p>30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3">
                <text:p>33</text:p>
              </table:table-cell>
              <table:table-cell office:value-type="float" office:value="57.3525910796177">
                <text:p>57.352591079617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9">
                <text:p>29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2">
                <text:p>32</text:p>
              </table:table-cell>
              <table:table-cell office:value-type="float" office:value="125.525498433836">
                <text:p>125.52549843383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4">
                <text:p>54</text:p>
              </table:table-cell>
              <table:table-cell office:value-type="float" office:value="108.874525834712">
                <text:p>108.87452583471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0">
                <text:p>40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4">
                <text:p>24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0">
                <text:p>30</text:p>
              </table:table-cell>
              <table:table-cell office:value-type="float" office:value="70.8150386167557">
                <text:p>70.815038616755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9">
                <text:p>49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7">
                <text:p>47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5">
                <text:p>25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4">
                <text:p>44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1">
                <text:p>41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4">
                <text:p>54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9">
                <text:p>59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5">
                <text:p>25</text:p>
              </table:table-cell>
              <table:table-cell office:value-type="float" office:value="59.7342233407467">
                <text:p>59.734223340746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63">
                <text:p>63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9">
                <text:p>49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5">
                <text:p>35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4">
                <text:p>24</text:p>
              </table:table-cell>
              <table:table-cell office:value-type="float" office:value="66.2294082943902">
                <text:p>66.229408294390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66">
                <text:p>66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7">
                <text:p>57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7">
                <text:p>47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4">
                <text:p>44</text:p>
              </table:table-cell>
              <table:table-cell office:value-type="float" office:value="132.487821126123">
                <text:p>132.48782112612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6">
                <text:p>56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34">
                <text:p>34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3">
                <text:p>23</text:p>
              </table:table-cell>
              <table:table-cell office:value-type="float" office:value="40.4056652596845">
                <text:p>40.405665259684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0">
                <text:p>30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38">
                <text:p>38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3">
                <text:p>43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8">
                <text:p>58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6">
                <text:p>36</text:p>
              </table:table-cell>
              <table:table-cell office:value-type="float" office:value="62.198679430261">
                <text:p>62.19867943026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8">
                <text:p>48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5">
                <text:p>35</text:p>
              </table:table-cell>
              <table:table-cell office:value-type="float" office:value="86.0428011301927">
                <text:p>86.042801130192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2">
                <text:p>22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0">
                <text:p>50</text:p>
              </table:table-cell>
              <table:table-cell office:value-type="float" office:value="113.567089569751">
                <text:p>113.56708956975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8">
                <text:p>58</text:p>
              </table:table-cell>
              <table:table-cell office:value-type="float" office:value="100.764272842107">
                <text:p>100.76427284210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0">
                <text:p>20</text:p>
              </table:table-cell>
              <table:table-cell office:value-type="float" office:value="61.1875264339915">
                <text:p>61.187526433991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4">
                <text:p>44</text:p>
              </table:table-cell>
              <table:table-cell office:value-type="float" office:value="113.61274572643">
                <text:p>113.6127457264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0">
                <text:p>50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5">
                <text:p>55</text:p>
              </table:table-cell>
              <table:table-cell office:value-type="float" office:value="104.923531700709">
                <text:p>104.92353170070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9">
                <text:p>39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2">
                <text:p>32</text:p>
              </table:table-cell>
              <table:table-cell office:value-type="float" office:value="276.778413321176">
                <text:p>276.77841332117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0">
                <text:p>50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4">
                <text:p>24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3">
                <text:p>53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5">
                <text:p>35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5">
                <text:p>25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4">
                <text:p>24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7">
                <text:p>57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3">
                <text:p>43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3">
                <text:p>33</text:p>
              </table:table-cell>
              <table:table-cell office:value-type="float" office:value="88.2986994723057">
                <text:p>88.298699472305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0">
                <text:p>40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9">
                <text:p>39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2">
                <text:p>32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8">
                <text:p>48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9">
                <text:p>29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35">
                <text:p>35</text:p>
              </table:table-cell>
              <table:table-cell office:value-type="float" office:value="98.5993438603892">
                <text:p>98.599343860389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1">
                <text:p>41</text:p>
              </table:table-cell>
              <table:table-cell office:value-type="float" office:value="133.232350826567">
                <text:p>133.23235082656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2">
                <text:p>52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50">
                <text:p>50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5">
                <text:p>35</text:p>
              </table:table-cell>
              <table:table-cell office:value-type="float" office:value="160.635498596854">
                <text:p>160.63549859685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7">
                <text:p>27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7">
                <text:p>57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8">
                <text:p>48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1">
                <text:p>41</text:p>
              </table:table-cell>
              <table:table-cell office:value-type="float" office:value="98.0483505056004">
                <text:p>98.048350505600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59">
                <text:p>59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5">
                <text:p>55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4">
                <text:p>54</text:p>
              </table:table-cell>
              <table:table-cell office:value-type="float" office:value="133.232350826567">
                <text:p>133.23235082656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4">
                <text:p>34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3">
                <text:p>43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3">
                <text:p>43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62">
                <text:p>62</text:p>
              </table:table-cell>
              <table:table-cell office:value-type="float" office:value="62.0303046060726">
                <text:p>62.030304606072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5">
                <text:p>45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0">
                <text:p>40</text:p>
              </table:table-cell>
              <table:table-cell office:value-type="float" office:value="145.805163374625">
                <text:p>145.80516337462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3">
                <text:p>33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5">
                <text:p>45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1">
                <text:p>21</text:p>
              </table:table-cell>
              <table:table-cell office:value-type="float" office:value="49.5553381215226">
                <text:p>49.555338121522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54">
                <text:p>54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3">
                <text:p>43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4">
                <text:p>54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5">
                <text:p>35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3">
                <text:p>23</text:p>
              </table:table-cell>
              <table:table-cell office:value-type="float" office:value="61.5945831752282">
                <text:p>61.594583175228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61">
                <text:p>61</text:p>
              </table:table-cell>
              <table:table-cell office:value-type="float" office:value="111.440469567068">
                <text:p>111.44046956706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51">
                <text:p>51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3">
                <text:p>43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0">
                <text:p>20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1">
                <text:p>51</text:p>
              </table:table-cell>
              <table:table-cell office:value-type="float" office:value="139.00340805947">
                <text:p>139.0034080594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65">
                <text:p>6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7">
                <text:p>37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4">
                <text:p>24</text:p>
              </table:table-cell>
              <table:table-cell office:value-type="float" office:value="66.2330957333126">
                <text:p>66.233095733312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6">
                <text:p>36</text:p>
              </table:table-cell>
              <table:table-cell office:value-type="float" office:value="73.2930820722881">
                <text:p>73.293082072288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5">
                <text:p>45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3">
                <text:p>33</text:p>
              </table:table-cell>
              <table:table-cell office:value-type="float" office:value="276.778413321176">
                <text:p>276.77841332117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6">
                <text:p>36</text:p>
              </table:table-cell>
              <table:table-cell office:value-type="float" office:value="86.9103277389946">
                <text:p>86.910327738994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2">
                <text:p>32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5">
                <text:p>4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1">
                <text:p>51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3">
                <text:p>33</text:p>
              </table:table-cell>
              <table:table-cell office:value-type="float" office:value="136.876367635184">
                <text:p>136.87636763518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7">
                <text:p>47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7">
                <text:p>37</text:p>
              </table:table-cell>
              <table:table-cell office:value-type="float" office:value="196.125272594255">
                <text:p>196.12527259425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1">
                <text:p>41</text:p>
              </table:table-cell>
              <table:table-cell office:value-type="float" office:value="121.430313822622">
                <text:p>121.43031382262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3">
                <text:p>23</text:p>
              </table:table-cell>
              <table:table-cell office:value-type="float" office:value="96.3977959023552">
                <text:p>96.397795902355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7">
                <text:p>57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1">
                <text:p>61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7">
                <text:p>47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9">
                <text:p>29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7">
                <text:p>37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7">
                <text:p>57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39">
                <text:p>39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9">
                <text:p>59</text:p>
              </table:table-cell>
              <table:table-cell office:value-type="float" office:value="145.805163374625">
                <text:p>145.80516337462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1">
                <text:p>31</text:p>
              </table:table-cell>
              <table:table-cell office:value-type="float" office:value="149.055895589404">
                <text:p>149.05589558940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6">
                <text:p>26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1">
                <text:p>51</text:p>
              </table:table-cell>
              <table:table-cell office:value-type="float" office:value="118.019753340006">
                <text:p>118.01975334000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38">
                <text:p>38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1">
                <text:p>51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0">
                <text:p>50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32">
                <text:p>32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8">
                <text:p>38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9">
                <text:p>49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0">
                <text:p>40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60">
                <text:p>60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30">
                <text:p>30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1">
                <text:p>41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2">
                <text:p>32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6">
                <text:p>26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1">
                <text:p>41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3">
                <text:p>53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35">
                <text:p>35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0">
                <text:p>50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3">
                <text:p>43</text:p>
              </table:table-cell>
              <table:table-cell office:value-type="float" office:value="171.765132627508">
                <text:p>171.76513262750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0">
                <text:p>50</text:p>
              </table:table-cell>
              <table:table-cell office:value-type="float" office:value="67.8267871319966">
                <text:p>67.826787131996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9">
                <text:p>19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2">
                <text:p>42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3">
                <text:p>53</text:p>
              </table:table-cell>
              <table:table-cell office:value-type="float" office:value="66.9616443217359">
                <text:p>66.961644321735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2">
                <text:p>22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9">
                <text:p>49</text:p>
              </table:table-cell>
              <table:table-cell office:value-type="float" office:value="98.5993438603892">
                <text:p>98.599343860389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3">
                <text:p>33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1">
                <text:p>31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3">
                <text:p>43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7">
                <text:p>57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0">
                <text:p>40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8">
                <text:p>48</text:p>
              </table:table-cell>
              <table:table-cell office:value-type="float" office:value="84.5294690248517">
                <text:p>84.5294690248517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6">
                <text:p>46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8">
                <text:p>58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0">
                <text:p>50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38">
                <text:p>38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3">
                <text:p>33</text:p>
              </table:table-cell>
              <table:table-cell office:value-type="float" office:value="101.402052302992">
                <text:p>101.40205230299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52">
                <text:p>52</text:p>
              </table:table-cell>
              <table:table-cell office:value-type="float" office:value="149.055895589404">
                <text:p>149.05589558940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8">
                <text:p>48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3">
                <text:p>53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7">
                <text:p>37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3">
                <text:p>43</text:p>
              </table:table-cell>
              <table:table-cell office:value-type="float" office:value="119.405204322401">
                <text:p>119.40520432240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4">
                <text:p>54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1">
                <text:p>41</text:p>
              </table:table-cell>
              <table:table-cell office:value-type="float" office:value="154.868367231559">
                <text:p>154.86836723155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57">
                <text:p>57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4">
                <text:p>54</text:p>
              </table:table-cell>
              <table:table-cell office:value-type="float" office:value="118.539502533774">
                <text:p>118.53950253377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5">
                <text:p>25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5">
                <text:p>35</text:p>
              </table:table-cell>
              <table:table-cell office:value-type="float" office:value="62.198679430261">
                <text:p>62.19867943026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9">
                <text:p>29</text:p>
              </table:table-cell>
              <table:table-cell office:value-type="float" office:value="182.020620963512">
                <text:p>182.02062096351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6">
                <text:p>36</text:p>
              </table:table-cell>
              <table:table-cell office:value-type="float" office:value="267.901086855275">
                <text:p>267.90108685527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3">
                <text:p>43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1">
                <text:p>41</text:p>
              </table:table-cell>
              <table:table-cell office:value-type="float" office:value="186.876677628007">
                <text:p>186.87667762800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52">
                <text:p>52</text:p>
              </table:table-cell>
              <table:table-cell office:value-type="float" office:value="72.1504556815713">
                <text:p>72.150455681571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8">
                <text:p>48</text:p>
              </table:table-cell>
              <table:table-cell office:value-type="float" office:value="49.5553381215226">
                <text:p>49.555338121522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51">
                <text:p>51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5">
                <text:p>5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7">
                <text:p>37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8">
                <text:p>48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2">
                <text:p>42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3">
                <text:p>43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2">
                <text:p>32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3">
                <text:p>33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8">
                <text:p>48</text:p>
              </table:table-cell>
              <table:table-cell office:value-type="float" office:value="78.3924668009837">
                <text:p>78.392466800983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0">
                <text:p>20</text:p>
              </table:table-cell>
              <table:table-cell office:value-type="float" office:value="46.3665027412862">
                <text:p>46.366502741286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3">
                <text:p>43</text:p>
              </table:table-cell>
              <table:table-cell office:value-type="float" office:value="132.860765311572">
                <text:p>132.86076531157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8">
                <text:p>58</text:p>
              </table:table-cell>
              <table:table-cell office:value-type="float" office:value="61.5945831752282">
                <text:p>61.594583175228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38">
                <text:p>38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3">
                <text:p>23</text:p>
              </table:table-cell>
              <table:table-cell office:value-type="float" office:value="66.2294082943902">
                <text:p>66.229408294390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54">
                <text:p>54</text:p>
              </table:table-cell>
              <table:table-cell office:value-type="float" office:value="108.874525834712">
                <text:p>108.87452583471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6">
                <text:p>6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7">
                <text:p>47</text:p>
              </table:table-cell>
              <table:table-cell office:value-type="float" office:value="152.838800991182">
                <text:p>152.83880099118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35">
                <text:p>35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9">
                <text:p>39</text:p>
              </table:table-cell>
              <table:table-cell office:value-type="float" office:value="143.134940811134">
                <text:p>143.13494081113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5">
                <text:p>35</text:p>
              </table:table-cell>
              <table:table-cell office:value-type="float" office:value="125.20428658029">
                <text:p>125.2042865802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0">
                <text:p>40</text:p>
              </table:table-cell>
              <table:table-cell office:value-type="float" office:value="75.610695863947">
                <text:p>75.61069586394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1">
                <text:p>41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0">
                <text:p>40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50">
                <text:p>50</text:p>
              </table:table-cell>
              <table:table-cell office:value-type="float" office:value="59.0970640815891">
                <text:p>59.097064081589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5">
                <text:p>35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3">
                <text:p>43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6">
                <text:p>26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3">
                <text:p>23</text:p>
              </table:table-cell>
              <table:table-cell office:value-type="float" office:value="49.5553381215226">
                <text:p>49.555338121522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61">
                <text:p>61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4">
                <text:p>24</text:p>
              </table:table-cell>
              <table:table-cell office:value-type="float" office:value="43.7351116779821">
                <text:p>43.735111677982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66">
                <text:p>66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0">
                <text:p>50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2">
                <text:p>22</text:p>
              </table:table-cell>
              <table:table-cell office:value-type="float" office:value="75.0431540173515">
                <text:p>75.043154017351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62">
                <text:p>62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5">
                <text:p>55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1">
                <text:p>41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4">
                <text:p>54</text:p>
              </table:table-cell>
              <table:table-cell office:value-type="float" office:value="170.156834417801">
                <text:p>170.15683441780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9">
                <text:p>29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9">
                <text:p>39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1">
                <text:p>71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2">
                <text:p>22</text:p>
              </table:table-cell>
              <table:table-cell office:value-type="float" office:value="78.3924668009837">
                <text:p>78.392466800983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8">
                <text:p>48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5">
                <text:p>35</text:p>
              </table:table-cell>
              <table:table-cell office:value-type="float" office:value="116.265324062503">
                <text:p>116.26532406250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6">
                <text:p>46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51">
                <text:p>51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55">
                <text:p>55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6">
                <text:p>36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57">
                <text:p>57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1">
                <text:p>21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0">
                <text:p>60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1">
                <text:p>41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56">
                <text:p>56</text:p>
              </table:table-cell>
              <table:table-cell office:value-type="float" office:value="139.353811767493">
                <text:p>139.35381176749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2">
                <text:p>32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2">
                <text:p>32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6">
                <text:p>36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8">
                <text:p>28</text:p>
              </table:table-cell>
              <table:table-cell office:value-type="float" office:value="64.5420748732979">
                <text:p>64.542074873297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0">
                <text:p>60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1">
                <text:p>41</text:p>
              </table:table-cell>
              <table:table-cell office:value-type="float" office:value="89.2428846644714">
                <text:p>89.242884664471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5">
                <text:p>55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6">
                <text:p>36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6">
                <text:p>46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2">
                <text:p>62</text:p>
              </table:table-cell>
              <table:table-cell office:value-type="float" office:value="89.4924795180001">
                <text:p>89.492479518000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4">
                <text:p>44</text:p>
              </table:table-cell>
              <table:table-cell office:value-type="float" office:value="102.766280877288">
                <text:p>102.76628087728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6">
                <text:p>36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1">
                <text:p>41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2">
                <text:p>22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51">
                <text:p>51</text:p>
              </table:table-cell>
              <table:table-cell office:value-type="float" office:value="129.983634818897">
                <text:p>129.98363481889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57">
                <text:p>57</text:p>
              </table:table-cell>
              <table:table-cell office:value-type="float" office:value="110.782650276254">
                <text:p>110.78265027625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55">
                <text:p>55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6">
                <text:p>36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3">
                <text:p>43</text:p>
              </table:table-cell>
              <table:table-cell office:value-type="float" office:value="276.778413321176">
                <text:p>276.77841332117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8">
                <text:p>38</text:p>
              </table:table-cell>
              <table:table-cell office:value-type="float" office:value="23.9529444789965">
                <text:p>23.952944478996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7">
                <text:p>27</text:p>
              </table:table-cell>
              <table:table-cell office:value-type="float" office:value="103.90247060316">
                <text:p>103.9024706031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2">
                <text:p>32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4">
                <text:p>44</text:p>
              </table:table-cell>
              <table:table-cell office:value-type="float" office:value="71.6867436659172">
                <text:p>71.686743665917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56">
                <text:p>56</text:p>
              </table:table-cell>
              <table:table-cell office:value-type="float" office:value="276.778413321176">
                <text:p>276.77841332117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8">
                <text:p>38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6">
                <text:p>3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8">
                <text:p>28</text:p>
              </table:table-cell>
              <table:table-cell office:value-type="float" office:value="108.874525834712">
                <text:p>108.87452583471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9">
                <text:p>39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2">
                <text:p>42</text:p>
              </table:table-cell>
              <table:table-cell office:value-type="float" office:value="78.9846061809321">
                <text:p>78.984606180932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51">
                <text:p>51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55">
                <text:p>55</text:p>
              </table:table-cell>
              <table:table-cell office:value-type="float" office:value="89.4924795180001">
                <text:p>89.492479518000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9">
                <text:p>39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2">
                <text:p>42</text:p>
              </table:table-cell>
              <table:table-cell office:value-type="float" office:value="109.706051812711">
                <text:p>109.70605181271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3">
                <text:p>33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3">
                <text:p>23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0">
                <text:p>40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0">
                <text:p>40</text:p>
              </table:table-cell>
              <table:table-cell office:value-type="float" office:value="80.8581959564691">
                <text:p>80.858195956469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51">
                <text:p>51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76">
                <text:p>76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57">
                <text:p>57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7">
                <text:p>27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6">
                <text:p>26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5">
                <text:p>25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7">
                <text:p>27</text:p>
              </table:table-cell>
              <table:table-cell office:value-type="float" office:value="101.402052302992">
                <text:p>101.402052302992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3">
                <text:p>33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51">
                <text:p>51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2">
                <text:p>22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7">
                <text:p>47</text:p>
              </table:table-cell>
              <table:table-cell office:value-type="float" office:value="128.199636871795">
                <text:p>128.19963687179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4">
                <text:p>34</text:p>
              </table:table-cell>
              <table:table-cell office:value-type="float" office:value="136.517655222436">
                <text:p>136.51765522243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7">
                <text:p>47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1">
                <text:p>31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6">
                <text:p>46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7">
                <text:p>47</text:p>
              </table:table-cell>
              <table:table-cell office:value-type="float" office:value="78.3924668009837">
                <text:p>78.392466800983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9">
                <text:p>49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0">
                <text:p>40</text:p>
              </table:table-cell>
              <table:table-cell office:value-type="float" office:value="136.15771083723">
                <text:p>136.1577108372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51">
                <text:p>51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1">
                <text:p>31</text:p>
              </table:table-cell>
              <table:table-cell office:value-type="float" office:value="76.2832778539642">
                <text:p>76.283277853964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58">
                <text:p>58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8">
                <text:p>48</text:p>
              </table:table-cell>
              <table:table-cell office:value-type="float" office:value="87.7884362154584">
                <text:p>87.788436215458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54">
                <text:p>54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56">
                <text:p>56</text:p>
              </table:table-cell>
              <table:table-cell office:value-type="float" office:value="154.072997206315">
                <text:p>154.07299720631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1">
                <text:p>61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2">
                <text:p>32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60">
                <text:p>60</text:p>
              </table:table-cell>
              <table:table-cell office:value-type="float" office:value="164.646988930328">
                <text:p>164.64698893032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2">
                <text:p>42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2">
                <text:p>22</text:p>
              </table:table-cell>
              <table:table-cell office:value-type="float" office:value="44.9782920272516">
                <text:p>44.978292027251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6">
                <text:p>46</text:p>
              </table:table-cell>
              <table:table-cell office:value-type="float" office:value="106.723977625299">
                <text:p>106.723977625299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53">
                <text:p>53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3">
                <text:p>43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2">
                <text:p>32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30">
                <text:p>30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50">
                <text:p>50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0">
                <text:p>40</text:p>
              </table:table-cell>
              <table:table-cell office:value-type="float" office:value="277.79948020565">
                <text:p>277.7994802056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55">
                <text:p>55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2">
                <text:p>42</text:p>
              </table:table-cell>
              <table:table-cell office:value-type="float" office:value="166.324941233877">
                <text:p>166.32494123387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5">
                <text:p>35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3">
                <text:p>33</text:p>
              </table:table-cell>
              <table:table-cell office:value-type="float" office:value="100.086742317948">
                <text:p>100.08674231794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3">
                <text:p>33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8">
                <text:p>38</text:p>
              </table:table-cell>
              <table:table-cell office:value-type="float" office:value="118.712094053725">
                <text:p>118.71209405372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1">
                <text:p>41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2">
                <text:p>42</text:p>
              </table:table-cell>
              <table:table-cell office:value-type="float" office:value="123.500017774584">
                <text:p>123.50001777458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8">
                <text:p>58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5">
                <text:p>45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7">
                <text:p>47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0">
                <text:p>30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4">
                <text:p>34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3">
                <text:p>43</text:p>
              </table:table-cell>
              <table:table-cell office:value-type="float" office:value="149.695042068453">
                <text:p>149.69504206845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58">
                <text:p>58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4">
                <text:p>44</text:p>
              </table:table-cell>
              <table:table-cell office:value-type="float" office:value="104.923531700709">
                <text:p>104.92353170070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8">
                <text:p>28</text:p>
              </table:table-cell>
              <table:table-cell office:value-type="float" office:value="61.1875264339915">
                <text:p>61.187526433991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6">
                <text:p>46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6">
                <text:p>36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7">
                <text:p>37</text:p>
              </table:table-cell>
              <table:table-cell office:value-type="float" office:value="70.8150386167557">
                <text:p>70.815038616755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7">
                <text:p>47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56">
                <text:p>5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8">
                <text:p>38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1">
                <text:p>41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2">
                <text:p>62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0">
                <text:p>40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4">
                <text:p>44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56">
                <text:p>5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51">
                <text:p>51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1">
                <text:p>41</text:p>
              </table:table-cell>
              <table:table-cell office:value-type="float" office:value="86.6951548289402">
                <text:p>86.6951548289402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52">
                <text:p>52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7">
                <text:p>27</text:p>
              </table:table-cell>
              <table:table-cell office:value-type="float" office:value="100.764272842107">
                <text:p>100.76427284210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52">
                <text:p>52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51">
                <text:p>51</text:p>
              </table:table-cell>
              <table:table-cell office:value-type="float" office:value="67.1792914754174">
                <text:p>67.179291475417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51">
                <text:p>51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8">
                <text:p>28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9">
                <text:p>49</text:p>
              </table:table-cell>
              <table:table-cell office:value-type="float" office:value="57.9709421772731">
                <text:p>57.970942177273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61">
                <text:p>61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9">
                <text:p>39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3">
                <text:p>23</text:p>
              </table:table-cell>
              <table:table-cell office:value-type="float" office:value="89.4924795180001">
                <text:p>89.492479518000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53">
                <text:p>53</text:p>
              </table:table-cell>
              <table:table-cell office:value-type="float" office:value="151.805096289083">
                <text:p>151.80509628908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55">
                <text:p>55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8">
                <text:p>48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50">
                <text:p>50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1">
                <text:p>31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53">
                <text:p>53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9">
                <text:p>49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9">
                <text:p>49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3">
                <text:p>43</text:p>
              </table:table-cell>
              <table:table-cell office:value-type="float" office:value="120.589436530402">
                <text:p>120.58943653040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0">
                <text:p>20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6">
                <text:p>46</text:p>
              </table:table-cell>
              <table:table-cell office:value-type="float" office:value="110.172930287822">
                <text:p>110.17293028782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8">
                <text:p>48</text:p>
              </table:table-cell>
              <table:table-cell office:value-type="float" office:value="152.216806827106">
                <text:p>152.21680682710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">
                <text:p>19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56">
                <text:p>56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4">
                <text:p>44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3">
                <text:p>23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2">
                <text:p>42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2">
                <text:p>32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32">
                <text:p>32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3">
                <text:p>43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57">
                <text:p>57</text:p>
              </table:table-cell>
              <table:table-cell office:value-type="float" office:value="138.610994032645">
                <text:p>138.61099403264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6">
                <text:p>26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67">
                <text:p>67</text:p>
              </table:table-cell>
              <table:table-cell office:value-type="float" office:value="151.591484239814">
                <text:p>151.59148423981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1">
                <text:p>31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9">
                <text:p>49</text:p>
              </table:table-cell>
              <table:table-cell office:value-type="float" office:value="103.90247060316">
                <text:p>103.9024706031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9">
                <text:p>29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1">
                <text:p>41</text:p>
              </table:table-cell>
              <table:table-cell office:value-type="float" office:value="108.874525834712">
                <text:p>108.87452583471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35">
                <text:p>35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39">
                <text:p>39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33">
                <text:p>33</text:p>
              </table:table-cell>
              <table:table-cell office:value-type="float" office:value="98.5993438603892">
                <text:p>98.599343860389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53">
                <text:p>53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3">
                <text:p>43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6">
                <text:p>36</text:p>
              </table:table-cell>
              <table:table-cell office:value-type="float" office:value="94.6540203819701">
                <text:p>94.6540203819701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8">
                <text:p>38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58">
                <text:p>58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5">
                <text:p>45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4">
                <text:p>34</text:p>
              </table:table-cell>
              <table:table-cell office:value-type="float" office:value="94.5960991038653">
                <text:p>94.596099103865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0">
                <text:p>30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1">
                <text:p>21</text:p>
              </table:table-cell>
              <table:table-cell office:value-type="float" office:value="29.3769761006037">
                <text:p>29.376976100603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9">
                <text:p>39</text:p>
              </table:table-cell>
              <table:table-cell office:value-type="float" office:value="129.453644576625">
                <text:p>129.45364457662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8">
                <text:p>28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54">
                <text:p>54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4">
                <text:p>24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57">
                <text:p>57</text:p>
              </table:table-cell>
              <table:table-cell office:value-type="float" office:value="70.8150386167557">
                <text:p>70.815038616755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8">
                <text:p>48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1">
                <text:p>31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7">
                <text:p>47</text:p>
              </table:table-cell>
              <table:table-cell office:value-type="float" office:value="182.020620963512">
                <text:p>182.02062096351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4">
                <text:p>44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0">
                <text:p>30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1">
                <text:p>41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6">
                <text:p>26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2">
                <text:p>32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9">
                <text:p>39</text:p>
              </table:table-cell>
              <table:table-cell office:value-type="float" office:value="97.4710060955894">
                <text:p>97.471006095589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2">
                <text:p>42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4">
                <text:p>24</text:p>
              </table:table-cell>
              <table:table-cell office:value-type="float" office:value="172.217265521809">
                <text:p>172.21726552180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4">
                <text:p>44</text:p>
              </table:table-cell>
              <table:table-cell office:value-type="float" office:value="129.453644576625">
                <text:p>129.45364457662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0">
                <text:p>30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58">
                <text:p>58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3">
                <text:p>33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56">
                <text:p>56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8">
                <text:p>28</text:p>
              </table:table-cell>
              <table:table-cell office:value-type="float" office:value="96.9340904570115">
                <text:p>96.934090457011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1">
                <text:p>41</text:p>
              </table:table-cell>
              <table:table-cell office:value-type="float" office:value="276.778413321176">
                <text:p>276.77841332117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2">
                <text:p>22</text:p>
              </table:table-cell>
              <table:table-cell office:value-type="float" office:value="32.3664131748549">
                <text:p>32.366413174854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7">
                <text:p>37</text:p>
              </table:table-cell>
              <table:table-cell office:value-type="float" office:value="84.450253670189">
                <text:p>84.45025367018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8">
                <text:p>18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7">
                <text:p>37</text:p>
              </table:table-cell>
              <table:table-cell office:value-type="float" office:value="84.7183897030478">
                <text:p>84.718389703047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3">
                <text:p>43</text:p>
              </table:table-cell>
              <table:table-cell office:value-type="float" office:value="167.706575552614">
                <text:p>167.70657555261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9">
                <text:p>49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6">
                <text:p>36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7">
                <text:p>47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52">
                <text:p>52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4">
                <text:p>34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62">
                <text:p>62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4">
                <text:p>44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8">
                <text:p>48</text:p>
              </table:table-cell>
              <table:table-cell office:value-type="float" office:value="152.216806827106">
                <text:p>152.21680682710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51">
                <text:p>51</text:p>
              </table:table-cell>
              <table:table-cell office:value-type="float" office:value="124.720446242886">
                <text:p>124.72044624288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5">
                <text:p>35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42">
                <text:p>42</text:p>
              </table:table-cell>
              <table:table-cell office:value-type="float" office:value="89.2428846644714">
                <text:p>89.242884664471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4">
                <text:p>34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0">
                <text:p>50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0">
                <text:p>50</text:p>
              </table:table-cell>
              <table:table-cell office:value-type="float" office:value="153.457515308961">
                <text:p>153.45751530896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5">
                <text:p>55</text:p>
              </table:table-cell>
              <table:table-cell office:value-type="float" office:value="46.7632687977187">
                <text:p>46.763268797718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6">
                <text:p>56</text:p>
              </table:table-cell>
              <table:table-cell office:value-type="float" office:value="129.453644576625">
                <text:p>129.45364457662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0">
                <text:p>50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44">
                <text:p>44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30">
                <text:p>30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4">
                <text:p>34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0">
                <text:p>50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1">
                <text:p>51</text:p>
              </table:table-cell>
              <table:table-cell office:value-type="float" office:value="110.782650276254">
                <text:p>110.78265027625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3">
                <text:p>53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0">
                <text:p>40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4">
                <text:p>34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6">
                <text:p>36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4">
                <text:p>44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4">
                <text:p>54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6">
                <text:p>36</text:p>
              </table:table-cell>
              <table:table-cell office:value-type="float" office:value="163.515863976238">
                <text:p>163.51586397623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62">
                <text:p>62</text:p>
              </table:table-cell>
              <table:table-cell office:value-type="float" office:value="279.501781963737">
                <text:p>279.501781963737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3">
                <text:p>33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4">
                <text:p>44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80">
                <text:p>80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45">
                <text:p>45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8">
                <text:p>58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1">
                <text:p>51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60">
                <text:p>60</text:p>
              </table:table-cell>
              <table:table-cell office:value-type="float" office:value="277.601417511009">
                <text:p>277.60141751100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33">
                <text:p>33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8">
                <text:p>28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37">
                <text:p>37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6">
                <text:p>5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9">
                <text:p>59</text:p>
              </table:table-cell>
              <table:table-cell office:value-type="float" office:value="171.765132627508">
                <text:p>171.765132627508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56">
                <text:p>56</text:p>
              </table:table-cell>
              <table:table-cell office:value-type="float" office:value="75.0431540173515">
                <text:p>75.043154017351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4">
                <text:p>34</text:p>
              </table:table-cell>
              <table:table-cell office:value-type="float" office:value="72.1504556815713">
                <text:p>72.1504556815713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37">
                <text:p>37</text:p>
              </table:table-cell>
              <table:table-cell office:value-type="float" office:value="34.6074177301288">
                <text:p>34.607417730128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36">
                <text:p>36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45">
                <text:p>45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36">
                <text:p>36</text:p>
              </table:table-cell>
              <table:table-cell office:value-type="float" office:value="140.398200161944">
                <text:p>140.398200161944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3">
                <text:p>23</text:p>
              </table:table-cell>
              <table:table-cell office:value-type="float" office:value="27.1405792079024">
                <text:p>27.140579207902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56">
                <text:p>56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33">
                <text:p>33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48">
                <text:p>48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8">
                <text:p>28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37">
                <text:p>37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6">
                <text:p>56</text:p>
              </table:table-cell>
              <table:table-cell office:value-type="float" office:value="86.6951548289402">
                <text:p>86.695154828940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2">
                <text:p>22</text:p>
              </table:table-cell>
              <table:table-cell office:value-type="float" office:value="63.1888610037461">
                <text:p>63.188861003746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60">
                <text:p>60</text:p>
              </table:table-cell>
              <table:table-cell office:value-type="float" office:value="114.926521781463">
                <text:p>114.92652178146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0">
                <text:p>30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50">
                <text:p>50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38">
                <text:p>38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55">
                <text:p>55</text:p>
              </table:table-cell>
              <table:table-cell office:value-type="float" office:value="103.181326958727">
                <text:p>103.18132695872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6">
                <text:p>26</text:p>
              </table:table-cell>
              <table:table-cell office:value-type="float" office:value="113.567089569751">
                <text:p>113.56708956975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39">
                <text:p>39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42">
                <text:p>42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1">
                <text:p>71</text:p>
              </table:table-cell>
              <table:table-cell office:value-type="float" office:value="105.69144753053">
                <text:p>105.69144753053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33">
                <text:p>33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49">
                <text:p>49</text:p>
              </table:table-cell>
              <table:table-cell office:value-type="float" office:value="51.7514403709426">
                <text:p>51.7514403709426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45">
                <text:p>45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41">
                <text:p>41</text:p>
              </table:table-cell>
              <table:table-cell office:value-type="float" office:value="158.294621427791">
                <text:p>158.29462142779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9">
                <text:p>59</text:p>
              </table:table-cell>
              <table:table-cell office:value-type="float" office:value="54.121205395165">
                <text:p>54.12120539516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33">
                <text:p>33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47">
                <text:p>47</text:p>
              </table:table-cell>
              <table:table-cell office:value-type="float" office:value="71.6867436659172">
                <text:p>71.686743665917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34">
                <text:p>34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3">
                <text:p>23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32">
                <text:p>32</text:p>
              </table:table-cell>
              <table:table-cell office:value-type="float" office:value="127.901232979118">
                <text:p>127.901232979118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30">
                <text:p>30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4">
                <text:p>54</text:p>
              </table:table-cell>
              <table:table-cell office:value-type="float" office:value="89.4924795180001">
                <text:p>89.492479518000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46">
                <text:p>46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52">
                <text:p>52</text:p>
              </table:table-cell>
              <table:table-cell office:value-type="float" office:value="137.590142766506">
                <text:p>137.590142766506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50">
                <text:p>50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57">
                <text:p>57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46">
                <text:p>46</text:p>
              </table:table-cell>
              <table:table-cell office:value-type="float" office:value="100.764272842107">
                <text:p>100.764272842107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30">
                <text:p>30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32">
                <text:p>32</text:p>
              </table:table-cell>
              <table:table-cell office:value-type="float" office:value="56.9055391446732">
                <text:p>56.905539144673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3">
                <text:p>53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48">
                <text:p>48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31">
                <text:p>31</text:p>
              </table:table-cell>
              <table:table-cell office:value-type="float" office:value="108.874525834712">
                <text:p>108.874525834712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50">
                <text:p>50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41">
                <text:p>41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47">
                <text:p>47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7">
                <text:p>37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4">
                <text:p>24</text:p>
              </table:table-cell>
              <table:table-cell office:value-type="float" office:value="74.5711617723683">
                <text:p>74.571161772368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53">
                <text:p>53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39">
                <text:p>39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47">
                <text:p>47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36">
                <text:p>36</text:p>
              </table:table-cell>
              <table:table-cell office:value-type="float" office:value="140.398200161944">
                <text:p>140.398200161944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34">
                <text:p>34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45">
                <text:p>45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60">
                <text:p>60</text:p>
              </table:table-cell>
              <table:table-cell office:value-type="float" office:value="59.0970640815891">
                <text:p>59.0970640815891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43">
                <text:p>43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0">
                <text:p>20</text:p>
              </table:table-cell>
              <table:table-cell office:value-type="float" office:value="64.3510245722737">
                <text:p>64.351024572273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7">
                <text:p>27</text:p>
              </table:table-cell>
              <table:table-cell office:value-type="float" office:value="133.232350826567">
                <text:p>133.23235082656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5">
                <text:p>35</text:p>
              </table:table-cell>
              <table:table-cell office:value-type="float" office:value="59.0970640815891">
                <text:p>59.0970640815891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50">
                <text:p>50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56">
                <text:p>56</text:p>
              </table:table-cell>
              <table:table-cell office:value-type="float" office:value="60.1541246622441">
                <text:p>60.154124662244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9">
                <text:p>19</text:p>
              </table:table-cell>
              <table:table-cell office:value-type="float" office:value="30.9237526933873">
                <text:p>30.9237526933873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35">
                <text:p>35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3">
                <text:p>23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45">
                <text:p>45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54">
                <text:p>54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43">
                <text:p>43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42">
                <text:p>42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51">
                <text:p>51</text:p>
              </table:table-cell>
              <table:table-cell office:value-type="float" office:value="189.244162932803">
                <text:p>189.244162932803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49">
                <text:p>49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48">
                <text:p>48</text:p>
              </table:table-cell>
              <table:table-cell office:value-type="float" office:value="111.185461930226">
                <text:p>111.18546193022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50">
                <text:p>50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37">
                <text:p>37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38">
                <text:p>38</text:p>
              </table:table-cell>
              <table:table-cell office:value-type="float" office:value="186.876677628007">
                <text:p>186.87667762800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58">
                <text:p>58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41">
                <text:p>41</text:p>
              </table:table-cell>
              <table:table-cell office:value-type="float" office:value="124.720446242886">
                <text:p>124.720446242886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51">
                <text:p>51</text:p>
              </table:table-cell>
              <table:table-cell office:value-type="float" office:value="277.79948020565">
                <text:p>277.7994802056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51">
                <text:p>51</text:p>
              </table:table-cell>
              <table:table-cell office:value-type="float" office:value="99.5919888162707">
                <text:p>99.5919888162707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44">
                <text:p>44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43">
                <text:p>43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34">
                <text:p>34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43">
                <text:p>43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59">
                <text:p>59</text:p>
              </table:table-cell>
              <table:table-cell office:value-type="float" office:value="256.400649562425">
                <text:p>256.40064956242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1">
                <text:p>61</text:p>
              </table:table-cell>
              <table:table-cell office:value-type="float" office:value="113.567089569751">
                <text:p>113.567089569751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40">
                <text:p>40</text:p>
              </table:table-cell>
              <table:table-cell office:value-type="float" office:value="118.019753340006">
                <text:p>118.01975334000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49">
                <text:p>49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5">
                <text:p>55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4">
                <text:p>54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41">
                <text:p>41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9">
                <text:p>29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66">
                <text:p>66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61">
                <text:p>61</text:p>
              </table:table-cell>
              <table:table-cell office:value-type="float" office:value="107.433970610403">
                <text:p>107.43397061040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34">
                <text:p>34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41">
                <text:p>41</text:p>
              </table:table-cell>
              <table:table-cell office:value-type="float" office:value="121.430313822622">
                <text:p>121.43031382262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48">
                <text:p>48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6">
                <text:p>26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54">
                <text:p>54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44">
                <text:p>44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60">
                <text:p>60</text:p>
              </table:table-cell>
              <table:table-cell office:value-type="float" office:value="147.116689159978">
                <text:p>147.11668915997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57">
                <text:p>57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53">
                <text:p>53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54">
                <text:p>54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37">
                <text:p>37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62">
                <text:p>62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40">
                <text:p>40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39">
                <text:p>39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55">
                <text:p>55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57">
                <text:p>57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45">
                <text:p>45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41">
                <text:p>41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8">
                <text:p>28</text:p>
              </table:table-cell>
              <table:table-cell office:value-type="float" office:value="102.766280877288">
                <text:p>102.766280877288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58">
                <text:p>58</text:p>
              </table:table-cell>
              <table:table-cell office:value-type="float" office:value="120.589436530402">
                <text:p>120.58943653040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47">
                <text:p>47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60">
                <text:p>60</text:p>
              </table:table-cell>
              <table:table-cell office:value-type="float" office:value="106.921814091211">
                <text:p>106.92181409121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6">
                <text:p>26</text:p>
              </table:table-cell>
              <table:table-cell office:value-type="float" office:value="268.266292012557">
                <text:p>268.266292012557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52">
                <text:p>52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31">
                <text:p>31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63">
                <text:p>63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42">
                <text:p>42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30">
                <text:p>30</text:p>
              </table:table-cell>
              <table:table-cell office:value-type="float" office:value="125.525498433836">
                <text:p>125.52549843383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52">
                <text:p>52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38">
                <text:p>38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9">
                <text:p>29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42">
                <text:p>42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7">
                <text:p>57</text:p>
              </table:table-cell>
              <table:table-cell office:value-type="float" office:value="125.525498433836">
                <text:p>125.52549843383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133.232350826567">
                <text:p>133.23235082656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1">
                <text:p>21</text:p>
              </table:table-cell>
              <table:table-cell office:value-type="float" office:value="75.0431540173515">
                <text:p>75.043154017351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34">
                <text:p>34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39">
                <text:p>39</text:p>
              </table:table-cell>
              <table:table-cell office:value-type="float" office:value="63.1888610037461">
                <text:p>63.1888610037461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6">
                <text:p>26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2">
                <text:p>42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8">
                <text:p>48</text:p>
              </table:table-cell>
              <table:table-cell office:value-type="float" office:value="78.3924668009837">
                <text:p>78.392466800983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54">
                <text:p>54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80">
                <text:p>80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37">
                <text:p>37</text:p>
              </table:table-cell>
              <table:table-cell office:value-type="float" office:value="78.3924668009837">
                <text:p>78.3924668009837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1">
                <text:p>31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41">
                <text:p>41</text:p>
              </table:table-cell>
              <table:table-cell office:value-type="float" office:value="70.8150386167557">
                <text:p>70.8150386167557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7">
                <text:p>37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43">
                <text:p>43</text:p>
              </table:table-cell>
              <table:table-cell office:value-type="float" office:value="130.602227520314">
                <text:p>130.602227520314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54">
                <text:p>54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39">
                <text:p>39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45">
                <text:p>45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">
                <text:p>21</text:p>
              </table:table-cell>
              <table:table-cell office:value-type="float" office:value="96.1440722120499">
                <text:p>96.1440722120499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59">
                <text:p>59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9">
                <text:p>29</text:p>
              </table:table-cell>
              <table:table-cell office:value-type="float" office:value="62.2386812563875">
                <text:p>62.238681256387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9">
                <text:p>29</text:p>
              </table:table-cell>
              <table:table-cell office:value-type="float" office:value="137.590142766506">
                <text:p>137.590142766506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33">
                <text:p>33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45">
                <text:p>45</text:p>
              </table:table-cell>
              <table:table-cell office:value-type="float" office:value="155.900506146767">
                <text:p>155.900506146767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3">
                <text:p>53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63">
                <text:p>63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6">
                <text:p>56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">
                <text:p>21</text:p>
              </table:table-cell>
              <table:table-cell office:value-type="float" office:value="63.1888610037461">
                <text:p>63.188861003746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39">
                <text:p>39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30">
                <text:p>30</text:p>
              </table:table-cell>
              <table:table-cell office:value-type="float" office:value="182.020620963512">
                <text:p>182.02062096351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42">
                <text:p>42</text:p>
              </table:table-cell>
              <table:table-cell office:value-type="float" office:value="116.265324062503">
                <text:p>116.26532406250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40">
                <text:p>40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47">
                <text:p>47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43">
                <text:p>43</text:p>
              </table:table-cell>
              <table:table-cell office:value-type="float" office:value="20.0855369231877">
                <text:p>20.085536923187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42">
                <text:p>42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50">
                <text:p>50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39">
                <text:p>39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0">
                <text:p>50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60">
                <text:p>60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57">
                <text:p>57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8">
                <text:p>38</text:p>
              </table:table-cell>
              <table:table-cell office:value-type="float" office:value="89.4924795180001">
                <text:p>89.4924795180001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49">
                <text:p>49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51">
                <text:p>51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3">
                <text:p>33</text:p>
              </table:table-cell>
              <table:table-cell office:value-type="float" office:value="66.2294082943902">
                <text:p>66.2294082943902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59">
                <text:p>59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41">
                <text:p>41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3">
                <text:p>33</text:p>
              </table:table-cell>
              <table:table-cell office:value-type="float" office:value="116.265324062503">
                <text:p>116.26532406250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8">
                <text:p>28</text:p>
              </table:table-cell>
              <table:table-cell office:value-type="float" office:value="126.323880709786">
                <text:p>126.323880709786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49">
                <text:p>49</text:p>
              </table:table-cell>
              <table:table-cell office:value-type="float" office:value="82.7417541674462">
                <text:p>82.7417541674462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51">
                <text:p>51</text:p>
              </table:table-cell>
              <table:table-cell office:value-type="float" office:value="112.6488963421">
                <text:p>112.6488963421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36">
                <text:p>36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6">
                <text:p>26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2">
                <text:p>22</text:p>
              </table:table-cell>
              <table:table-cell office:value-type="float" office:value="54.0299651757595">
                <text:p>54.029965175759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47">
                <text:p>47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59">
                <text:p>59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41">
                <text:p>41</text:p>
              </table:table-cell>
              <table:table-cell office:value-type="float" office:value="127.901232979118">
                <text:p>127.901232979118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32">
                <text:p>32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45">
                <text:p>45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39">
                <text:p>39</text:p>
              </table:table-cell>
              <table:table-cell office:value-type="float" office:value="68.7480877337669">
                <text:p>68.7480877337669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64">
                <text:p>64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36">
                <text:p>36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61">
                <text:p>61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34">
                <text:p>34</text:p>
              </table:table-cell>
              <table:table-cell office:value-type="float" office:value="68.7480877337669">
                <text:p>68.7480877337669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52">
                <text:p>52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33">
                <text:p>33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36">
                <text:p>36</text:p>
              </table:table-cell>
              <table:table-cell office:value-type="float" office:value="150.695182101741">
                <text:p>150.69518210174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34">
                <text:p>34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39">
                <text:p>39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59">
                <text:p>59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49">
                <text:p>49</text:p>
              </table:table-cell>
              <table:table-cell office:value-type="float" office:value="175.93299770235">
                <text:p>175.9329977023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40">
                <text:p>40</text:p>
              </table:table-cell>
              <table:table-cell office:value-type="float" office:value="198.350290464385">
                <text:p>198.35029046438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49">
                <text:p>49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5">
                <text:p>25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9">
                <text:p>59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39">
                <text:p>39</text:p>
              </table:table-cell>
              <table:table-cell office:value-type="float" office:value="76.436454372814">
                <text:p>76.43645437281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40">
                <text:p>40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51">
                <text:p>51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63">
                <text:p>63</text:p>
              </table:table-cell>
              <table:table-cell office:value-type="float" office:value="110.782650276254">
                <text:p>110.78265027625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53">
                <text:p>53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5">
                <text:p>25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53">
                <text:p>53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3">
                <text:p>23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6">
                <text:p>36</text:p>
              </table:table-cell>
              <table:table-cell office:value-type="float" office:value="72.1504556815713">
                <text:p>72.1504556815713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9">
                <text:p>19</text:p>
              </table:table-cell>
              <table:table-cell office:value-type="float" office:value="31.4109962716359">
                <text:p>31.410996271635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47">
                <text:p>47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43">
                <text:p>43</text:p>
              </table:table-cell>
              <table:table-cell office:value-type="float" office:value="103.90247060316">
                <text:p>103.90247060316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40">
                <text:p>40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38">
                <text:p>38</text:p>
              </table:table-cell>
              <table:table-cell office:value-type="float" office:value="180.779952229859">
                <text:p>180.779952229859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63">
                <text:p>63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45">
                <text:p>45</text:p>
              </table:table-cell>
              <table:table-cell office:value-type="float" office:value="36.6737041960799">
                <text:p>36.673704196079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32">
                <text:p>32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7">
                <text:p>37</text:p>
              </table:table-cell>
              <table:table-cell office:value-type="float" office:value="98.5993438603892">
                <text:p>98.599343860389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7">
                <text:p>37</text:p>
              </table:table-cell>
              <table:table-cell office:value-type="float" office:value="57.4636470385133">
                <text:p>57.4636470385133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41">
                <text:p>41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45">
                <text:p>45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2">
                <text:p>22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58">
                <text:p>58</text:p>
              </table:table-cell>
              <table:table-cell office:value-type="float" office:value="227.458934033008">
                <text:p>227.458934033008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44">
                <text:p>44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9">
                <text:p>39</text:p>
              </table:table-cell>
              <table:table-cell office:value-type="float" office:value="116.265324062503">
                <text:p>116.265324062503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40">
                <text:p>40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3">
                <text:p>33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5">
                <text:p>35</text:p>
              </table:table-cell>
              <table:table-cell office:value-type="float" office:value="91.0932184689733">
                <text:p>91.0932184689733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63">
                <text:p>63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45">
                <text:p>45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1">
                <text:p>31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41">
                <text:p>41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66">
                <text:p>66</text:p>
              </table:table-cell>
              <table:table-cell office:value-type="float" office:value="276.778413321176">
                <text:p>276.778413321176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45">
                <text:p>45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47">
                <text:p>47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35">
                <text:p>35</text:p>
              </table:table-cell>
              <table:table-cell office:value-type="float" office:value="124.720446242886">
                <text:p>124.72044624288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52">
                <text:p>52</text:p>
              </table:table-cell>
              <table:table-cell office:value-type="float" office:value="100.764272842107">
                <text:p>100.764272842107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62">
                <text:p>62</text:p>
              </table:table-cell>
              <table:table-cell office:value-type="float" office:value="169.800342280671">
                <text:p>169.800342280671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47">
                <text:p>47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40">
                <text:p>40</text:p>
              </table:table-cell>
              <table:table-cell office:value-type="float" office:value="136.876367635184">
                <text:p>136.876367635184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41">
                <text:p>41</text:p>
              </table:table-cell>
              <table:table-cell office:value-type="float" office:value="277.79948020565">
                <text:p>277.7994802056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48">
                <text:p>48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55">
                <text:p>5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64">
                <text:p>64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9">
                <text:p>29</text:p>
              </table:table-cell>
              <table:table-cell office:value-type="float" office:value="61.1875264339915">
                <text:p>61.187526433991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49">
                <text:p>49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32">
                <text:p>32</text:p>
              </table:table-cell>
              <table:table-cell office:value-type="float" office:value="133.232350826567">
                <text:p>133.232350826567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41">
                <text:p>41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58">
                <text:p>58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41">
                <text:p>41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34">
                <text:p>34</text:p>
              </table:table-cell>
              <table:table-cell office:value-type="float" office:value="96.9340904570115">
                <text:p>96.934090457011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43">
                <text:p>43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3">
                <text:p>23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0">
                <text:p>40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46">
                <text:p>46</text:p>
              </table:table-cell>
              <table:table-cell office:value-type="float" office:value="281.745970551857">
                <text:p>281.74597055185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35">
                <text:p>35</text:p>
              </table:table-cell>
              <table:table-cell office:value-type="float" office:value="106.921814091211">
                <text:p>106.92181409121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42">
                <text:p>42</text:p>
              </table:table-cell>
              <table:table-cell office:value-type="float" office:value="148.414448195605">
                <text:p>148.41444819560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47">
                <text:p>47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45">
                <text:p>45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4">
                <text:p>34</text:p>
              </table:table-cell>
              <table:table-cell office:value-type="float" office:value="108.874525834712">
                <text:p>108.874525834712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57">
                <text:p>57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2">
                <text:p>32</text:p>
              </table:table-cell>
              <table:table-cell office:value-type="float" office:value="86.1737867271136">
                <text:p>86.173786727113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55">
                <text:p>55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2">
                <text:p>22</text:p>
              </table:table-cell>
              <table:table-cell office:value-type="float" office:value="76.2832778539642">
                <text:p>76.283277853964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51">
                <text:p>51</text:p>
              </table:table-cell>
              <table:table-cell office:value-type="float" office:value="124.720446242886">
                <text:p>124.72044624288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6">
                <text:p>26</text:p>
              </table:table-cell>
              <table:table-cell office:value-type="float" office:value="66.9616443217359">
                <text:p>66.9616443217359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7">
                <text:p>27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4">
                <text:p>34</text:p>
              </table:table-cell>
              <table:table-cell office:value-type="float" office:value="166.324941233877">
                <text:p>166.324941233877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48">
                <text:p>48</text:p>
              </table:table-cell>
              <table:table-cell office:value-type="float" office:value="91.7016396744449">
                <text:p>91.701639674444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3">
                <text:p>23</text:p>
              </table:table-cell>
              <table:table-cell office:value-type="float" office:value="78.3465619952665">
                <text:p>78.346561995266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41">
                <text:p>41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49">
                <text:p>49</text:p>
              </table:table-cell>
              <table:table-cell office:value-type="float" office:value="151.591484239814">
                <text:p>151.59148423981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47">
                <text:p>47</text:p>
              </table:table-cell>
              <table:table-cell office:value-type="float" office:value="120.589436530402">
                <text:p>120.589436530402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35">
                <text:p>35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50">
                <text:p>50</text:p>
              </table:table-cell>
              <table:table-cell office:value-type="float" office:value="81.9853178344996">
                <text:p>81.985317834499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55">
                <text:p>55</text:p>
              </table:table-cell>
              <table:table-cell office:value-type="float" office:value="137.590142766506">
                <text:p>137.590142766506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69">
                <text:p>69</text:p>
              </table:table-cell>
              <table:table-cell office:value-type="float" office:value="40.4056652596845">
                <text:p>40.4056652596845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45">
                <text:p>45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40">
                <text:p>40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47">
                <text:p>47</text:p>
              </table:table-cell>
              <table:table-cell office:value-type="float" office:value="143.325318108778">
                <text:p>143.32531810877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2">
                <text:p>22</text:p>
              </table:table-cell>
              <table:table-cell office:value-type="float" office:value="78.3924668009837">
                <text:p>78.3924668009837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42">
                <text:p>42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47">
                <text:p>47</text:p>
              </table:table-cell>
              <table:table-cell office:value-type="float" office:value="159.474176661105">
                <text:p>159.47417666110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48">
                <text:p>48</text:p>
              </table:table-cell>
              <table:table-cell office:value-type="float" office:value="66.2294082943902">
                <text:p>66.229408294390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8">
                <text:p>28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49">
                <text:p>49</text:p>
              </table:table-cell>
              <table:table-cell office:value-type="float" office:value="90.7270793135127">
                <text:p>90.7270793135127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51">
                <text:p>51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58">
                <text:p>58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32">
                <text:p>32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5">
                <text:p>55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49">
                <text:p>49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6">
                <text:p>46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4">
                <text:p>44</text:p>
              </table:table-cell>
              <table:table-cell office:value-type="float" office:value="182.020620963512">
                <text:p>182.02062096351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5">
                <text:p>25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73">
                <text:p>73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8">
                <text:p>18</text:p>
              </table:table-cell>
              <table:table-cell office:value-type="float" office:value="72.1504556815713">
                <text:p>72.1504556815713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52">
                <text:p>52</text:p>
              </table:table-cell>
              <table:table-cell office:value-type="float" office:value="122.263673892802">
                <text:p>122.26367389280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8">
                <text:p>28</text:p>
              </table:table-cell>
              <table:table-cell office:value-type="float" office:value="72.1504556815713">
                <text:p>72.150455681571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51">
                <text:p>51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44">
                <text:p>44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44">
                <text:p>44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9">
                <text:p>29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48">
                <text:p>48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62">
                <text:p>62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40">
                <text:p>40</text:p>
              </table:table-cell>
              <table:table-cell office:value-type="float" office:value="131.737801155001">
                <text:p>131.73780115500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4">
                <text:p>24</text:p>
              </table:table-cell>
              <table:table-cell office:value-type="float" office:value="66.3251949430473">
                <text:p>66.3251949430473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48">
                <text:p>48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54">
                <text:p>54</text:p>
              </table:table-cell>
              <table:table-cell office:value-type="float" office:value="163.515863976238">
                <text:p>163.515863976238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69">
                <text:p>69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48">
                <text:p>48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73">
                <text:p>73</text:p>
              </table:table-cell>
              <table:table-cell office:value-type="float" office:value="40.1943705168112">
                <text:p>40.1943705168112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30">
                <text:p>30</text:p>
              </table:table-cell>
              <table:table-cell office:value-type="float" office:value="70.5134157015506">
                <text:p>70.5134157015506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41">
                <text:p>41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48">
                <text:p>48</text:p>
              </table:table-cell>
              <table:table-cell office:value-type="float" office:value="100.879460918798">
                <text:p>100.879460918798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63">
                <text:p>63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9">
                <text:p>29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40">
                <text:p>40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52">
                <text:p>52</text:p>
              </table:table-cell>
              <table:table-cell office:value-type="float" office:value="91.0932184689733">
                <text:p>91.0932184689733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54">
                <text:p>54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3">
                <text:p>33</text:p>
              </table:table-cell>
              <table:table-cell office:value-type="float" office:value="267.901086855275">
                <text:p>267.90108685527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42">
                <text:p>42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31">
                <text:p>31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46">
                <text:p>46</text:p>
              </table:table-cell>
              <table:table-cell office:value-type="float" office:value="139.675870162748">
                <text:p>139.675870162748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44">
                <text:p>44</text:p>
              </table:table-cell>
              <table:table-cell office:value-type="float" office:value="125.12381572196">
                <text:p>125.12381572196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45">
                <text:p>45</text:p>
              </table:table-cell>
              <table:table-cell office:value-type="float" office:value="113.567089569751">
                <text:p>113.567089569751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40">
                <text:p>40</text:p>
              </table:table-cell>
              <table:table-cell office:value-type="float" office:value="182.020620963512">
                <text:p>182.02062096351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31">
                <text:p>31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9">
                <text:p>19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43">
                <text:p>43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56">
                <text:p>56</text:p>
              </table:table-cell>
              <table:table-cell office:value-type="float" office:value="142.457169885112">
                <text:p>142.457169885112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55">
                <text:p>55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59">
                <text:p>59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49">
                <text:p>49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42">
                <text:p>42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7">
                <text:p>27</text:p>
              </table:table-cell>
              <table:table-cell office:value-type="float" office:value="61.1875264339915">
                <text:p>61.187526433991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34">
                <text:p>34</text:p>
              </table:table-cell>
              <table:table-cell office:value-type="float" office:value="81.2860772898212">
                <text:p>81.286077289821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47">
                <text:p>47</text:p>
              </table:table-cell>
              <table:table-cell office:value-type="float" office:value="276.778413321176">
                <text:p>276.778413321176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35">
                <text:p>35</text:p>
              </table:table-cell>
              <table:table-cell office:value-type="float" office:value="268.266292012557">
                <text:p>268.266292012557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33">
                <text:p>33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35">
                <text:p>35</text:p>
              </table:table-cell>
              <table:table-cell office:value-type="float" office:value="144.47808766541">
                <text:p>144.47808766541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40">
                <text:p>40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53">
                <text:p>53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47">
                <text:p>47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5">
                <text:p>45</text:p>
              </table:table-cell>
              <table:table-cell office:value-type="float" office:value="196.125272594255">
                <text:p>196.12527259425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34">
                <text:p>34</text:p>
              </table:table-cell>
              <table:table-cell office:value-type="float" office:value="169.073540049428">
                <text:p>169.07354004942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5">
                <text:p>25</text:p>
              </table:table-cell>
              <table:table-cell office:value-type="float" office:value="69.6190369046763">
                <text:p>69.6190369046763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56">
                <text:p>56</text:p>
              </table:table-cell>
              <table:table-cell office:value-type="float" office:value="124.720446242886">
                <text:p>124.720446242886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54">
                <text:p>54</text:p>
              </table:table-cell>
              <table:table-cell office:value-type="float" office:value="115.51808515372">
                <text:p>115.51808515372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41">
                <text:p>41</text:p>
              </table:table-cell>
              <table:table-cell office:value-type="float" office:value="89.2428846644714">
                <text:p>89.242884664471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46">
                <text:p>46</text:p>
              </table:table-cell>
              <table:table-cell office:value-type="float" office:value="276.778413321176">
                <text:p>276.778413321176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44">
                <text:p>44</text:p>
              </table:table-cell>
              <table:table-cell office:value-type="float" office:value="170.6951277113">
                <text:p>170.6951277113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44">
                <text:p>44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6">
                <text:p>46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8">
                <text:p>38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6">
                <text:p>36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7">
                <text:p>27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3">
                <text:p>33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56">
                <text:p>56</text:p>
              </table:table-cell>
              <table:table-cell office:value-type="float" office:value="140.398200161944">
                <text:p>140.39820016194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52">
                <text:p>52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3">
                <text:p>33</text:p>
              </table:table-cell>
              <table:table-cell office:value-type="float" office:value="125.525498433836">
                <text:p>125.525498433836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2">
                <text:p>32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9">
                <text:p>39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2">
                <text:p>22</text:p>
              </table:table-cell>
              <table:table-cell office:value-type="float" office:value="72.1504556815713">
                <text:p>72.1504556815713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53">
                <text:p>53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36">
                <text:p>36</text:p>
              </table:table-cell>
              <table:table-cell office:value-type="float" office:value="277.79948020565">
                <text:p>277.7994802056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37">
                <text:p>37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40">
                <text:p>40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51">
                <text:p>51</text:p>
              </table:table-cell>
              <table:table-cell office:value-type="float" office:value="78.214575693165">
                <text:p>78.21457569316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40">
                <text:p>40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56">
                <text:p>56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50">
                <text:p>50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49">
                <text:p>49</text:p>
              </table:table-cell>
              <table:table-cell office:value-type="float" office:value="166.324941233877">
                <text:p>166.324941233877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32">
                <text:p>32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1">
                <text:p>21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48">
                <text:p>48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48">
                <text:p>48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32">
                <text:p>32</text:p>
              </table:table-cell>
              <table:table-cell office:value-type="float" office:value="115.106201691293">
                <text:p>115.10620169129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30">
                <text:p>30</text:p>
              </table:table-cell>
              <table:table-cell office:value-type="float" office:value="53.0275511164817">
                <text:p>53.0275511164817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30">
                <text:p>30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33">
                <text:p>33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56">
                <text:p>56</text:p>
              </table:table-cell>
              <table:table-cell office:value-type="float" office:value="56.4538649754188">
                <text:p>56.4538649754188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46">
                <text:p>46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49">
                <text:p>49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24">
                <text:p>24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48">
                <text:p>48</text:p>
              </table:table-cell>
              <table:table-cell office:value-type="float" office:value="147.116689159978">
                <text:p>147.116689159978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37">
                <text:p>37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53">
                <text:p>53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56">
                <text:p>56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34">
                <text:p>34</text:p>
              </table:table-cell>
              <table:table-cell office:value-type="float" office:value="108.874525834712">
                <text:p>108.87452583471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6">
                <text:p>56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48">
                <text:p>48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7">
                <text:p>47</text:p>
              </table:table-cell>
              <table:table-cell office:value-type="float" office:value="27.1405792079024">
                <text:p>27.1405792079024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52">
                <text:p>52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0">
                <text:p>40</text:p>
              </table:table-cell>
              <table:table-cell office:value-type="float" office:value="166.879383279962">
                <text:p>166.879383279962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5">
                <text:p>25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35">
                <text:p>35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0">
                <text:p>40</text:p>
              </table:table-cell>
              <table:table-cell office:value-type="float" office:value="103.90247060316">
                <text:p>103.9024706031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22">
                <text:p>22</text:p>
              </table:table-cell>
              <table:table-cell office:value-type="float" office:value="34.6074177301288">
                <text:p>34.6074177301288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50">
                <text:p>50</text:p>
              </table:table-cell>
              <table:table-cell office:value-type="float" office:value="100.013486924706">
                <text:p>100.013486924706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8">
                <text:p>48</text:p>
              </table:table-cell>
              <table:table-cell office:value-type="float" office:value="64.8689691939769">
                <text:p>64.868969193976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40">
                <text:p>40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45">
                <text:p>45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30">
                <text:p>30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6">
                <text:p>46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4">
                <text:p>34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2">
                <text:p>32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53">
                <text:p>53</text:p>
              </table:table-cell>
              <table:table-cell office:value-type="float" office:value="143.134940811134">
                <text:p>143.134940811134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2">
                <text:p>32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9">
                <text:p>39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51">
                <text:p>51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40">
                <text:p>40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66">
                <text:p>66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40">
                <text:p>40</text:p>
              </table:table-cell>
              <table:table-cell office:value-type="float" office:value="166.324941233877">
                <text:p>166.324941233877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52">
                <text:p>52</text:p>
              </table:table-cell>
              <table:table-cell office:value-type="float" office:value="133.232350826567">
                <text:p>133.23235082656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36">
                <text:p>36</text:p>
              </table:table-cell>
              <table:table-cell office:value-type="float" office:value="125.525498433836">
                <text:p>125.525498433836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32">
                <text:p>32</text:p>
              </table:table-cell>
              <table:table-cell office:value-type="float" office:value="89.4924795180001">
                <text:p>89.4924795180001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45">
                <text:p>45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37">
                <text:p>37</text:p>
              </table:table-cell>
              <table:table-cell office:value-type="float" office:value="169.073540049428">
                <text:p>169.073540049428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47">
                <text:p>47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9">
                <text:p>49</text:p>
              </table:table-cell>
              <table:table-cell office:value-type="float" office:value="144.170606488233">
                <text:p>144.170606488233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53">
                <text:p>53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66">
                <text:p>66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3">
                <text:p>33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58">
                <text:p>58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41">
                <text:p>41</text:p>
              </table:table-cell>
              <table:table-cell office:value-type="float" office:value="83.1913242935054">
                <text:p>83.1913242935054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54">
                <text:p>54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6">
                <text:p>26</text:p>
              </table:table-cell>
              <table:table-cell office:value-type="float" office:value="86.6951548289402">
                <text:p>86.695154828940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4">
                <text:p>24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62">
                <text:p>62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63">
                <text:p>63</text:p>
              </table:table-cell>
              <table:table-cell office:value-type="float" office:value="136.303997562054">
                <text:p>136.303997562054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6">
                <text:p>26</text:p>
              </table:table-cell>
              <table:table-cell office:value-type="float" office:value="114.022580378556">
                <text:p>114.022580378556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45">
                <text:p>45</text:p>
              </table:table-cell>
              <table:table-cell office:value-type="float" office:value="106.127582150788">
                <text:p>106.127582150788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3">
                <text:p>23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31">
                <text:p>31</text:p>
              </table:table-cell>
              <table:table-cell office:value-type="float" office:value="116.265324062503">
                <text:p>116.265324062503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44">
                <text:p>44</text:p>
              </table:table-cell>
              <table:table-cell office:value-type="float" office:value="143.134940811134">
                <text:p>143.134940811134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43">
                <text:p>43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48">
                <text:p>48</text:p>
              </table:table-cell>
              <table:table-cell office:value-type="float" office:value="48.185650217039">
                <text:p>48.185650217039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48">
                <text:p>48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55">
                <text:p>55</text:p>
              </table:table-cell>
              <table:table-cell office:value-type="float" office:value="117.584340323354">
                <text:p>117.584340323354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45">
                <text:p>45</text:p>
              </table:table-cell>
              <table:table-cell office:value-type="float" office:value="272.294783220064">
                <text:p>272.294783220064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48">
                <text:p>48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63">
                <text:p>63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57">
                <text:p>57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69">
                <text:p>69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31">
                <text:p>31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38">
                <text:p>38</text:p>
              </table:table-cell>
              <table:table-cell office:value-type="float" office:value="268.266292012557">
                <text:p>268.26629201255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43">
                <text:p>43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9">
                <text:p>19</text:p>
              </table:table-cell>
              <table:table-cell office:value-type="float" office:value="51.9036962665682">
                <text:p>51.903696266568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44">
                <text:p>44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31">
                <text:p>31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49">
                <text:p>49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9">
                <text:p>29</text:p>
              </table:table-cell>
              <table:table-cell office:value-type="float" office:value="95.2307125669819">
                <text:p>95.2307125669819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6">
                <text:p>26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37">
                <text:p>37</text:p>
              </table:table-cell>
              <table:table-cell office:value-type="float" office:value="116.265324062503">
                <text:p>116.265324062503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30">
                <text:p>30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35">
                <text:p>35</text:p>
              </table:table-cell>
              <table:table-cell office:value-type="float" office:value="131.62180303309">
                <text:p>131.62180303309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40">
                <text:p>40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44">
                <text:p>44</text:p>
              </table:table-cell>
              <table:table-cell office:value-type="float" office:value="68.7480877337669">
                <text:p>68.7480877337669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5">
                <text:p>65</text:p>
              </table:table-cell>
              <table:table-cell office:value-type="float" office:value="125.525498433836">
                <text:p>125.52549843383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54">
                <text:p>54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6">
                <text:p>56</text:p>
              </table:table-cell>
              <table:table-cell office:value-type="float" office:value="140.398200161944">
                <text:p>140.398200161944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48">
                <text:p>48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37">
                <text:p>37</text:p>
              </table:table-cell>
              <table:table-cell office:value-type="float" office:value="58.0147820121857">
                <text:p>58.0147820121857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30">
                <text:p>30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46">
                <text:p>46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37">
                <text:p>37</text:p>
              </table:table-cell>
              <table:table-cell office:value-type="float" office:value="131.737801155001">
                <text:p>131.737801155001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58">
                <text:p>58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52">
                <text:p>52</text:p>
              </table:table-cell>
              <table:table-cell office:value-type="float" office:value="86.6951548289402">
                <text:p>86.6951548289402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45">
                <text:p>45</text:p>
              </table:table-cell>
              <table:table-cell office:value-type="float" office:value="157.700527725737">
                <text:p>157.70052772573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33">
                <text:p>33</text:p>
              </table:table-cell>
              <table:table-cell office:value-type="float" office:value="65.11462387776">
                <text:p>65.1146238777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51">
                <text:p>51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50">
                <text:p>50</text:p>
              </table:table-cell>
              <table:table-cell office:value-type="float" office:value="46.7632687977187">
                <text:p>46.7632687977187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42">
                <text:p>42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46">
                <text:p>46</text:p>
              </table:table-cell>
              <table:table-cell office:value-type="float" office:value="139.703071527658">
                <text:p>139.703071527658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43">
                <text:p>43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47">
                <text:p>47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47">
                <text:p>47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44">
                <text:p>44</text:p>
              </table:table-cell>
              <table:table-cell office:value-type="float" office:value="71.1519565433031">
                <text:p>71.1519565433031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36">
                <text:p>36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9">
                <text:p>39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29">
                <text:p>29</text:p>
              </table:table-cell>
              <table:table-cell office:value-type="float" office:value="125.525498433836">
                <text:p>125.525498433836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40">
                <text:p>40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20">
                <text:p>20</text:p>
              </table:table-cell>
              <table:table-cell office:value-type="float" office:value="70.8150386167557">
                <text:p>70.8150386167557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32">
                <text:p>32</text:p>
              </table:table-cell>
              <table:table-cell office:value-type="float" office:value="112.6488963421">
                <text:p>112.6488963421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36">
                <text:p>36</text:p>
              </table:table-cell>
              <table:table-cell office:value-type="float" office:value="86.6951548289402">
                <text:p>86.6951548289402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31">
                <text:p>31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28">
                <text:p>28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41">
                <text:p>41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54">
                <text:p>54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42">
                <text:p>42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9">
                <text:p>19</text:p>
              </table:table-cell>
              <table:table-cell office:value-type="float" office:value="68.7480877337669">
                <text:p>68.7480877337669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59">
                <text:p>59</text:p>
              </table:table-cell>
              <table:table-cell office:value-type="float" office:value="267.901086855275">
                <text:p>267.901086855275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64">
                <text:p>64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31">
                <text:p>31</text:p>
              </table:table-cell>
              <table:table-cell office:value-type="float" office:value="92.6581301668597">
                <text:p>92.6581301668597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37">
                <text:p>37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30">
                <text:p>30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4">
                <text:p>24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6">
                <text:p>26</text:p>
              </table:table-cell>
              <table:table-cell office:value-type="float" office:value="75.0431540173515">
                <text:p>75.0431540173515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44">
                <text:p>44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39">
                <text:p>39</text:p>
              </table:table-cell>
              <table:table-cell office:value-type="float" office:value="276.778413321176">
                <text:p>276.778413321176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48">
                <text:p>48</text:p>
              </table:table-cell>
              <table:table-cell office:value-type="float" office:value="277.601417511009">
                <text:p>277.601417511009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53">
                <text:p>53</text:p>
              </table:table-cell>
              <table:table-cell office:value-type="float" office:value="80.5731997057359">
                <text:p>80.573199705735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42">
                <text:p>42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44">
                <text:p>44</text:p>
              </table:table-cell>
              <table:table-cell office:value-type="float" office:value="166.324941233877">
                <text:p>166.32494123387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25">
                <text:p>25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46">
                <text:p>46</text:p>
              </table:table-cell>
              <table:table-cell office:value-type="float" office:value="43.7351116779821">
                <text:p>43.7351116779821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52">
                <text:p>52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33">
                <text:p>33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30">
                <text:p>30</text:p>
              </table:table-cell>
              <table:table-cell office:value-type="float" office:value="121.430313822622">
                <text:p>121.430313822622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38">
                <text:p>38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9">
                <text:p>29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57">
                <text:p>57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50">
                <text:p>50</text:p>
              </table:table-cell>
              <table:table-cell office:value-type="float" office:value="115.285516994187">
                <text:p>115.285516994187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3">
                <text:p>23</text:p>
              </table:table-cell>
              <table:table-cell office:value-type="float" office:value="98.6015397849967">
                <text:p>98.6015397849967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46">
                <text:p>46</text:p>
              </table:table-cell>
              <table:table-cell office:value-type="float" office:value="144.47808766541">
                <text:p>144.47808766541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61">
                <text:p>61</text:p>
              </table:table-cell>
              <table:table-cell office:value-type="float" office:value="136.15771083723">
                <text:p>136.15771083723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70">
                <text:p>70</text:p>
              </table:table-cell>
              <table:table-cell office:value-type="float" office:value="100.764272842107">
                <text:p>100.764272842107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59">
                <text:p>59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7">
                <text:p>57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5">
                <text:p>25</text:p>
              </table:table-cell>
              <table:table-cell office:value-type="float" office:value="86.6951548289402">
                <text:p>86.695154828940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48">
                <text:p>48</text:p>
              </table:table-cell>
              <table:table-cell office:value-type="float" office:value="123.908567597957">
                <text:p>123.908567597957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52">
                <text:p>52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44">
                <text:p>44</text:p>
              </table:table-cell>
              <table:table-cell office:value-type="float" office:value="131.737801155001">
                <text:p>131.737801155001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40">
                <text:p>40</text:p>
              </table:table-cell>
              <table:table-cell office:value-type="float" office:value="66.9616443217359">
                <text:p>66.9616443217359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43">
                <text:p>43</text:p>
              </table:table-cell>
              <table:table-cell office:value-type="float" office:value="196.125272594255">
                <text:p>196.125272594255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51">
                <text:p>51</text:p>
              </table:table-cell>
              <table:table-cell office:value-type="float" office:value="166.324941233877">
                <text:p>166.324941233877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43">
                <text:p>43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42">
                <text:p>42</text:p>
              </table:table-cell>
              <table:table-cell office:value-type="float" office:value="120.589436530402">
                <text:p>120.589436530402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8">
                <text:p>28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54">
                <text:p>54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34">
                <text:p>34</text:p>
              </table:table-cell>
              <table:table-cell office:value-type="float" office:value="159.052027129346">
                <text:p>159.052027129346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50">
                <text:p>50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36">
                <text:p>36</text:p>
              </table:table-cell>
              <table:table-cell office:value-type="float" office:value="140.051197616953">
                <text:p>140.051197616953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36">
                <text:p>36</text:p>
              </table:table-cell>
              <table:table-cell office:value-type="float" office:value="132.352477709878">
                <text:p>132.352477709878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71">
                <text:p>71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31">
                <text:p>31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43">
                <text:p>43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0">
                <text:p>20</text:p>
              </table:table-cell>
              <table:table-cell office:value-type="float" office:value="72.1504556815713">
                <text:p>72.1504556815713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3">
                <text:p>23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42">
                <text:p>42</text:p>
              </table:table-cell>
              <table:table-cell office:value-type="float" office:value="49.5553381215226">
                <text:p>49.5553381215226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41">
                <text:p>41</text:p>
              </table:table-cell>
              <table:table-cell office:value-type="float" office:value="149.055895589404">
                <text:p>149.055895589404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7">
                <text:p>27</text:p>
              </table:table-cell>
              <table:table-cell office:value-type="float" office:value="122.263673892802">
                <text:p>122.263673892802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9">
                <text:p>29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41">
                <text:p>41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41">
                <text:p>41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2">
                <text:p>22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39">
                <text:p>39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50">
                <text:p>50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49">
                <text:p>49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42">
                <text:p>42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38">
                <text:p>38</text:p>
              </table:table-cell>
              <table:table-cell office:value-type="float" office:value="129.453644576625">
                <text:p>129.453644576625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55">
                <text:p>55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47">
                <text:p>47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52">
                <text:p>52</text:p>
              </table:table-cell>
              <table:table-cell office:value-type="float" office:value="68.111994065327">
                <text:p>68.111994065327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56">
                <text:p>56</text:p>
              </table:table-cell>
              <table:table-cell office:value-type="float" office:value="40.4056652596845">
                <text:p>40.4056652596845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30">
                <text:p>30</text:p>
              </table:table-cell>
              <table:table-cell office:value-type="float" office:value="131.737801155001">
                <text:p>131.73780115500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56">
                <text:p>56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46">
                <text:p>46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43">
                <text:p>43</text:p>
              </table:table-cell>
              <table:table-cell office:value-type="float" office:value="126.323880709786">
                <text:p>126.32388070978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35">
                <text:p>35</text:p>
              </table:table-cell>
              <table:table-cell office:value-type="float" office:value="116.707154559148">
                <text:p>116.707154559148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58">
                <text:p>58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69">
                <text:p>69</text:p>
              </table:table-cell>
              <table:table-cell office:value-type="float" office:value="81.226746312023">
                <text:p>81.226746312023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68">
                <text:p>68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52">
                <text:p>52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46">
                <text:p>46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39">
                <text:p>39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66">
                <text:p>66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30">
                <text:p>30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30">
                <text:p>30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43">
                <text:p>43</text:p>
              </table:table-cell>
              <table:table-cell office:value-type="float" office:value="72.1504556815713">
                <text:p>72.150455681571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49">
                <text:p>49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54">
                <text:p>54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48">
                <text:p>48</text:p>
              </table:table-cell>
              <table:table-cell office:value-type="float" office:value="143.134940811134">
                <text:p>143.134940811134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37">
                <text:p>37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46">
                <text:p>46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53">
                <text:p>53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31">
                <text:p>31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8">
                <text:p>18</text:p>
              </table:table-cell>
              <table:table-cell office:value-type="float" office:value="59.0970640815891">
                <text:p>59.0970640815891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49">
                <text:p>49</text:p>
              </table:table-cell>
              <table:table-cell office:value-type="float" office:value="152.52821689856">
                <text:p>152.52821689856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39">
                <text:p>39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40">
                <text:p>40</text:p>
              </table:table-cell>
              <table:table-cell office:value-type="float" office:value="43.7351116779821">
                <text:p>43.7351116779821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37">
                <text:p>37</text:p>
              </table:table-cell>
              <table:table-cell office:value-type="float" office:value="96.3706528322308">
                <text:p>96.3706528322308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4">
                <text:p>24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35">
                <text:p>35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7">
                <text:p>27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44">
                <text:p>44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46">
                <text:p>46</text:p>
              </table:table-cell>
              <table:table-cell office:value-type="float" office:value="89.2428846644714">
                <text:p>89.2428846644714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40">
                <text:p>40</text:p>
              </table:table-cell>
              <table:table-cell office:value-type="float" office:value="85.1185334226767">
                <text:p>85.1185334226767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39">
                <text:p>39</text:p>
              </table:table-cell>
              <table:table-cell office:value-type="float" office:value="166.324941233877">
                <text:p>166.324941233877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42">
                <text:p>42</text:p>
              </table:table-cell>
              <table:table-cell office:value-type="float" office:value="100.764272842107">
                <text:p>100.764272842107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37">
                <text:p>37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58">
                <text:p>58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40">
                <text:p>40</text:p>
              </table:table-cell>
              <table:table-cell office:value-type="float" office:value="163.515863976238">
                <text:p>163.515863976238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27">
                <text:p>27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31">
                <text:p>31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44">
                <text:p>44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38">
                <text:p>38</text:p>
              </table:table-cell>
              <table:table-cell office:value-type="float" office:value="92.6581301668597">
                <text:p>92.6581301668597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34">
                <text:p>34</text:p>
              </table:table-cell>
              <table:table-cell office:value-type="float" office:value="137.590142766506">
                <text:p>137.590142766506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41">
                <text:p>41</text:p>
              </table:table-cell>
              <table:table-cell office:value-type="float" office:value="134.85152633512">
                <text:p>134.85152633512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20">
                <text:p>20</text:p>
              </table:table-cell>
              <table:table-cell office:value-type="float" office:value="72.4793162971252">
                <text:p>72.4793162971252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8">
                <text:p>28</text:p>
              </table:table-cell>
              <table:table-cell office:value-type="float" office:value="178.533050380204">
                <text:p>178.533050380204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55">
                <text:p>55</text:p>
              </table:table-cell>
              <table:table-cell office:value-type="float" office:value="98.5993438603892">
                <text:p>98.599343860389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38">
                <text:p>38</text:p>
              </table:table-cell>
              <table:table-cell office:value-type="float" office:value="115.375038556391">
                <text:p>115.375038556391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33">
                <text:p>33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43">
                <text:p>43</text:p>
              </table:table-cell>
              <table:table-cell office:value-type="float" office:value="36.6737041960799">
                <text:p>36.6737041960799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50">
                <text:p>50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55">
                <text:p>55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4">
                <text:p>24</text:p>
              </table:table-cell>
              <table:table-cell office:value-type="float" office:value="73.9357192871731">
                <text:p>73.9357192871731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41">
                <text:p>41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37">
                <text:p>37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42">
                <text:p>42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5">
                <text:p>25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45">
                <text:p>45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40">
                <text:p>40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43">
                <text:p>43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50">
                <text:p>50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42">
                <text:p>42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38">
                <text:p>38</text:p>
              </table:table-cell>
              <table:table-cell office:value-type="float" office:value="131.737801155001">
                <text:p>131.737801155001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44">
                <text:p>44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9">
                <text:p>19</text:p>
              </table:table-cell>
              <table:table-cell office:value-type="float" office:value="41.4412130349115">
                <text:p>41.4412130349115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44">
                <text:p>44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6">
                <text:p>26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54">
                <text:p>54</text:p>
              </table:table-cell>
              <table:table-cell office:value-type="float" office:value="86.6951548289402">
                <text:p>86.6951548289402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32">
                <text:p>32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49">
                <text:p>49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35">
                <text:p>35</text:p>
              </table:table-cell>
              <table:table-cell office:value-type="float" office:value="70.8150386167557">
                <text:p>70.8150386167557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34">
                <text:p>34</text:p>
              </table:table-cell>
              <table:table-cell office:value-type="float" office:value="72.1504556815713">
                <text:p>72.1504556815713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3">
                <text:p>23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60">
                <text:p>60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54">
                <text:p>54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31">
                <text:p>31</text:p>
              </table:table-cell>
              <table:table-cell office:value-type="float" office:value="139.703071527658">
                <text:p>139.703071527658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47">
                <text:p>47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48">
                <text:p>48</text:p>
              </table:table-cell>
              <table:table-cell office:value-type="float" office:value="23.9529444789965">
                <text:p>23.9529444789965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48">
                <text:p>48</text:p>
              </table:table-cell>
              <table:table-cell office:value-type="float" office:value="115.375038556391">
                <text:p>115.375038556391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35">
                <text:p>35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55">
                <text:p>55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35">
                <text:p>35</text:p>
              </table:table-cell>
              <table:table-cell office:value-type="float" office:value="137.590142766506">
                <text:p>137.590142766506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37">
                <text:p>37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7">
                <text:p>27</text:p>
              </table:table-cell>
              <table:table-cell office:value-type="float" office:value="23.2747040516601">
                <text:p>23.2747040516601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64">
                <text:p>64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52">
                <text:p>52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47">
                <text:p>47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6">
                <text:p>26</text:p>
              </table:table-cell>
              <table:table-cell office:value-type="float" office:value="56.9055391446732">
                <text:p>56.9055391446732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41">
                <text:p>41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2">
                <text:p>22</text:p>
              </table:table-cell>
              <table:table-cell office:value-type="float" office:value="75.0431540173515">
                <text:p>75.0431540173515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76">
                <text:p>76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46">
                <text:p>46</text:p>
              </table:table-cell>
              <table:table-cell office:value-type="float" office:value="108.065830309718">
                <text:p>108.065830309718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39">
                <text:p>39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39">
                <text:p>39</text:p>
              </table:table-cell>
              <table:table-cell office:value-type="float" office:value="277.79948020565">
                <text:p>277.79948020565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3">
                <text:p>23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49">
                <text:p>49</text:p>
              </table:table-cell>
              <table:table-cell office:value-type="float" office:value="123.908567597957">
                <text:p>123.90856759795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44">
                <text:p>44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0">
                <text:p>20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43">
                <text:p>43</text:p>
              </table:table-cell>
              <table:table-cell office:value-type="float" office:value="277.601417511009">
                <text:p>277.601417511009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42">
                <text:p>42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46">
                <text:p>46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33">
                <text:p>33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62">
                <text:p>62</text:p>
              </table:table-cell>
              <table:table-cell office:value-type="float" office:value="268.266292012557">
                <text:p>268.266292012557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38">
                <text:p>38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43">
                <text:p>43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46">
                <text:p>46</text:p>
              </table:table-cell>
              <table:table-cell office:value-type="float" office:value="277.601417511009">
                <text:p>277.60141751100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8">
                <text:p>18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63">
                <text:p>63</text:p>
              </table:table-cell>
              <table:table-cell office:value-type="float" office:value="267.901086855275">
                <text:p>267.901086855275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43">
                <text:p>43</text:p>
              </table:table-cell>
              <table:table-cell office:value-type="float" office:value="119.74085129618">
                <text:p>119.74085129618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44">
                <text:p>44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53">
                <text:p>53</text:p>
              </table:table-cell>
              <table:table-cell office:value-type="float" office:value="128.252661096619">
                <text:p>128.252661096619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58">
                <text:p>58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23">
                <text:p>23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50">
                <text:p>50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35">
                <text:p>35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38">
                <text:p>38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36">
                <text:p>36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32">
                <text:p>32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56">
                <text:p>56</text:p>
              </table:table-cell>
              <table:table-cell office:value-type="float" office:value="268.266292012557">
                <text:p>268.266292012557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41">
                <text:p>41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40">
                <text:p>40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6">
                <text:p>26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6">
                <text:p>26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47">
                <text:p>47</text:p>
              </table:table-cell>
              <table:table-cell office:value-type="float" office:value="108.874525834712">
                <text:p>108.874525834712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5">
                <text:p>25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58">
                <text:p>58</text:p>
              </table:table-cell>
              <table:table-cell office:value-type="float" office:value="309.5717712662">
                <text:p>309.5717712662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57">
                <text:p>57</text:p>
              </table:table-cell>
              <table:table-cell office:value-type="float" office:value="82.6823993373301">
                <text:p>82.6823993373301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30">
                <text:p>30</text:p>
              </table:table-cell>
              <table:table-cell office:value-type="float" office:value="59.6286455536557">
                <text:p>59.6286455536557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44">
                <text:p>44</text:p>
              </table:table-cell>
              <table:table-cell office:value-type="float" office:value="166.324941233877">
                <text:p>166.324941233877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9">
                <text:p>29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51">
                <text:p>51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37">
                <text:p>37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67">
                <text:p>67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34">
                <text:p>34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50">
                <text:p>50</text:p>
              </table:table-cell>
              <table:table-cell office:value-type="float" office:value="120.589436530402">
                <text:p>120.58943653040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38">
                <text:p>38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55">
                <text:p>55</text:p>
              </table:table-cell>
              <table:table-cell office:value-type="float" office:value="171.765132627508">
                <text:p>171.765132627508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27">
                <text:p>27</text:p>
              </table:table-cell>
              <table:table-cell office:value-type="float" office:value="120.589436530402">
                <text:p>120.589436530402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39">
                <text:p>39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54">
                <text:p>54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55">
                <text:p>55</text:p>
              </table:table-cell>
              <table:table-cell office:value-type="float" office:value="129.453644576625">
                <text:p>129.453644576625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49">
                <text:p>49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2">
                <text:p>42</text:p>
              </table:table-cell>
              <table:table-cell office:value-type="float" office:value="56.9055391446732">
                <text:p>56.905539144673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39">
                <text:p>39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32">
                <text:p>32</text:p>
              </table:table-cell>
              <table:table-cell office:value-type="float" office:value="68.111994065327">
                <text:p>68.111994065327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39">
                <text:p>39</text:p>
              </table:table-cell>
              <table:table-cell office:value-type="float" office:value="128.680488220624">
                <text:p>128.680488220624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50">
                <text:p>50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47">
                <text:p>47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0">
                <text:p>40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51">
                <text:p>51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28">
                <text:p>28</text:p>
              </table:table-cell>
              <table:table-cell office:value-type="float" office:value="68.7480877337669">
                <text:p>68.7480877337669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53">
                <text:p>53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54">
                <text:p>54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1">
                <text:p>51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33">
                <text:p>33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55">
                <text:p>55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4">
                <text:p>44</text:p>
              </table:table-cell>
              <table:table-cell office:value-type="float" office:value="100.764272842107">
                <text:p>100.764272842107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30">
                <text:p>30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40">
                <text:p>40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6">
                <text:p>26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49">
                <text:p>49</text:p>
              </table:table-cell>
              <table:table-cell office:value-type="float" office:value="112.6488963421">
                <text:p>112.6488963421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43">
                <text:p>43</text:p>
              </table:table-cell>
              <table:table-cell office:value-type="float" office:value="163.515863976238">
                <text:p>163.515863976238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43">
                <text:p>43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44">
                <text:p>44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32">
                <text:p>32</text:p>
              </table:table-cell>
              <table:table-cell office:value-type="float" office:value="49.5553381215226">
                <text:p>49.5553381215226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34">
                <text:p>34</text:p>
              </table:table-cell>
              <table:table-cell office:value-type="float" office:value="152.838800991182">
                <text:p>152.838800991182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36">
                <text:p>36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51">
                <text:p>51</text:p>
              </table:table-cell>
              <table:table-cell office:value-type="float" office:value="101.402052302992">
                <text:p>101.402052302992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42">
                <text:p>42</text:p>
              </table:table-cell>
              <table:table-cell office:value-type="float" office:value="95.6888119067371">
                <text:p>95.6888119067371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60">
                <text:p>60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36">
                <text:p>36</text:p>
              </table:table-cell>
              <table:table-cell office:value-type="float" office:value="76.8936025176112">
                <text:p>76.8936025176112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47">
                <text:p>47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60">
                <text:p>60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22">
                <text:p>22</text:p>
              </table:table-cell>
              <table:table-cell office:value-type="float" office:value="54.5981500331442">
                <text:p>54.5981500331442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41">
                <text:p>41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56">
                <text:p>56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44">
                <text:p>44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49">
                <text:p>49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45">
                <text:p>45</text:p>
              </table:table-cell>
              <table:table-cell office:value-type="float" office:value="116.265324062503">
                <text:p>116.265324062503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25">
                <text:p>25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52">
                <text:p>52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30">
                <text:p>30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9">
                <text:p>29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3">
                <text:p>23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48">
                <text:p>48</text:p>
              </table:table-cell>
              <table:table-cell office:value-type="float" office:value="108.874525834712">
                <text:p>108.874525834712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44">
                <text:p>44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62">
                <text:p>62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33">
                <text:p>33</text:p>
              </table:table-cell>
              <table:table-cell office:value-type="float" office:value="151.591484239814">
                <text:p>151.591484239814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51">
                <text:p>51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36">
                <text:p>36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3">
                <text:p>23</text:p>
              </table:table-cell>
              <table:table-cell office:value-type="float" office:value="59.0970640815891">
                <text:p>59.0970640815891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51">
                <text:p>51</text:p>
              </table:table-cell>
              <table:table-cell office:value-type="float" office:value="68.7480877337669">
                <text:p>68.7480877337669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47">
                <text:p>47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34">
                <text:p>34</text:p>
              </table:table-cell>
              <table:table-cell office:value-type="float" office:value="103.90247060316">
                <text:p>103.90247060316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34">
                <text:p>34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43">
                <text:p>43</text:p>
              </table:table-cell>
              <table:table-cell office:value-type="float" office:value="200.543262324662">
                <text:p>200.543262324662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43">
                <text:p>43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40">
                <text:p>40</text:p>
              </table:table-cell>
              <table:table-cell office:value-type="float" office:value="163.515863976238">
                <text:p>163.515863976238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59">
                <text:p>59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53">
                <text:p>53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32">
                <text:p>32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48">
                <text:p>48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37">
                <text:p>37</text:p>
              </table:table-cell>
              <table:table-cell office:value-type="float" office:value="182.020620963512">
                <text:p>182.020620963512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20">
                <text:p>20</text:p>
              </table:table-cell>
              <table:table-cell office:value-type="float" office:value="75.0431540173515">
                <text:p>75.0431540173515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32">
                <text:p>32</text:p>
              </table:table-cell>
              <table:table-cell office:value-type="float" office:value="61.1875264339915">
                <text:p>61.1875264339915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40">
                <text:p>40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48">
                <text:p>48</text:p>
              </table:table-cell>
              <table:table-cell office:value-type="float" office:value="123.823733834101">
                <text:p>123.823733834101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43">
                <text:p>43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56">
                <text:p>56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55">
                <text:p>55</text:p>
              </table:table-cell>
              <table:table-cell office:value-type="float" office:value="268.266292012557">
                <text:p>268.266292012557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38">
                <text:p>38</text:p>
              </table:table-cell>
              <table:table-cell office:value-type="float" office:value="89.4924795180001">
                <text:p>89.4924795180001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52">
                <text:p>52</text:p>
              </table:table-cell>
              <table:table-cell office:value-type="float" office:value="92.8958447894966">
                <text:p>92.8958447894966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40">
                <text:p>40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29">
                <text:p>29</text:p>
              </table:table-cell>
              <table:table-cell office:value-type="float" office:value="115.375038556391">
                <text:p>115.375038556391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45">
                <text:p>45</text:p>
              </table:table-cell>
              <table:table-cell office:value-type="float" office:value="130.983694295002">
                <text:p>130.98369429500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39">
                <text:p>39</text:p>
              </table:table-cell>
              <table:table-cell office:value-type="float" office:value="68.7480877337669">
                <text:p>68.7480877337669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50">
                <text:p>50</text:p>
              </table:table-cell>
              <table:table-cell office:value-type="float" office:value="182.020620963512">
                <text:p>182.02062096351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50">
                <text:p>50</text:p>
              </table:table-cell>
              <table:table-cell office:value-type="float" office:value="143.808556824369">
                <text:p>143.80855682436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57">
                <text:p>57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30">
                <text:p>30</text:p>
              </table:table-cell>
              <table:table-cell office:value-type="float" office:value="63.1888610037461">
                <text:p>63.1888610037461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56">
                <text:p>56</text:p>
              </table:table-cell>
              <table:table-cell office:value-type="float" office:value="75.3556793180091">
                <text:p>75.3556793180091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43">
                <text:p>43</text:p>
              </table:table-cell>
              <table:table-cell office:value-type="float" office:value="176.990675361059">
                <text:p>176.990675361059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43">
                <text:p>43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67">
                <text:p>67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50">
                <text:p>50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49">
                <text:p>49</text:p>
              </table:table-cell>
              <table:table-cell office:value-type="float" office:value="111.720849360989">
                <text:p>111.720849360989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50">
                <text:p>50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59">
                <text:p>59</text:p>
              </table:table-cell>
              <table:table-cell office:value-type="float" office:value="144.210761166057">
                <text:p>144.210761166057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51">
                <text:p>51</text:p>
              </table:table-cell>
              <table:table-cell office:value-type="float" office:value="117.146816914805">
                <text:p>117.146816914805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39">
                <text:p>39</text:p>
              </table:table-cell>
              <table:table-cell office:value-type="float" office:value="78.3924668009837">
                <text:p>78.3924668009837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54">
                <text:p>54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55">
                <text:p>55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45">
                <text:p>45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54">
                <text:p>54</text:p>
              </table:table-cell>
              <table:table-cell office:value-type="float" office:value="139.00340805947">
                <text:p>139.0034080594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23">
                <text:p>23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74">
                <text:p>74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52">
                <text:p>52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25">
                <text:p>25</text:p>
              </table:table-cell>
              <table:table-cell office:value-type="float" office:value="70.8150386167557">
                <text:p>70.8150386167557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45">
                <text:p>45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37">
                <text:p>37</text:p>
              </table:table-cell>
              <table:table-cell office:value-type="float" office:value="176.989650489877">
                <text:p>176.989650489877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55">
                <text:p>55</text:p>
              </table:table-cell>
              <table:table-cell office:value-type="float" office:value="113.567089569751">
                <text:p>113.567089569751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25">
                <text:p>25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66">
                <text:p>66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47">
                <text:p>47</text:p>
              </table:table-cell>
              <table:table-cell office:value-type="float" office:value="161.222495456794">
                <text:p>161.222495456794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36">
                <text:p>36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63">
                <text:p>63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44">
                <text:p>44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37">
                <text:p>37</text:p>
              </table:table-cell>
              <table:table-cell office:value-type="float" office:value="267.901086855275">
                <text:p>267.901086855275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32">
                <text:p>32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43">
                <text:p>43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37">
                <text:p>37</text:p>
              </table:table-cell>
              <table:table-cell office:value-type="float" office:value="123.089699847943">
                <text:p>123.089699847943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26">
                <text:p>26</text:p>
              </table:table-cell>
              <table:table-cell office:value-type="float" office:value="66.9616443217359">
                <text:p>66.9616443217359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39">
                <text:p>39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45">
                <text:p>45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40">
                <text:p>40</text:p>
              </table:table-cell>
              <table:table-cell office:value-type="float" office:value="136.876367635184">
                <text:p>136.876367635184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51">
                <text:p>51</text:p>
              </table:table-cell>
              <table:table-cell office:value-type="float" office:value="153.457515308961">
                <text:p>153.457515308961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52">
                <text:p>52</text:p>
              </table:table-cell>
              <table:table-cell office:value-type="float" office:value="61.1875264339915">
                <text:p>61.1875264339915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3">
                <text:p>43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52">
                <text:p>52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50">
                <text:p>50</text:p>
              </table:table-cell>
              <table:table-cell office:value-type="float" office:value="182.020620963512">
                <text:p>182.020620963512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54">
                <text:p>54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28">
                <text:p>28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28">
                <text:p>28</text:p>
              </table:table-cell>
              <table:table-cell office:value-type="float" office:value="136.876367635184">
                <text:p>136.876367635184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26">
                <text:p>26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45">
                <text:p>45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34">
                <text:p>34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73">
                <text:p>73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31">
                <text:p>31</text:p>
              </table:table-cell>
              <table:table-cell office:value-type="float" office:value="113.567089569751">
                <text:p>113.567089569751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29">
                <text:p>29</text:p>
              </table:table-cell>
              <table:table-cell office:value-type="float" office:value="90.4819133566401">
                <text:p>90.4819133566401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40">
                <text:p>40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38">
                <text:p>38</text:p>
              </table:table-cell>
              <table:table-cell office:value-type="float" office:value="179.528092196451">
                <text:p>179.528092196451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42">
                <text:p>42</text:p>
              </table:table-cell>
              <table:table-cell office:value-type="float" office:value="147.766776237856">
                <text:p>147.766776237856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50">
                <text:p>50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51">
                <text:p>51</text:p>
              </table:table-cell>
              <table:table-cell office:value-type="float" office:value="59.0328548279404">
                <text:p>59.0328548279404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40">
                <text:p>40</text:p>
              </table:table-cell>
              <table:table-cell office:value-type="float" office:value="107.316063157849">
                <text:p>107.316063157849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25">
                <text:p>25</text:p>
              </table:table-cell>
              <table:table-cell office:value-type="float" office:value="49.5553381215226">
                <text:p>49.5553381215226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47">
                <text:p>47</text:p>
              </table:table-cell>
              <table:table-cell office:value-type="float" office:value="144.47808766541">
                <text:p>144.47808766541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27">
                <text:p>27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53">
                <text:p>53</text:p>
              </table:table-cell>
              <table:table-cell office:value-type="float" office:value="81.6352686511494">
                <text:p>81.6352686511494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67">
                <text:p>67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40">
                <text:p>40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44">
                <text:p>44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33">
                <text:p>33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29">
                <text:p>29</text:p>
              </table:table-cell>
              <table:table-cell office:value-type="float" office:value="89.2428846644714">
                <text:p>89.2428846644714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32">
                <text:p>32</text:p>
              </table:table-cell>
              <table:table-cell office:value-type="float" office:value="114.113394510116">
                <text:p>114.113394510116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27">
                <text:p>27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40">
                <text:p>40</text:p>
              </table:table-cell>
              <table:table-cell office:value-type="float" office:value="112.6488963421">
                <text:p>112.6488963421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36">
                <text:p>36</text:p>
              </table:table-cell>
              <table:table-cell office:value-type="float" office:value="56.9055391446732">
                <text:p>56.9055391446732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48">
                <text:p>48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56">
                <text:p>56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4">
                <text:p>24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53">
                <text:p>53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34">
                <text:p>34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61">
                <text:p>61</text:p>
              </table:table-cell>
              <table:table-cell office:value-type="float" office:value="281.745970551857">
                <text:p>281.745970551857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38">
                <text:p>38</text:p>
              </table:table-cell>
              <table:table-cell office:value-type="float" office:value="48.185650217039">
                <text:p>48.185650217039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55">
                <text:p>55</text:p>
              </table:table-cell>
              <table:table-cell office:value-type="float" office:value="127.115743812184">
                <text:p>127.115743812184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70">
                <text:p>70</text:p>
              </table:table-cell>
              <table:table-cell office:value-type="float" office:value="50.3540016352083">
                <text:p>50.3540016352083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24">
                <text:p>24</text:p>
              </table:table-cell>
              <table:table-cell office:value-type="float" office:value="81.2832532842527">
                <text:p>81.2832532842527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22">
                <text:p>22</text:p>
              </table:table-cell>
              <table:table-cell office:value-type="float" office:value="75.0431540173515">
                <text:p>75.0431540173515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38">
                <text:p>38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29">
                <text:p>29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30">
                <text:p>30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38">
                <text:p>38</text:p>
              </table:table-cell>
              <table:table-cell office:value-type="float" office:value="171.765132627508">
                <text:p>171.765132627508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9">
                <text:p>49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71">
                <text:p>71</text:p>
              </table:table-cell>
              <table:table-cell office:value-type="float" office:value="98.5993438603892">
                <text:p>98.5993438603892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32">
                <text:p>32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40">
                <text:p>40</text:p>
              </table:table-cell>
              <table:table-cell office:value-type="float" office:value="299.262976763971">
                <text:p>299.262976763971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32">
                <text:p>32</text:p>
              </table:table-cell>
              <table:table-cell office:value-type="float" office:value="70.8150386167557">
                <text:p>70.8150386167557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33">
                <text:p>33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40">
                <text:p>40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25">
                <text:p>25</text:p>
              </table:table-cell>
              <table:table-cell office:value-type="float" office:value="77.4976813877358">
                <text:p>77.497681387735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36">
                <text:p>36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46">
                <text:p>46</text:p>
              </table:table-cell>
              <table:table-cell office:value-type="float" office:value="141.77517233318">
                <text:p>141.77517233318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59">
                <text:p>59</text:p>
              </table:table-cell>
              <table:table-cell office:value-type="float" office:value="93.7216739620469">
                <text:p>93.7216739620469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49">
                <text:p>49</text:p>
              </table:table-cell>
              <table:table-cell office:value-type="float" office:value="143.134940811134">
                <text:p>143.134940811134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41">
                <text:p>41</text:p>
              </table:table-cell>
              <table:table-cell office:value-type="float" office:value="91.6992261117042">
                <text:p>91.6992261117042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42">
                <text:p>42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59">
                <text:p>59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27">
                <text:p>27</text:p>
              </table:table-cell>
              <table:table-cell office:value-type="float" office:value="76.4884433977401">
                <text:p>76.4884433977401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30">
                <text:p>30</text:p>
              </table:table-cell>
              <table:table-cell office:value-type="float" office:value="71.6867436659172">
                <text:p>71.6867436659172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54">
                <text:p>54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31">
                <text:p>31</text:p>
              </table:table-cell>
              <table:table-cell office:value-type="float" office:value="80.5731997057359">
                <text:p>80.5731997057359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34">
                <text:p>34</text:p>
              </table:table-cell>
              <table:table-cell office:value-type="float" office:value="163.515863976238">
                <text:p>163.515863976238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47">
                <text:p>47</text:p>
              </table:table-cell>
              <table:table-cell office:value-type="float" office:value="107.903923866876">
                <text:p>107.903923866876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40">
                <text:p>40</text:p>
              </table:table-cell>
              <table:table-cell office:value-type="float" office:value="133.232350826567">
                <text:p>133.232350826567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29">
                <text:p>29</text:p>
              </table:table-cell>
              <table:table-cell office:value-type="float" office:value="73.7757432746946">
                <text:p>73.7757432746946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58">
                <text:p>58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41">
                <text:p>41</text:p>
              </table:table-cell>
              <table:table-cell office:value-type="float" office:value="119.013345237399">
                <text:p>119.013345237399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56">
                <text:p>56</text:p>
              </table:table-cell>
              <table:table-cell office:value-type="float" office:value="102.127000914639">
                <text:p>102.127000914639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52">
                <text:p>52</text:p>
              </table:table-cell>
              <table:table-cell office:value-type="float" office:value="136.876367635184">
                <text:p>136.876367635184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53">
                <text:p>53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37">
                <text:p>37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30">
                <text:p>30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35">
                <text:p>35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40">
                <text:p>40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54">
                <text:p>54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22">
                <text:p>22</text:p>
              </table:table-cell>
              <table:table-cell office:value-type="float" office:value="63.1888610037461">
                <text:p>63.1888610037461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37">
                <text:p>37</text:p>
              </table:table-cell>
              <table:table-cell office:value-type="float" office:value="134.705375118879">
                <text:p>134.705375118879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39">
                <text:p>39</text:p>
              </table:table-cell>
              <table:table-cell office:value-type="float" office:value="295.991249982471">
                <text:p>295.991249982471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62">
                <text:p>62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47">
                <text:p>47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51">
                <text:p>51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47">
                <text:p>47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28">
                <text:p>28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65">
                <text:p>65</text:p>
              </table:table-cell>
              <table:table-cell office:value-type="float" office:value="95.6888119067371">
                <text:p>95.6888119067371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42">
                <text:p>42</text:p>
              </table:table-cell>
              <table:table-cell office:value-type="float" office:value="114.475713290347">
                <text:p>114.475713290347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58">
                <text:p>58</text:p>
              </table:table-cell>
              <table:table-cell office:value-type="float" office:value="104.921506533664">
                <text:p>104.921506533664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32">
                <text:p>32</text:p>
              </table:table-cell>
              <table:table-cell office:value-type="float" office:value="101.82435207568">
                <text:p>101.82435207568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34">
                <text:p>34</text:p>
              </table:table-cell>
              <table:table-cell office:value-type="float" office:value="146.462838515063">
                <text:p>146.462838515063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49">
                <text:p>49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39">
                <text:p>39</text:p>
              </table:table-cell>
              <table:table-cell office:value-type="float" office:value="145.143601176911">
                <text:p>145.143601176911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44">
                <text:p>44</text:p>
              </table:table-cell>
              <table:table-cell office:value-type="float" office:value="76.4058510654515">
                <text:p>76.4058510654515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38">
                <text:p>38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48">
                <text:p>48</text:p>
              </table:table-cell>
              <table:table-cell office:value-type="float" office:value="115.375038556391">
                <text:p>115.375038556391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47">
                <text:p>47</text:p>
              </table:table-cell>
              <table:table-cell office:value-type="float" office:value="105.927810775063">
                <text:p>105.927810775063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40">
                <text:p>40</text:p>
              </table:table-cell>
              <table:table-cell office:value-type="float" office:value="72.1504556815713">
                <text:p>72.1504556815713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7">
                <text:p>27</text:p>
              </table:table-cell>
              <table:table-cell office:value-type="float" office:value="79.8549003093467">
                <text:p>79.8549003093467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42">
                <text:p>42</text:p>
              </table:table-cell>
              <table:table-cell office:value-type="float" office:value="103.90247060316">
                <text:p>103.90247060316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30">
                <text:p>30</text:p>
              </table:table-cell>
              <table:table-cell office:value-type="float" office:value="88.9923771888426">
                <text:p>88.9923771888426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31">
                <text:p>31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9">
                <text:p>29</text:p>
              </table:table-cell>
              <table:table-cell office:value-type="float" office:value="112.6488963421">
                <text:p>112.648896342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53">
                <text:p>53</text:p>
              </table:table-cell>
              <table:table-cell office:value-type="float" office:value="138.299126920883">
                <text:p>138.29912692088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37">
                <text:p>37</text:p>
              </table:table-cell>
              <table:table-cell office:value-type="float" office:value="68.7480877337669">
                <text:p>68.748087733766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48">
                <text:p>48</text:p>
              </table:table-cell>
              <table:table-cell office:value-type="float" office:value="109.315320019967">
                <text:p>109.315320019967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56">
                <text:p>56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4">
                <text:p>44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63">
                <text:p>63</text:p>
              </table:table-cell>
              <table:table-cell office:value-type="float" office:value="118.019753340006">
                <text:p>118.01975334000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25">
                <text:p>25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31">
                <text:p>31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51">
                <text:p>51</text:p>
              </table:table-cell>
              <table:table-cell office:value-type="float" office:value="98.5993438603892">
                <text:p>98.5993438603892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5">
                <text:p>25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50">
                <text:p>50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34">
                <text:p>34</text:p>
              </table:table-cell>
              <table:table-cell office:value-type="float" office:value="108.874525834712">
                <text:p>108.874525834712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0">
                <text:p>20</text:p>
              </table:table-cell>
              <table:table-cell office:value-type="float" office:value="82.6796372966372">
                <text:p>82.679637296637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30">
                <text:p>30</text:p>
              </table:table-cell>
              <table:table-cell office:value-type="float" office:value="89.4924795180001">
                <text:p>89.4924795180001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40">
                <text:p>40</text:p>
              </table:table-cell>
              <table:table-cell office:value-type="float" office:value="97.4932940453934">
                <text:p>97.4932940453934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34">
                <text:p>34</text:p>
              </table:table-cell>
              <table:table-cell office:value-type="float" office:value="56.9055391446732">
                <text:p>56.9055391446732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57">
                <text:p>57</text:p>
              </table:table-cell>
              <table:table-cell office:value-type="float" office:value="65.1108537153447">
                <text:p>65.1108537153447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42">
                <text:p>42</text:p>
              </table:table-cell>
              <table:table-cell office:value-type="float" office:value="89.4924795180001">
                <text:p>89.4924795180001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30">
                <text:p>30</text:p>
              </table:table-cell>
              <table:table-cell office:value-type="float" office:value="84.0459576539924">
                <text:p>84.0459576539924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37">
                <text:p>37</text:p>
              </table:table-cell>
              <table:table-cell office:value-type="float" office:value="94.0727147457005">
                <text:p>94.0727147457005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50">
                <text:p>50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26">
                <text:p>26</text:p>
              </table:table-cell>
              <table:table-cell office:value-type="float" office:value="78.3924668009837">
                <text:p>78.3924668009837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59">
                <text:p>59</text:p>
              </table:table-cell>
              <table:table-cell office:value-type="float" office:value="160.409701962289">
                <text:p>160.409701962289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29">
                <text:p>29</text:p>
              </table:table-cell>
              <table:table-cell office:value-type="float" office:value="132.860765311572">
                <text:p>132.860765311572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22">
                <text:p>22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54">
                <text:p>54</text:p>
              </table:table-cell>
              <table:table-cell office:value-type="float" office:value="158.173662250538">
                <text:p>158.173662250538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46">
                <text:p>46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51">
                <text:p>51</text:p>
              </table:table-cell>
              <table:table-cell office:value-type="float" office:value="101.402052302992">
                <text:p>101.40205230299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35">
                <text:p>35</text:p>
              </table:table-cell>
              <table:table-cell office:value-type="float" office:value="59.0970640815891">
                <text:p>59.0970640815891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49">
                <text:p>49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53">
                <text:p>53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61">
                <text:p>61</text:p>
              </table:table-cell>
              <table:table-cell office:value-type="float" office:value="160.642475408263">
                <text:p>160.642475408263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40">
                <text:p>40</text:p>
              </table:table-cell>
              <table:table-cell office:value-type="float" office:value="70.4760196469445">
                <text:p>70.4760196469445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52">
                <text:p>52</text:p>
              </table:table-cell>
              <table:table-cell office:value-type="float" office:value="47.7477845118713">
                <text:p>47.7477845118713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40">
                <text:p>40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56">
                <text:p>56</text:p>
              </table:table-cell>
              <table:table-cell office:value-type="float" office:value="85.3839403789827">
                <text:p>85.3839403789827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39">
                <text:p>39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30">
                <text:p>30</text:p>
              </table:table-cell>
              <table:table-cell office:value-type="float" office:value="93.8786834850373">
                <text:p>93.8786834850373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58">
                <text:p>58</text:p>
              </table:table-cell>
              <table:table-cell office:value-type="float" office:value="130.982177377461">
                <text:p>130.98217737746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33">
                <text:p>33</text:p>
              </table:table-cell>
              <table:table-cell office:value-type="float" office:value="167.981128202758">
                <text:p>167.981128202758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51">
                <text:p>51</text:p>
              </table:table-cell>
              <table:table-cell office:value-type="float" office:value="126.085057289999">
                <text:p>126.085057289999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32">
                <text:p>32</text:p>
              </table:table-cell>
              <table:table-cell office:value-type="float" office:value="148.413159102577">
                <text:p>148.413159102577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50">
                <text:p>50</text:p>
              </table:table-cell>
              <table:table-cell office:value-type="float" office:value="132.487821126123">
                <text:p>132.487821126123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26">
                <text:p>26</text:p>
              </table:table-cell>
              <table:table-cell office:value-type="float" office:value="118.884359339886">
                <text:p>118.884359339886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35">
                <text:p>35</text:p>
              </table:table-cell>
              <table:table-cell office:value-type="float" office:value="109.833985642199">
                <text:p>109.833985642199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31">
                <text:p>31</text:p>
              </table:table-cell>
              <table:table-cell office:value-type="float" office:value="102.870246933215">
                <text:p>102.870246933215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31">
                <text:p>31</text:p>
              </table:table-cell>
              <table:table-cell office:value-type="float" office:value="133.380607661416">
                <text:p>133.38060766141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44">
                <text:p>44</text:p>
              </table:table-cell>
              <table:table-cell office:value-type="float" office:value="154.68529299563">
                <text:p>154.68529299563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30">
                <text:p>30</text:p>
              </table:table-cell>
              <table:table-cell office:value-type="float" office:value="99.6894636984864">
                <text:p>99.6894636984864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7">
                <text:p>27</text:p>
              </table:table-cell>
              <table:table-cell office:value-type="float" office:value="66.2294082943902">
                <text:p>66.229408294390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27">
                <text:p>27</text:p>
              </table:table-cell>
              <table:table-cell office:value-type="float" office:value="87.9810327856054">
                <text:p>87.981032785605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55">
                <text:p>55</text:p>
              </table:table-cell>
              <table:table-cell office:value-type="float" office:value="90.4819133566401">
                <text:p>90.48191335664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